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6B00000A8B0000051060ED14700CF15090.wmf" manifest:media-type="image/x-wm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165cm" fo:margin-left="-0.123cm" fo:margin-top="0cm" fo:margin-bottom="0cm" table:align="left" style:writing-mode="lr-tb"/>
    </style:style>
    <style:style style:name="Tabela1.A" style:family="table-column">
      <style:table-column-properties style:column-width="0.713cm"/>
    </style:style>
    <style:style style:name="Tabela1.B" style:family="table-column">
      <style:table-column-properties style:column-width="0.044cm"/>
    </style:style>
    <style:style style:name="Tabela1.C" style:family="table-column">
      <style:table-column-properties style:column-width="0.198cm"/>
    </style:style>
    <style:style style:name="Tabela1.D" style:family="table-column">
      <style:table-column-properties style:column-width="0.275cm"/>
    </style:style>
    <style:style style:name="Tabela1.E" style:family="table-column">
      <style:table-column-properties style:column-width="0.083cm"/>
    </style:style>
    <style:style style:name="Tabela1.F" style:family="table-column">
      <style:table-column-properties style:column-width="0.626cm"/>
    </style:style>
    <style:style style:name="Tabela1.G" style:family="table-column">
      <style:table-column-properties style:column-width="0.28cm"/>
    </style:style>
    <style:style style:name="Tabela1.H" style:family="table-column">
      <style:table-column-properties style:column-width="0.328cm"/>
    </style:style>
    <style:style style:name="Tabela1.I" style:family="table-column">
      <style:table-column-properties style:column-width="0.279cm"/>
    </style:style>
    <style:style style:name="Tabela1.J" style:family="table-column">
      <style:table-column-properties style:column-width="0.049cm"/>
    </style:style>
    <style:style style:name="Tabela1.K" style:family="table-column">
      <style:table-column-properties style:column-width="0.069cm"/>
    </style:style>
    <style:style style:name="Tabela1.L" style:family="table-column">
      <style:table-column-properties style:column-width="0.54cm"/>
    </style:style>
    <style:style style:name="Tabela1.M" style:family="table-column">
      <style:table-column-properties style:column-width="0.767cm"/>
    </style:style>
    <style:style style:name="Tabela1.N" style:family="table-column">
      <style:table-column-properties style:column-width="0.534cm"/>
    </style:style>
    <style:style style:name="Tabela1.O" style:family="table-column">
      <style:table-column-properties style:column-width="0.508cm"/>
    </style:style>
    <style:style style:name="Tabela1.P" style:family="table-column">
      <style:table-column-properties style:column-width="0.125cm"/>
    </style:style>
    <style:style style:name="Tabela1.R" style:family="table-column">
      <style:table-column-properties style:column-width="0.249cm"/>
    </style:style>
    <style:style style:name="Tabela1.S" style:family="table-column">
      <style:table-column-properties style:column-width="0.102cm"/>
    </style:style>
    <style:style style:name="Tabela1.T" style:family="table-column">
      <style:table-column-properties style:column-width="0.157cm"/>
    </style:style>
    <style:style style:name="Tabela1.U" style:family="table-column">
      <style:table-column-properties style:column-width="0.201cm"/>
    </style:style>
    <style:style style:name="Tabela1.V" style:family="table-column">
      <style:table-column-properties style:column-width="0.058cm"/>
    </style:style>
    <style:style style:name="Tabela1.X" style:family="table-column">
      <style:table-column-properties style:column-width="0.06cm"/>
    </style:style>
    <style:style style:name="Tabela1.Y" style:family="table-column">
      <style:table-column-properties style:column-width="0.448cm"/>
    </style:style>
    <style:style style:name="Tabela1.b" style:family="table-column">
      <style:table-column-properties style:column-width="0.506cm"/>
    </style:style>
    <style:style style:name="Tabela1.d" style:family="table-column">
      <style:table-column-properties style:column-width="0.236cm"/>
    </style:style>
    <style:style style:name="Tabela1.e" style:family="table-column">
      <style:table-column-properties style:column-width="0.104cm"/>
    </style:style>
    <style:style style:name="Tabela1.f" style:family="table-column">
      <style:table-column-properties style:column-width="0.658cm"/>
    </style:style>
    <style:style style:name="Tabela1.h" style:family="table-column">
      <style:table-column-properties style:column-width="0.607cm"/>
    </style:style>
    <style:style style:name="Tabela1.i" style:family="table-column">
      <style:table-column-properties style:column-width="0.665cm"/>
    </style:style>
    <style:style style:name="Tabela1.j" style:family="table-column">
      <style:table-column-properties style:column-width="0.455cm"/>
    </style:style>
    <style:style style:name="Tabela1.k" style:family="table-column">
      <style:table-column-properties style:column-width="0.355cm"/>
    </style:style>
    <style:style style:name="Tabela1.l" style:family="table-column">
      <style:table-column-properties style:column-width="0.422cm"/>
    </style:style>
    <style:style style:name="Tabela1.m" style:family="table-column">
      <style:table-column-properties style:column-width="0.086cm"/>
    </style:style>
    <style:style style:name="Tabela1.n" style:family="table-column">
      <style:table-column-properties style:column-width="0.072cm"/>
    </style:style>
    <style:style style:name="Tabela1.o" style:family="table-column">
      <style:table-column-properties style:column-width="0.436cm"/>
    </style:style>
    <style:style style:name="Tabela1.p" style:family="table-column">
      <style:table-column-properties style:column-width="0.51cm"/>
    </style:style>
    <style:style style:name="Tabela1.q" style:family="table-column">
      <style:table-column-properties style:column-width="0.37cm"/>
    </style:style>
    <style:style style:name="Tabela1.r" style:family="table-column">
      <style:table-column-properties style:column-width="0.138cm"/>
    </style:style>
    <style:style style:name="Tabela1.s" style:family="table-column">
      <style:table-column-properties style:column-width="0.614cm"/>
    </style:style>
    <style:style style:name="Tabela1.t" style:family="table-column">
      <style:table-column-properties style:column-width="0.309cm"/>
    </style:style>
    <style:style style:name="Tabela1.u" style:family="table-column">
      <style:table-column-properties style:column-width="0.199cm"/>
    </style:style>
    <style:style style:name="Tabela1.y" style:family="table-column">
      <style:table-column-properties style:column-width="1.219cm"/>
    </style:style>
    <style:style style:name="Tabela1.1" style:family="table-row">
      <style:table-row-properties style:row-height="1.058cm" fo:keep-together="auto"/>
    </style:style>
    <style:style style:name="Tabela1.A1" style:family="table-cell">
      <style:table-cell-properties style:vertical-align="middle" fo:background-color="#d8d8d8" fo:padding-left="0.101cm" fo:padding-right="0.123cm" fo:padding-top="0cm" fo:padding-bottom="0cm" fo:border="0.5pt solid #000001" style:writing-mode="lr-tb">
        <style:background-image/>
      </style:table-cell-properties>
    </style:style>
    <style:style style:name="Tabela1.L1" style:family="table-cell">
      <style:table-cell-properties style:vertical-align="" fo:background-color="#d8d8d8" fo:padding-left="0.101cm" fo:padding-right="0.123cm" fo:padding-top="0cm" fo:padding-bottom="0cm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ela1.2" style:family="table-row">
      <style:table-row-properties style:row-height="1.199cm" fo:keep-together="auto"/>
    </style:style>
    <style:style style:name="Tabela1.A2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1.L2" style:family="table-cell">
      <style:table-cell-properties style:vertical-align="middle" fo:background-color="#d8d8d8" fo:padding-left="0.101cm" fo:padding-right="0.123cm" fo:padding-top="0cm" fo:padding-bottom="0cm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ela1.A3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L3" style:family="table-cell">
      <style:table-cell-properties style:vertical-align="middle" fo:background-color="#d8d8d8" fo:padding-left="0.101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1.4" style:family="table-row">
      <style:table-row-properties style:row-height="2.993cm" fo:keep-together="auto"/>
    </style:style>
    <style:style style:name="Tabela1.A4" style:family="table-cell">
      <style:table-cell-properties style:vertical-align="" fo:background-color="#f2f2f2" fo:padding-left="0.101cm" fo:padding-right="0.123cm" fo:padding-top="0cm" fo:padding-bottom="0cm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ela1.5" style:family="table-row">
      <style:table-row-properties style:row-height="0.706cm" fo:keep-together="auto"/>
    </style:style>
    <style:style style:name="Tabela1.A5" style:family="table-cell">
      <style:table-cell-properties style:vertical-align="" fo:background-color="#d8d8d8" fo:padding-left="0.101cm" fo:padding-right="0.123cm" fo:padding-top="0cm" fo:padding-bottom="0cm" fo:border-left="0.5pt solid #000001" fo:border-right="none" fo:border-top="0.5pt solid #000001" fo:border-bottom="none" style:writing-mode="lr-tb">
        <style:background-image/>
      </style:table-cell-properties>
    </style:style>
    <style:style style:name="Tabela1.D5" style:family="table-cell">
      <style:table-cell-properties style:vertical-align="" fo:background-color="#d8d8d8" fo:padding-left="0.101cm" fo:padding-right="0.123cm" fo:padding-top="0cm" fo:padding-bottom="0cm" fo:border-left="none" fo:border-right="none" fo:border-top="0.5pt solid #000001" fo:border-bottom="none" style:writing-mode="lr-tb">
        <style:background-image/>
      </style:table-cell-properties>
    </style:style>
    <style:style style:name="Tabela1.U5" style:family="table-cell">
      <style:table-cell-properties style:vertical-align="" fo:background-color="#d8d8d8" fo:padding-left="0.101cm" fo:padding-right="0.123cm" fo:padding-top="0cm" fo:padding-bottom="0cm" fo:border-left="none" fo:border-right="0.5pt solid #000001" fo:border-top="0.5pt solid #000001" fo:border-bottom="none" style:writing-mode="lr-tb">
        <style:background-image/>
      </style:table-cell-properties>
    </style:style>
    <style:style style:name="Tabela1.6" style:family="table-row">
      <style:table-row-properties style:row-height="0.564cm" fo:keep-together="auto"/>
    </style:style>
    <style:style style:name="Tabela1.A6" style:family="table-cell">
      <style:table-cell-properties style:vertical-align="" fo:background-color="#d8d8d8" fo:padding-left="0.101cm" fo:padding-right="0.123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D6" style:family="table-cell">
      <style:table-cell-properties style:vertical-align="" fo:background-color="#d8d8d8" fo:padding-left="0.101cm" fo:padding-right="0.123cm" fo:padding-top="0cm" fo:padding-bottom="0cm" fo:border="none" style:writing-mode="lr-tb">
        <style:background-image/>
      </style:table-cell-properties>
    </style:style>
    <style:style style:name="Tabela1.o6" style:family="table-cell">
      <style:table-cell-properties style:vertical-align="" fo:background-color="#d8d8d8" fo:padding-left="0.101cm" fo:padding-right="0.123cm" fo:padding-top="0cm" fo:padding-bottom="0cm" fo:border-left="0.5pt solid #000001" fo:border-right="0.5pt solid #000001" fo:border-top="none" fo:border-bottom="none" style:writing-mode="lr-tb">
        <style:background-image/>
      </style:table-cell-properties>
    </style:style>
    <style:style style:name="Tabela1.7" style:family="table-row">
      <style:table-row-properties style:row-height="2.962cm" fo:keep-together="auto"/>
    </style:style>
    <style:style style:name="Tabela1.A7" style:family="table-cell">
      <style:table-cell-properties style:vertical-align="" fo:background-color="#d8d8d8" style:border-line-width-bottom="0.053cm 0.053cm 0.053cm" fo:padding-left="0.101cm" fo:padding-right="0.123cm" fo:padding-top="0cm" fo:padding-bottom="0cm" fo:border-left="0.5pt solid #000001" fo:border-right="none" fo:border-top="none" fo:border-bottom="4.5pt double #000001" style:writing-mode="lr-tb">
        <style:background-image/>
      </style:table-cell-properties>
    </style:style>
    <style:style style:name="Tabela1.D7" style:family="table-cell">
      <style:table-cell-properties style:vertical-align="" fo:background-color="#d8d8d8" style:border-line-width-bottom="0.053cm 0.053cm 0.053cm" fo:padding-left="0.101cm" fo:padding-right="0.123cm" fo:padding-top="0cm" fo:padding-bottom="0cm" fo:border-left="none" fo:border-right="0.5pt solid #000001" fo:border-top="none" fo:border-bottom="4.5pt double #000001" style:writing-mode="lr-tb">
        <style:background-image/>
      </style:table-cell-properties>
    </style:style>
    <style:style style:name="Tabela1.8" style:family="table-row">
      <style:table-row-properties style:row-height="0.7cm" fo:keep-together="auto"/>
    </style:style>
    <style:style style:name="Tabela1.A8" style:family="table-cell">
      <style:table-cell-properties style:vertical-align="middle" fo:background-color="#f2f2f2" fo:padding-left="0.101cm" fo:padding-right="0.123cm" fo:padding-top="0cm" fo:padding-bottom="0cm" fo:border-left="0.25pt solid #000001" fo:border-right="0.25pt solid #000001" fo:border-top="none" fo:border-bottom="none" style:writing-mode="lr-tb">
        <style:background-image/>
      </style:table-cell-properties>
    </style:style>
    <style:style style:name="Tabela1.9" style:family="table-row">
      <style:table-row-properties style:row-height="1cm" fo:keep-together="auto"/>
    </style:style>
    <style:style style:name="Tabela1.A9" style:family="table-cell">
      <style:table-cell-properties style:vertical-align="" fo:background-color="#f2f2f2" fo:padding-left="0.101cm" fo:padding-right="0.123cm" fo:padding-top="0cm" fo:padding-bottom="0cm" fo:border-left="0.25pt solid #000001" fo:border-right="0.5pt solid #000001" fo:border-top="none" fo:border-bottom="none" style:writing-mode="lr-tb">
        <style:background-image/>
      </style:table-cell-properties>
    </style:style>
    <style:style style:name="Tabela1.B9" style:family="table-cell">
      <style:table-cell-properties style:vertical-align="" fo:padding-left="0.101cm" fo:padding-right="0.123cm" fo:padding-top="0cm" fo:padding-bottom="0cm" fo:border-left="0.5pt solid #000001" fo:border-right="0.25pt solid #000001" fo:border-top="0.25pt solid #000001" fo:border-bottom="0.25pt solid #000001" style:writing-mode="lr-tb"/>
    </style:style>
    <style:style style:name="Tabela1.10" style:family="table-row">
      <style:table-row-properties style:row-height="0.674cm" fo:keep-together="auto"/>
    </style:style>
    <style:style style:name="Tabela1.11" style:family="table-row">
      <style:table-row-properties style:row-height="0.423cm" fo:keep-together="auto"/>
    </style:style>
    <style:style style:name="Tabela1.B11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c11" style:family="table-cell">
      <style:table-cell-properties style:vertical-align="" fo:padding-left="0.101cm" fo:padding-right="0.123cm" fo:padding-top="0cm" fo:padding-bottom="0cm" fo:border-left="none" fo:border-right="0.25pt solid #000001" fo:border-top="0.5pt solid #000001" fo:border-bottom="none" style:writing-mode="lr-tb"/>
    </style:style>
    <style:style style:name="Tabela1.B12" style:family="table-cell">
      <style:table-cell-properties style:vertical-align="" fo:padding-left="0.101cm" fo:padding-right="0.123cm" fo:padding-top="0cm" fo:padding-bottom="0cm" fo:border-left="0.5pt solid #000001" fo:border-right="0.5pt solid #000001" fo:border-top="none" fo:border-bottom="0.5pt solid #000001" style:writing-mode="lr-tb"/>
    </style:style>
    <style:style style:name="Tabela1.c12" style:family="table-cell">
      <style:table-cell-properties style:vertical-align="" fo:padding-left="0.101cm" fo:padding-right="0.123cm" fo:padding-top="0cm" fo:padding-bottom="0cm" fo:border-left="none" fo:border-right="0.25pt solid #000001" fo:border-top="none" fo:border-bottom="0.5pt solid #000001" style:writing-mode="lr-tb"/>
    </style:style>
    <style:style style:name="Tabela1.B13" style:family="table-cell">
      <style:table-cell-properties style:vertical-align="" fo:padding-left="0.101cm" fo:padding-right="0.123cm" fo:padding-top="0cm" fo:padding-bottom="0cm" fo:border-left="0.5pt solid #000001" fo:border-right="0.5pt solid #000001" fo:border-top="none" fo:border-bottom="none" style:writing-mode="lr-tb"/>
    </style:style>
    <style:style style:name="Tabela1.c13" style:family="table-cell">
      <style:table-cell-properties style:vertical-align="" fo:padding-left="0.101cm" fo:padding-right="0.123cm" fo:padding-top="0cm" fo:padding-bottom="0cm" fo:border-left="none" fo:border-right="0.25pt solid #000001" fo:border-top="none" fo:border-bottom="none" style:writing-mode="lr-tb"/>
    </style:style>
    <style:style style:name="Tabela1.B14" style:family="table-cell">
      <style:table-cell-properties style:vertical-align="" fo:padding-left="0.101cm" fo:padding-right="0.123cm" fo:padding-top="0cm" fo:padding-bottom="0cm" fo:border-left="0.5pt solid #000001" fo:border-right="0.5pt solid #000001" fo:border-top="none" fo:border-bottom="0.5pt solid #000001" style:writing-mode="lr-tb"/>
    </style:style>
    <style:style style:name="Tabela1.c14" style:family="table-cell">
      <style:table-cell-properties style:vertical-align="" fo:padding-left="0.101cm" fo:padding-right="0.123cm" fo:padding-top="0cm" fo:padding-bottom="0cm" fo:border-left="none" fo:border-right="0.25pt solid #000001" fo:border-top="none" fo:border-bottom="0.5pt solid #000001" style:writing-mode="lr-tb"/>
    </style:style>
    <style:style style:name="Tabela1.A15" style:family="table-cell">
      <style:table-cell-properties style:vertical-align="middle" fo:background-color="#f2f2f2" fo:padding-left="0.101cm" fo:padding-right="0.123cm" fo:padding-top="0cm" fo:padding-bottom="0cm" fo:border-left="0.5pt solid #000001" fo:border-right="0.5pt solid #000001" fo:border-top="none" fo:border-bottom="none" style:writing-mode="lr-tb">
        <style:background-image/>
      </style:table-cell-properties>
    </style:style>
    <style:style style:name="Tabela1.A16" style:family="table-cell">
      <style:table-cell-properties style:vertical-align="" fo:background-color="#f2f2f2" fo:padding-left="0.101cm" fo:padding-right="0.123cm" fo:padding-top="0cm" fo:padding-bottom="0cm" fo:border-left="0.5pt solid #000001" fo:border-right="0.5pt solid #000001" fo:border-top="none" fo:border-bottom="none" style:writing-mode="lr-tb">
        <style:background-image/>
      </style:table-cell-properties>
    </style:style>
    <style:style style:name="Tabela1.B16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17" style:family="table-row">
      <style:table-row-properties style:row-height="0.753cm" fo:keep-together="auto"/>
    </style:style>
    <style:style style:name="Tabela1.A17" style:family="table-cell">
      <style:table-cell-properties style:vertical-align="" fo:background-color="#f2f2f2" fo:padding-left="0.101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1.B17" style:family="table-cell">
      <style:table-cell-properties style:vertical-align="" fo:padding-left="0.101cm" fo:padding-right="0.123cm" fo:padding-top="0cm" fo:padding-bottom="0cm" fo:border-left="0.5pt solid #000001" fo:border-right="none" fo:border-top="none" fo:border-bottom="0.5pt solid #000001" style:writing-mode="lr-tb"/>
    </style:style>
    <style:style style:name="Tabela1.F17" style:family="table-cell">
      <style:table-cell-properties style:vertical-align="middle" fo:padding-left="0.101cm" fo:padding-right="0.123cm" fo:padding-top="0cm" fo:padding-bottom="0cm" fo:border-left="none" fo:border-right="none" fo:border-top="none" fo:border-bottom="0.5pt solid #000001" style:writing-mode="lr-tb"/>
    </style:style>
    <style:style style:name="Tabela1.H17" style:family="table-cell">
      <style:table-cell-properties style:vertical-align="middle" fo:padding-left="0.101cm" fo:padding-right="0.123cm" fo:padding-top="0cm" fo:padding-bottom="0cm" fo:border-left="none" fo:border-right="none" fo:border-top="none" fo:border-bottom="0.5pt solid #000001" style:writing-mode="lr-tb"/>
    </style:style>
    <style:style style:name="Tabela1.J17" style:family="table-cell">
      <style:table-cell-properties style:vertical-align="middle" fo:padding-left="0.101cm" fo:padding-right="0.123cm" fo:padding-top="0cm" fo:padding-bottom="0cm" fo:border-left="none" fo:border-right="none" fo:border-top="none" fo:border-bottom="0.5pt solid #000001" style:writing-mode="lr-tb"/>
    </style:style>
    <style:style style:name="Tabela1.f17" style:family="table-cell">
      <style:table-cell-properties style:vertical-align="middle" fo:padding-left="0.101cm" fo:padding-right="0.123cm" fo:padding-top="0cm" fo:padding-bottom="0cm" fo:border-left="none" fo:border-right="none" fo:border-top="none" fo:border-bottom="0.5pt solid #000001" style:writing-mode="lr-tb"/>
    </style:style>
    <style:style style:name="Tabela1.h17" style:family="table-cell">
      <style:table-cell-properties style:vertical-align="middle" fo:padding-left="0.101cm" fo:padding-right="0.123cm" fo:padding-top="0cm" fo:padding-bottom="0cm" fo:border-left="none" fo:border-right="none" fo:border-top="none" fo:border-bottom="0.5pt solid #000001" style:writing-mode="lr-tb"/>
    </style:style>
    <style:style style:name="Tabela1.i17" style:family="table-cell">
      <style:table-cell-properties style:vertical-align="middle" fo:padding-left="0.101cm" fo:padding-right="0.123cm" fo:padding-top="0cm" fo:padding-bottom="0cm" fo:border-left="none" fo:border-right="0.5pt solid #000001" fo:border-top="none" fo:border-bottom="0.5pt solid #000001" style:writing-mode="lr-tb"/>
    </style:style>
    <style:style style:name="Tabela1.18" style:family="table-row">
      <style:table-row-properties style:row-height="0.704cm" fo:keep-together="auto"/>
    </style:style>
    <style:style style:name="Tabela1.A18" style:family="table-cell">
      <style:table-cell-properties style:vertical-align="bottom" fo:background-color="#ffffff" fo:padding-left="0.101cm" fo:padding-right="0.123cm" fo:padding-top="0cm" fo:padding-bottom="0cm" fo:border="none" style:writing-mode="lr-tb">
        <style:background-image/>
      </style:table-cell-properties>
    </style:style>
    <style:style style:name="Tabela1.19" style:family="table-row">
      <style:table-row-properties style:row-height="0.861cm" fo:keep-together="auto"/>
    </style:style>
    <style:style style:name="Tabela1.A19" style:family="table-cell">
      <style:table-cell-properties style:vertical-align="middle" fo:background-color="#f2f2f2" style:border-line-width-top="0.053cm 0.053cm 0.053cm" fo:padding-left="0.101cm" fo:padding-right="0.123cm" fo:padding-top="0cm" fo:padding-bottom="0cm" fo:border-left="0.5pt solid #000001" fo:border-right="0.5pt solid #000001" fo:border-top="4.5pt double #000001" fo:border-bottom="none" style:writing-mode="lr-tb">
        <style:background-image/>
      </style:table-cell-properties>
    </style:style>
    <style:style style:name="Tabela1.20" style:family="table-row">
      <style:table-row-properties style:row-height="0.483cm" fo:keep-together="auto"/>
    </style:style>
    <style:style style:name="Tabela1.B20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21" style:family="table-row">
      <style:table-row-properties style:row-height="0.624cm" fo:keep-together="auto"/>
    </style:style>
    <style:style style:name="Tabela1.B21" style:family="table-cell">
      <style:table-cell-properties style:vertical-align="" fo:padding-left="0.101cm" fo:padding-right="0.123cm" fo:padding-top="0cm" fo:padding-bottom="0cm" fo:border-left="0.5pt solid #000001" fo:border-right="none" fo:border-top="none" fo:border-bottom="none" style:writing-mode="lr-tb"/>
    </style:style>
    <style:style style:name="Tabela1.F21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H21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J21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f21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h21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i21" style:family="table-cell">
      <style:table-cell-properties style:vertical-align="middle" fo:padding-left="0.101cm" fo:padding-right="0.123cm" fo:padding-top="0cm" fo:padding-bottom="0cm" fo:border-left="none" fo:border-right="0.5pt solid #000001" fo:border-top="none" fo:border-bottom="none" style:writing-mode="lr-tb"/>
    </style:style>
    <style:style style:name="Tabela1.22" style:family="table-row">
      <style:table-row-properties style:row-height="1.007cm" fo:keep-together="auto"/>
    </style:style>
    <style:style style:name="Tabela1.A22" style:family="table-cell">
      <style:table-cell-properties style:vertical-align="" fo:background-color="#f2f2f2" fo:padding-left="0.101cm" fo:padding-right="0.123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B22" style:family="table-cell">
      <style:table-cell-properties style:vertical-align="middle" fo:background-color="#f2f2f2" fo:padding-left="0.101cm" fo:padding-right="0.123cm" fo:padding-top="0cm" fo:padding-bottom="0cm" fo:border-left="none" fo:border-right="0.5pt solid #000001" fo:border-top="0.5pt solid #000001" fo:border-bottom="0.5pt solid #000001" style:writing-mode="lr-tb">
        <style:background-image/>
      </style:table-cell-properties>
    </style:style>
    <style:style style:name="Tabela1.23" style:family="table-row">
      <style:table-row-properties style:row-height="0.99cm" fo:keep-together="auto"/>
    </style:style>
    <style:style style:name="Tabela1.B23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24" style:family="table-row">
      <style:table-row-properties style:row-height="0.679cm" fo:keep-together="auto"/>
    </style:style>
    <style:style style:name="Tabela1.B24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26" style:family="table-row">
      <style:table-row-properties style:row-height="0.501cm" fo:keep-together="auto"/>
    </style:style>
    <style:style style:name="Tabela1.D26" style:family="table-cell">
      <style:table-cell-properties style:vertical-align="" fo:background-color="#f2f2f2" fo:padding-left="0.101cm" fo:padding-right="0.123cm" fo:padding-top="0cm" fo:padding-bottom="0cm" fo:border-left="none" fo:border-right="0.5pt solid #000001" fo:border-top="none" fo:border-bottom="none" style:writing-mode="lr-tb">
        <style:background-image/>
      </style:table-cell-properties>
    </style:style>
    <style:style style:name="Tabela1.B2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28" style:family="table-row">
      <style:table-row-properties style:row-height="0.801cm" fo:keep-together="auto"/>
    </style:style>
    <style:style style:name="Tabela1.B2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A29" style:family="table-cell">
      <style:table-cell-properties style:vertical-align="" fo:background-color="#f2f2f2" fo:padding-left="0.101cm" fo:padding-right="0.123cm" fo:padding-top="0cm" fo:padding-bottom="0cm" fo:border-left="0.5pt solid #000001" fo:border-right="none" fo:border-top="0.5pt solid #000001" fo:border-bottom="none" style:writing-mode="lr-tb">
        <style:background-image/>
      </style:table-cell-properties>
    </style:style>
    <style:style style:name="Tabela1.D29" style:family="table-cell">
      <style:table-cell-properties style:vertical-align="" fo:background-color="#f2f2f2" fo:padding-left="0.101cm" fo:padding-right="0.123cm" fo:padding-top="0cm" fo:padding-bottom="0cm" fo:border-left="none" fo:border-right="0.5pt solid #000001" fo:border-top="0.5pt solid #000001" fo:border-bottom="none" style:writing-mode="lr-tb">
        <style:background-image/>
      </style:table-cell-properties>
    </style:style>
    <style:style style:name="Tabela1.C30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Y30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0.5pt solid #000001" style:writing-mode="lr-tb"/>
    </style:style>
    <style:style style:name="Tabela1.d30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0.5pt solid #000001" style:writing-mode="lr-tb"/>
    </style:style>
    <style:style style:name="Tabela1.k30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0.5pt solid #000001" style:writing-mode="lr-tb"/>
    </style:style>
    <style:style style:name="Tabela1.C31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O31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none" style:writing-mode="lr-tb"/>
    </style:style>
    <style:style style:name="Tabela1.k31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none" style:writing-mode="lr-tb"/>
    </style:style>
    <style:style style:name="Tabela1.32" style:family="table-row">
      <style:table-row-properties style:row-height="0.884cm" fo:keep-together="auto"/>
    </style:style>
    <style:style style:name="Tabela1.34" style:family="table-row">
      <style:table-row-properties style:row-height="1.27cm" fo:keep-together="auto"/>
    </style:style>
    <style:style style:name="Tabela1.C34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35" style:family="table-row">
      <style:table-row-properties style:row-height="0.847cm" fo:keep-together="auto"/>
    </style:style>
    <style:style style:name="Tabela1.C35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C3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Z37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0.5pt solid #000001" style:writing-mode="lr-tb"/>
    </style:style>
    <style:style style:name="Tabela1.f37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0.5pt solid #000001" style:writing-mode="lr-tb"/>
    </style:style>
    <style:style style:name="Tabela1.k37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0.5pt solid #000001" style:writing-mode="lr-tb"/>
    </style:style>
    <style:style style:name="Tabela1.C3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O38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0.5pt solid #000001" style:writing-mode="lr-tb"/>
    </style:style>
    <style:style style:name="Tabela1.k38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0.5pt solid #000001" style:writing-mode="lr-tb"/>
    </style:style>
    <style:style style:name="Tabela1.39" style:family="table-row">
      <style:table-row-properties style:row-height="0.75cm" fo:keep-together="auto"/>
    </style:style>
    <style:style style:name="Tabela1.A39" style:family="table-cell">
      <style:table-cell-properties style:vertical-align="bottom" fo:background-color="#ffffff" fo:padding-left="0.101cm" fo:padding-right="0.123cm" fo:padding-top="0cm" fo:padding-bottom="0cm" fo:border-left="none" fo:border-right="none" fo:border-top="0.5pt solid #000001" fo:border-bottom="none" style:writing-mode="lr-tb">
        <style:background-image/>
      </style:table-cell-properties>
    </style:style>
    <style:style style:name="Tabela1.40" style:family="table-row">
      <style:table-row-properties style:row-height="1.3cm" fo:keep-together="auto"/>
    </style:style>
    <style:style style:name="Tabela1.42" style:family="table-row">
      <style:table-row-properties style:row-height="2cm" fo:keep-together="auto"/>
    </style:style>
    <style:style style:name="Tabela1.C42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45" style:family="table-row">
      <style:table-row-properties style:row-height="0.656cm" fo:keep-together="auto"/>
    </style:style>
    <style:style style:name="Tabela1.A45" style:family="table-cell">
      <style:table-cell-properties style:vertical-align="bottom" fo:background-color="#ffffff" style:border-line-width-bottom="0.053cm 0.053cm 0.053cm" fo:padding-left="0.101cm" fo:padding-right="0.123cm" fo:padding-top="0cm" fo:padding-bottom="0cm" fo:border-left="none" fo:border-right="none" fo:border-top="none" fo:border-bottom="4.5pt double #000001" style:writing-mode="lr-tb">
        <style:background-image/>
      </style:table-cell-properties>
    </style:style>
    <style:style style:name="Tabela1.46" style:family="table-row">
      <style:table-row-properties style:row-height="1.741cm" fo:keep-together="auto"/>
    </style:style>
    <style:style style:name="Tabela1.A46" style:family="table-cell">
      <style:table-cell-properties style:vertical-align="middle" fo:background-color="#f2f2f2" style:border-line-width-top="0.053cm 0.053cm 0.053cm" fo:padding-left="0.101cm" fo:padding-right="0.049cm" fo:padding-top="0cm" fo:padding-bottom="0cm" fo:border-left="0.5pt solid #000001" fo:border-right="0.5pt solid #000001" fo:border-top="4.5pt double #000001" fo:border-bottom="none" style:writing-mode="lr-tb">
        <style:background-image/>
      </style:table-cell-properties>
    </style:style>
    <style:style style:name="Tabela1.47" style:family="table-row">
      <style:table-row-properties style:row-height="0.848cm" fo:keep-together="auto"/>
    </style:style>
    <style:style style:name="Tabela1.A47" style:family="table-cell">
      <style:table-cell-properties style:vertical-align="" fo:background-color="#f2f2f2" fo:padding-left="0.101cm" fo:padding-right="0.049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1.C47" style:family="table-cell">
      <style:table-cell-properties style:vertical-align="middle" fo:padding-left="0.101cm" fo:padding-right="0.049cm" fo:padding-top="0cm" fo:padding-bottom="0cm" fo:border-left="none" fo:border-right="none" fo:border-top="0.5pt solid #000001" fo:border-bottom="0.5pt solid #000001" style:writing-mode="lr-tb"/>
    </style:style>
    <style:style style:name="Tabela1.e47" style:family="table-cell">
      <style:table-cell-properties style:vertical-align="middle" fo:padding-left="0.101cm" fo:padding-right="0.049cm" fo:padding-top="0cm" fo:padding-bottom="0cm" fo:border-left="none" fo:border-right="0.5pt solid #000001" fo:border-top="0.5pt solid #000001" fo:border-bottom="0.5pt solid #000001" style:writing-mode="lr-tb"/>
    </style:style>
    <style:style style:name="Tabela1.g47" style:family="table-cell">
      <style:table-cell-properties style:vertical-align="middle" fo:background-color="#ffffff" fo:padding-left="0.101cm" fo:padding-right="0.049cm" fo:padding-top="0cm" fo:padding-bottom="0cm" fo:border="0.5pt solid #000001" style:writing-mode="lr-tb">
        <style:background-image/>
      </style:table-cell-properties>
    </style:style>
    <style:style style:name="Tabela1.48" style:family="table-row">
      <style:table-row-properties style:row-height="0.6cm" fo:keep-together="auto"/>
    </style:style>
    <style:style style:name="Tabela1.A48" style:family="table-cell">
      <style:table-cell-properties style:vertical-align="" fo:background-color="#f2f2f2" fo:padding-left="0.101cm" fo:padding-right="0.049cm" fo:padding-top="0cm" fo:padding-bottom="0cm" fo:border="0.5pt solid #000001" style:writing-mode="lr-tb">
        <style:background-image/>
      </style:table-cell-properties>
    </style:style>
    <style:style style:name="Tabela1.C48" style:family="table-cell">
      <style:table-cell-properties style:vertical-align="" fo:padding-left="0.101cm" fo:padding-right="0.049cm" fo:padding-top="0cm" fo:padding-bottom="0cm" fo:border-left="0.5pt solid #000001" fo:border-right="none" fo:border-top="0.5pt solid #000001" fo:border-bottom="none" style:writing-mode="lr-tb"/>
    </style:style>
    <style:style style:name="Tabela1.N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O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P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S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W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X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Z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a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b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c48" style:family="table-cell">
      <style:table-cell-properties style:vertical-align="" fo:padding-left="0.101cm" fo:padding-right="0.049cm" fo:padding-top="0cm" fo:padding-bottom="0cm" fo:border-left="none" fo:border-right="none" fo:border-top="0.5pt solid #000001" fo:border-bottom="none" style:writing-mode="lr-tb"/>
    </style:style>
    <style:style style:name="Tabela1.e48" style:family="table-cell">
      <style:table-cell-properties style:vertical-align="" fo:padding-left="0.101cm" fo:padding-right="0.049cm" fo:padding-top="0cm" fo:padding-bottom="0cm" fo:border-left="none" fo:border-right="0.5pt solid #000001" fo:border-top="0.5pt solid #000001" fo:border-bottom="none" style:writing-mode="lr-tb"/>
    </style:style>
    <style:style style:name="Tabela1.g48" style:family="table-cell">
      <style:table-cell-properties style:vertical-align="" fo:background-color="#ffffff" fo:padding-left="0.101cm" fo:padding-right="0.049cm" fo:padding-top="0cm" fo:padding-bottom="0cm" fo:border-left="0.5pt solid #000001" fo:border-right="none" fo:border-top="0.5pt solid #000001" fo:border-bottom="none" style:writing-mode="lr-tb">
        <style:background-image/>
      </style:table-cell-properties>
    </style:style>
    <style:style style:name="Tabela1.l48" style:family="table-cell">
      <style:table-cell-properties style:vertical-align="" fo:background-color="#ffffff" fo:padding-left="0.101cm" fo:padding-right="0.049cm" fo:padding-top="0cm" fo:padding-bottom="0cm" fo:border-left="none" fo:border-right="none" fo:border-top="0.5pt solid #000001" fo:border-bottom="none" style:writing-mode="lr-tb">
        <style:background-image/>
      </style:table-cell-properties>
    </style:style>
    <style:style style:name="Tabela1.y48" style:family="table-cell">
      <style:table-cell-properties style:vertical-align="" fo:background-color="#ffffff" fo:padding-left="0.101cm" fo:padding-right="0.049cm" fo:padding-top="0cm" fo:padding-bottom="0cm" fo:border-left="none" fo:border-right="0.5pt solid #000001" fo:border-top="0.5pt solid #000001" fo:border-bottom="none" style:writing-mode="lr-tb">
        <style:background-image/>
      </style:table-cell-properties>
    </style:style>
    <style:style style:name="Tabela1.49" style:family="table-row">
      <style:table-row-properties style:row-height="0.141cm" fo:keep-together="auto"/>
    </style:style>
    <style:style style:name="Tabela1.C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none" style:writing-mode="lr-tb"/>
    </style:style>
    <style:style style:name="Tabela1.N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O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P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S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W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X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Z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a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b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c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0.5pt solid #000001" style:writing-mode="lr-tb"/>
    </style:style>
    <style:style style:name="Tabela1.e49" style:family="table-cell">
      <style:table-cell-properties style:vertical-align="" fo:padding-left="0.101cm" fo:padding-right="0.049cm" fo:padding-top="0cm" fo:padding-bottom="0cm" fo:border-left="0.5pt solid #000001" fo:border-right="0.5pt solid #000001" fo:border-top="none" fo:border-bottom="none" style:writing-mode="lr-tb"/>
    </style:style>
    <style:style style:name="Tabela1.g49" style:family="table-cell">
      <style:table-cell-properties style:vertical-align="" fo:background-color="#ffffff" fo:padding-left="0.101cm" fo:padding-right="0.049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l49" style:family="table-cell">
      <style:table-cell-properties style:vertical-align="" fo:background-color="#ffffff" fo:padding-left="0.101cm" fo:padding-right="0.049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1.y49" style:family="table-cell">
      <style:table-cell-properties style:vertical-align="" fo:background-color="#ffffff" fo:padding-left="0.101cm" fo:padding-right="0.049cm" fo:padding-top="0cm" fo:padding-bottom="0cm" fo:border-left="none" fo:border-right="0.5pt solid #000001" fo:border-top="none" fo:border-bottom="none" style:writing-mode="lr-tb">
        <style:background-image/>
      </style:table-cell-properties>
    </style:style>
    <style:style style:name="Tabela1.50" style:family="table-row">
      <style:table-row-properties style:row-height="0.496cm" fo:keep-together="auto"/>
    </style:style>
    <style:style style:name="Tabela1.C50" style:family="table-cell">
      <style:table-cell-properties style:vertical-align="middle" fo:padding-left="0.101cm" fo:padding-right="0.049cm" fo:padding-top="0cm" fo:padding-bottom="0cm" fo:border-left="none" fo:border-right="none" fo:border-top="none" fo:border-bottom="0.5pt solid #000001" style:writing-mode="lr-tb"/>
    </style:style>
    <style:style style:name="Tabela1.e50" style:family="table-cell">
      <style:table-cell-properties style:vertical-align="middle" fo:padding-left="0.101cm" fo:padding-right="0.049cm" fo:padding-top="0cm" fo:padding-bottom="0cm" fo:border-left="none" fo:border-right="0.5pt solid #000001" fo:border-top="none" fo:border-bottom="0.5pt solid #000001" style:writing-mode="lr-tb"/>
    </style:style>
    <style:style style:name="Tabela1.g50" style:family="table-cell">
      <style:table-cell-properties style:vertical-align="middle" fo:background-color="#ffffff" fo:padding-left="0.101cm" fo:padding-right="0.049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1.51" style:family="table-row">
      <style:table-row-properties style:row-height="1.395cm" fo:keep-together="auto"/>
    </style:style>
    <style:style style:name="Tabela1.A52" style:family="table-cell">
      <style:table-cell-properties style:vertical-align="middle" fo:background-color="#f2f2f2" fo:padding-left="0.101cm" fo:padding-right="0.049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1.C52" style:family="table-cell">
      <style:table-cell-properties style:vertical-align="" fo:padding-left="0.101cm" fo:padding-right="0.049cm" fo:padding-top="0cm" fo:padding-bottom="0cm" fo:border="0.5pt solid #000001" style:writing-mode="lr-tb"/>
    </style:style>
    <style:style style:name="Tabela1.53" style:family="table-row">
      <style:table-row-properties style:row-height="0.817cm" fo:keep-together="auto"/>
    </style:style>
    <style:style style:name="Tabela1.A53" style:family="table-cell">
      <style:table-cell-properties style:vertical-align="middle" fo:background-color="#f2f2f2" fo:padding-left="0.101cm" fo:padding-right="0.049cm" fo:padding-top="0cm" fo:padding-bottom="0cm" fo:border="0.5pt solid #000001" style:writing-mode="lr-tb">
        <style:background-image/>
      </style:table-cell-properties>
    </style:style>
    <style:style style:name="Tabela1.C53" style:family="table-cell">
      <style:table-cell-properties style:vertical-align="" fo:background-color="#ffffff" fo:padding-left="0.101cm" fo:padding-right="0.049cm" fo:padding-top="0cm" fo:padding-bottom="0cm" fo:border="0.5pt solid #000001" style:writing-mode="lr-tb">
        <style:background-image/>
      </style:table-cell-properties>
    </style:style>
    <style:style style:name="Tabela1.j53" style:family="table-cell">
      <style:table-cell-properties style:vertical-align="" fo:padding-left="0.101cm" fo:padding-right="0.049cm" fo:padding-top="0cm" fo:padding-bottom="0cm" fo:border="0.5pt solid #000001" style:writing-mode="lr-tb"/>
    </style:style>
    <style:style style:name="Tabela1.54" style:family="table-row">
      <style:table-row-properties style:row-height="1.346cm" fo:keep-together="auto"/>
    </style:style>
    <style:style style:name="Tabela1.A55" style:family="table-cell">
      <style:table-cell-properties style:vertical-align="" fo:background-color="#f2f2f2" style:border-line-width-bottom="0.053cm 0.053cm 0.053cm" fo:padding-left="0.101cm" fo:padding-right="0.123cm" fo:padding-top="0cm" fo:padding-bottom="0cm" fo:border-left="0.5pt solid #000001" fo:border-right="none" fo:border-top="none" fo:border-bottom="4.5pt double #000001" style:writing-mode="lr-tb">
        <style:background-image/>
      </style:table-cell-properties>
    </style:style>
    <style:style style:name="Tabela1.C55" style:family="table-cell">
      <style:table-cell-properties style:vertical-align="" style:border-line-width-bottom="0.053cm 0.053cm 0.053cm" fo:padding-left="0.101cm" fo:padding-right="0.123cm" fo:padding-top="0cm" fo:padding-bottom="0cm" fo:border-left="0.5pt solid #000001" fo:border-right="none" fo:border-top="0.5pt solid #000001" fo:border-bottom="4.5pt double #000001" style:writing-mode="lr-tb"/>
    </style:style>
    <style:style style:name="Tabela1.q55" style:family="table-cell">
      <style:table-cell-properties style:vertical-align="middle" style:border-line-width-bottom="0.053cm 0.053cm 0.053cm" fo:padding-left="0.101cm" fo:padding-right="0.123cm" fo:padding-top="0cm" fo:padding-bottom="0cm" fo:border-left="none" fo:border-right="none" fo:border-top="0.5pt solid #000001" fo:border-bottom="4.5pt double #000001" style:writing-mode="lr-tb"/>
    </style:style>
    <style:style style:name="Tabela1.t55" style:family="table-cell">
      <style:table-cell-properties style:vertical-align="middle" style:border-line-width-bottom="0.053cm 0.053cm 0.053cm" fo:padding-left="0.101cm" fo:padding-right="0.123cm" fo:padding-top="0cm" fo:padding-bottom="0cm" fo:border-left="none" fo:border-right="none" fo:border-top="0.5pt solid #000001" fo:border-bottom="4.5pt double #000001" style:writing-mode="lr-tb"/>
    </style:style>
    <style:style style:name="Tabela1.w55" style:family="table-cell">
      <style:table-cell-properties style:vertical-align="middle" style:border-line-width-bottom="0.053cm 0.053cm 0.053cm" fo:padding-left="0.101cm" fo:padding-right="0.123cm" fo:padding-top="0cm" fo:padding-bottom="0cm" fo:border-left="none" fo:border-right="none" fo:border-top="0.5pt solid #000001" fo:border-bottom="4.5pt double #000001" style:writing-mode="lr-tb"/>
    </style:style>
    <style:style style:name="Tabela1.y55" style:family="table-cell">
      <style:table-cell-properties style:vertical-align="middle" style:border-line-width-bottom="0.053cm 0.053cm 0.053cm" fo:padding-left="0.101cm" fo:padding-right="0.123cm" fo:padding-top="0cm" fo:padding-bottom="0cm" fo:border-left="none" fo:border-right="0.5pt solid #000001" fo:border-top="0.5pt solid #000001" fo:border-bottom="4.5pt double #000001" style:writing-mode="lr-tb"/>
    </style:style>
    <style:style style:name="Tabela1.56" style:family="table-row">
      <style:table-row-properties style:row-height="0.968cm" fo:keep-together="auto"/>
    </style:style>
    <style:style style:name="Tabela1.C5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e57" style:family="table-cell">
      <style:table-cell-properties style:vertical-align="" fo:padding-left="0.101cm" fo:padding-right="0.123cm" fo:padding-top="0cm" fo:padding-bottom="0cm" fo:border-left="none" fo:border-right="0.25pt solid #000001" fo:border-top="0.5pt solid #000001" fo:border-bottom="0.5pt solid #000001" style:writing-mode="lr-tb"/>
    </style:style>
    <style:style style:name="Tabela1.C5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e58" style:family="table-cell">
      <style:table-cell-properties style:vertical-align="" fo:padding-left="0.101cm" fo:padding-right="0.123cm" fo:padding-top="0cm" fo:padding-bottom="0cm" fo:border-left="none" fo:border-right="0.25pt solid #000001" fo:border-top="0.5pt solid #000001" fo:border-bottom="0.5pt solid #000001" style:writing-mode="lr-tb"/>
    </style:style>
    <style:style style:name="Tabela1.C59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e59" style:family="table-cell">
      <style:table-cell-properties style:vertical-align="" fo:padding-left="0.101cm" fo:padding-right="0.123cm" fo:padding-top="0cm" fo:padding-bottom="0cm" fo:border-left="none" fo:border-right="0.25pt solid #000001" fo:border-top="0.5pt solid #000001" fo:border-bottom="0.5pt solid #000001" style:writing-mode="lr-tb"/>
    </style:style>
    <style:style style:name="Tabela1.60" style:family="table-row">
      <style:table-row-properties style:row-height="0.591cm" fo:keep-together="auto"/>
    </style:style>
    <style:style style:name="Tabela1.A60" style:family="table-cell">
      <style:table-cell-properties style:vertical-align="" fo:background-color="#f2f2f2" fo:padding-left="0.101cm" fo:padding-right="0.123cm" fo:padding-top="0cm" fo:padding-bottom="0cm" fo:border-left="0.25pt solid #000001" fo:border-right="0.5pt solid #000001" fo:border-top="none" fo:border-bottom="0.5pt solid #000001" style:writing-mode="lr-tb">
        <style:background-image/>
      </style:table-cell-properties>
    </style:style>
    <style:style style:name="Tabela1.C60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e60" style:family="table-cell">
      <style:table-cell-properties style:vertical-align="" fo:padding-left="0.101cm" fo:padding-right="0.123cm" fo:padding-top="0cm" fo:padding-bottom="0cm" fo:border-left="none" fo:border-right="0.25pt solid #000001" fo:border-top="0.5pt solid #000001" fo:border-bottom="0.5pt solid #000001" style:writing-mode="lr-tb"/>
    </style:style>
    <style:style style:name="Tabela1.C61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m61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none" style:writing-mode="lr-tb"/>
    </style:style>
    <style:style style:name="Tabela1.u61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none" style:writing-mode="lr-tb"/>
    </style:style>
    <style:style style:name="Tabela1.C62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T62" style:family="table-cell">
      <style:table-cell-properties style:vertical-align="" fo:padding-left="0.101cm" fo:padding-right="0.123cm" fo:padding-top="0cm" fo:padding-bottom="0cm" fo:border-left="none" fo:border-right="0.5pt solid #000001" fo:border-top="0.5pt solid #000001" fo:border-bottom="0.5pt solid #000001" style:writing-mode="lr-tb"/>
    </style:style>
    <style:style style:name="Tabela1.C63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C64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65" style:family="table-row">
      <style:table-row-properties style:row-height="1.549cm" fo:keep-together="auto"/>
    </style:style>
    <style:style style:name="Tabela1.66" style:family="table-row">
      <style:table-row-properties style:row-height="4.33cm" fo:keep-together="auto"/>
    </style:style>
    <style:style style:name="Tabela1.B66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67" style:family="table-row">
      <style:table-row-properties style:row-height="0.859cm" fo:keep-together="auto"/>
    </style:style>
    <style:style style:name="Tabela1.B68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69" style:family="table-row">
      <style:table-row-properties style:row-height="0.635cm" fo:keep-together="auto"/>
    </style:style>
    <style:style style:name="Tabela1.B69" style:family="table-cell">
      <style:table-cell-properties style:vertical-align="" fo:padding-left="0.101cm" fo:padding-right="0.123cm" fo:padding-top="0cm" fo:padding-bottom="0cm" fo:border-left="0.5pt solid #000001" fo:border-right="none" fo:border-top="none" fo:border-bottom="none" style:writing-mode="lr-tb"/>
    </style:style>
    <style:style style:name="Tabela1.E69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G69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I69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Q69" style:family="table-cell">
      <style:table-cell-properties style:vertical-align="middle" fo:padding-left="0.101cm" fo:padding-right="0.123cm" fo:padding-top="0cm" fo:padding-bottom="0cm" fo:border-left="none" fo:border-right="0.5pt solid #000001" fo:border-top="none" fo:border-bottom="0.5pt solid #000001" style:writing-mode="lr-tb"/>
    </style:style>
    <style:style style:name="Tabela1.70" style:family="table-row">
      <style:table-row-properties style:row-height="0.524cm" fo:keep-together="auto"/>
    </style:style>
    <style:style style:name="Tabela1.B70" style:family="table-cell">
      <style:table-cell-properties style:vertical-align="" fo:padding-left="0.101cm" fo:padding-right="0.123cm" fo:padding-top="0cm" fo:padding-bottom="0cm" fo:border-left="0.5pt solid #000001" fo:border-right="none" fo:border-top="none" fo:border-bottom="none" style:writing-mode="lr-tb"/>
    </style:style>
    <style:style style:name="Tabela1.E70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G70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I70" style:family="table-cell">
      <style:table-cell-properties style:vertical-align="middle" fo:padding-left="0.101cm" fo:padding-right="0.123cm" fo:padding-top="0cm" fo:padding-bottom="0cm" fo:border="none" style:writing-mode="lr-tb"/>
    </style:style>
    <style:style style:name="Tabela1.Q70" style:family="table-cell">
      <style:table-cell-properties style:vertical-align="middle" fo:padding-left="0.101cm" fo:padding-right="0.123cm" fo:padding-top="0cm" fo:padding-bottom="0cm" fo:border-left="none" fo:border-right="0.5pt solid #000001" fo:border-top="0.5pt solid #000001" fo:border-bottom="none" style:writing-mode="lr-tb"/>
    </style:style>
    <style:style style:name="Tabela1.71" style:family="table-row">
      <style:table-row-properties style:row-height="1.194cm" fo:keep-together="auto"/>
    </style:style>
    <style:style style:name="Tabela1.72" style:family="table-row">
      <style:table-row-properties style:row-height="1.596cm" fo:keep-together="auto"/>
    </style:style>
    <style:style style:name="Tabela1.B72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1.73" style:family="table-row">
      <style:table-row-properties style:row-height="1.042cm" fo:keep-together="auto"/>
    </style:style>
    <style:style style:name="Tabela1.74" style:family="table-row">
      <style:table-row-properties style:row-height="0.91cm" fo:keep-together="auto"/>
    </style:style>
    <style:style style:name="Tabela1.C74" style:family="table-cell">
      <style:table-cell-properties style:vertical-align="middle" fo:padding-left="0.101cm" fo:padding-right="0.123cm" fo:padding-top="0cm" fo:padding-bottom="0cm" fo:border-left="0.5pt solid #000001" fo:border-right="none" fo:border-top="0.5pt solid #000001" fo:border-bottom="none" style:writing-mode="lr-tb"/>
    </style:style>
    <style:style style:name="Tabela1.R74" style:family="table-cell">
      <style:table-cell-properties style:vertical-align="middle" fo:padding-left="0.101cm" fo:padding-right="0.123cm" fo:padding-top="0cm" fo:padding-bottom="0cm" fo:border-left="none" fo:border-right="none" fo:border-top="0.5pt solid #000001" fo:border-bottom="none" style:writing-mode="lr-tb"/>
    </style:style>
    <style:style style:name="Tabela1.V74" style:family="table-cell">
      <style:table-cell-properties style:vertical-align="middle" fo:padding-left="0.101cm" fo:padding-right="0.123cm" fo:padding-top="0cm" fo:padding-bottom="0cm" fo:border-left="none" fo:border-right="none" fo:border-top="0.5pt solid #000001" fo:border-bottom="none" style:writing-mode="lr-tb"/>
    </style:style>
    <style:style style:name="Tabela1.Y74" style:family="table-cell">
      <style:table-cell-properties style:vertical-align="middle" fo:padding-left="0.101cm" fo:padding-right="0.123cm" fo:padding-top="0cm" fo:padding-bottom="0cm" fo:border-left="none" fo:border-right="none" fo:border-top="0.5pt solid #000001" fo:border-bottom="none" style:writing-mode="lr-tb"/>
    </style:style>
    <style:style style:name="Tabela1.j74" style:family="table-cell">
      <style:table-cell-properties style:vertical-align="middle" fo:padding-left="0.101cm" fo:padding-right="0.123cm" fo:padding-top="0cm" fo:padding-bottom="0cm" fo:border-left="none" fo:border-right="none" fo:border-top="0.5pt solid #000001" fo:border-bottom="none" style:writing-mode="lr-tb"/>
    </style:style>
    <style:style style:name="Tabela1.l74" style:family="table-cell">
      <style:table-cell-properties style:vertical-align="middle" fo:padding-left="0.101cm" fo:padding-right="0.123cm" fo:padding-top="0cm" fo:padding-bottom="0cm" fo:border-left="none" fo:border-right="none" fo:border-top="0.5pt solid #000001" fo:border-bottom="none" style:writing-mode="lr-tb"/>
    </style:style>
    <style:style style:name="Tabela1.o74" style:family="table-cell">
      <style:table-cell-properties style:vertical-align="middle" fo:padding-left="0.101cm" fo:padding-right="0.123cm" fo:padding-top="0cm" fo:padding-bottom="0cm" fo:border-left="none" fo:border-right="0.5pt solid #000001" fo:border-top="0.5pt solid #000001" fo:border-bottom="none" style:writing-mode="lr-tb"/>
    </style:style>
    <style:style style:name="Tabela1.75" style:family="table-row">
      <style:table-row-properties style:row-height="1.117cm" fo:keep-together="auto"/>
    </style:style>
    <style:style style:name="Tabela1.C76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r76" style:family="table-cell">
      <style:table-cell-properties style:vertical-align="" fo:background-color="#ffffff" fo:padding-left="0.101cm" fo:padding-right="0.123cm" fo:padding-top="0cm" fo:padding-bottom="0cm" fo:border-left="none" fo:border-right="0.5pt solid #000001" fo:border-top="0.5pt solid #000001" fo:border-bottom="none" style:writing-mode="lr-tb">
        <style:background-image/>
      </style:table-cell-properties>
    </style:style>
    <style:style style:name="Tabela1.C77" style:family="table-cell">
      <style:table-cell-properties style:vertical-align="" fo:padding-left="0.101cm" fo:padding-right="0.123cm" fo:padding-top="0cm" fo:padding-bottom="0cm" fo:border-left="0.5pt solid #000001" fo:border-right="0.5pt solid #000001" fo:border-top="none" fo:border-bottom="none" style:writing-mode="lr-tb"/>
    </style:style>
    <style:style style:name="Tabela1.r77" style:family="table-cell">
      <style:table-cell-properties style:vertical-align="" fo:background-color="#ffffff" fo:padding-left="0.101cm" fo:padding-right="0.123cm" fo:padding-top="0cm" fo:padding-bottom="0cm" fo:border-left="none" fo:border-right="0.5pt solid #000001" fo:border-top="none" fo:border-bottom="0.5pt solid #000001" style:writing-mode="lr-tb">
        <style:background-image/>
      </style:table-cell-properties>
    </style:style>
    <style:style style:name="Tabela1.C78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C79" style:family="table-cell">
      <style:table-cell-properties style:vertical-align="" fo:padding-left="0.101cm" fo:padding-right="0.123cm" fo:padding-top="0cm" fo:padding-bottom="0cm" fo:border-left="0.5pt solid #000001" fo:border-right="0.5pt solid #000001" fo:border-top="none" fo:border-bottom="0.5pt solid #000001" style:writing-mode="lr-tb"/>
    </style:style>
    <style:style style:name="Tabela1.C81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1.C82" style:family="table-cell">
      <style:table-cell-properties style:vertical-align="" fo:padding-left="0.101cm" fo:padding-right="0.123cm" fo:padding-top="0cm" fo:padding-bottom="0cm" fo:border-left="0.5pt solid #000001" fo:border-right="none" fo:border-top="none" fo:border-bottom="0.5pt solid #000001" style:writing-mode="lr-tb"/>
    </style:style>
    <style:style style:name="Tabela1.K82" style:family="table-cell">
      <style:table-cell-properties style:vertical-align="middle" fo:padding-left="0.101cm" fo:padding-right="0.123cm" fo:padding-top="0cm" fo:padding-bottom="0cm" fo:border-left="none" fo:border-right="0.5pt solid #000001" fo:border-top="none" fo:border-bottom="0.5pt solid #000001" style:writing-mode="lr-tb"/>
    </style:style>
    <style:style style:name="Tabela2" style:family="table">
      <style:table-properties style:width="18.165cm" fo:margin-left="-0.123cm" fo:margin-top="0cm" fo:margin-bottom="0cm" table:align="left" style:writing-mode="lr-tb"/>
    </style:style>
    <style:style style:name="Tabela2.A" style:family="table-column">
      <style:table-column-properties style:column-width="0.741cm"/>
    </style:style>
    <style:style style:name="Tabela2.B" style:family="table-column">
      <style:table-column-properties style:column-width="0.044cm"/>
    </style:style>
    <style:style style:name="Tabela2.C" style:family="table-column">
      <style:table-column-properties style:column-width="9.823cm"/>
    </style:style>
    <style:style style:name="Tabela2.D" style:family="table-column">
      <style:table-column-properties style:column-width="2.025cm"/>
    </style:style>
    <style:style style:name="Tabela2.E" style:family="table-column">
      <style:table-column-properties style:column-width="2.286cm"/>
    </style:style>
    <style:style style:name="Tabela2.F" style:family="table-column">
      <style:table-column-properties style:column-width="0.245cm"/>
    </style:style>
    <style:style style:name="Tabela2.G" style:family="table-column">
      <style:table-column-properties style:column-width="3cm"/>
    </style:style>
    <style:style style:name="Tabela2.1" style:family="table-row">
      <style:table-row-properties style:row-height="0.549cm" fo:keep-together="auto"/>
    </style:style>
    <style:style style:name="Tabela2.A1" style:family="table-cell">
      <style:table-cell-properties style:vertical-align="bottom" fo:background-color="#ffffff" style:border-line-width-bottom="0.053cm 0.053cm 0.053cm" fo:padding-left="0.101cm" fo:padding-right="0.123cm" fo:padding-top="0cm" fo:padding-bottom="0cm" fo:border-left="none" fo:border-right="none" fo:border-top="none" fo:border-bottom="4.5pt double #000001" style:writing-mode="lr-tb">
        <style:background-image/>
      </style:table-cell-properties>
    </style:style>
    <style:style style:name="Tabela2.2" style:family="table-row">
      <style:table-row-properties style:row-height="0.7cm" fo:keep-together="auto"/>
    </style:style>
    <style:style style:name="Tabela2.A2" style:family="table-cell">
      <style:table-cell-properties style:vertical-align="middle" fo:background-color="#f2f2f2" style:border-line-width-top="0.053cm 0.053cm 0.053cm" fo:padding-left="0.101cm" fo:padding-right="0.123cm" fo:padding-top="0cm" fo:padding-bottom="0cm" fo:border-left="0.5pt solid #000001" fo:border-right="0.5pt solid #000001" fo:border-top="4.5pt double #000001" fo:border-bottom="none" style:writing-mode="lr-tb">
        <style:background-image/>
      </style:table-cell-properties>
    </style:style>
    <style:style style:name="Tabela2.3" style:family="table-row">
      <style:table-row-properties style:min-row-height="5.098cm" fo:keep-together="auto"/>
    </style:style>
    <style:style style:name="Tabela2.A3" style:family="table-cell">
      <style:table-cell-properties style:vertical-align="" fo:background-color="#f2f2f2" fo:padding-left="0.101cm" fo:padding-right="0.123cm" fo:padding-top="0cm" fo:padding-bottom="0cm" fo:border-left="0.25pt solid #000001" fo:border-right="none" fo:border-top="none" fo:border-bottom="0.5pt solid #000001" style:writing-mode="lr-tb">
        <style:background-image/>
      </style:table-cell-properties>
    </style:style>
    <style:style style:name="Tabela2.B3" style:family="table-cell">
      <style:table-cell-properties style:vertical-align="" fo:background-color="#f2f2f2" fo:padding-left="0.101cm" fo:padding-right="0.123cm" fo:padding-top="0cm" fo:padding-bottom="0cm" fo:border-left="none" fo:border-right="0.25pt solid #000001" fo:border-top="none" fo:border-bottom="0.5pt solid #000001" style:writing-mode="lr-tb">
        <style:background-image/>
      </style:table-cell-properties>
    </style:style>
    <style:style style:name="Tabela2.4" style:family="table-row">
      <style:table-row-properties style:row-height="1.005cm" fo:keep-together="auto"/>
    </style:style>
    <style:style style:name="Tabela2.A4" style:family="table-cell">
      <style:table-cell-properties style:vertical-align="middle" fo:background-color="#f2f2f2" style:border-line-width-top="0.053cm 0.053cm 0.053cm" fo:padding-left="0.101cm" fo:padding-right="0.123cm" fo:padding-top="0cm" fo:padding-bottom="0cm" fo:border-left="0.5pt solid #000001" fo:border-right="0.5pt solid #000001" fo:border-top="4.5pt double #000001" fo:border-bottom="0.5pt solid #000001" style:writing-mode="lr-tb">
        <style:background-image/>
      </style:table-cell-properties>
    </style:style>
    <style:style style:name="Tabela2.5" style:family="table-row">
      <style:table-row-properties style:row-height="0.822cm" fo:keep-together="auto"/>
    </style:style>
    <style:style style:name="Tabela2.A5" style:family="table-cell">
      <style:table-cell-properties style:vertical-align="middle" fo:background-color="#f2f2f2" fo:padding-left="0.101cm" fo:padding-right="0.123cm" fo:padding-top="0cm" fo:padding-bottom="0cm" fo:border="0.5pt solid #000001" style:writing-mode="lr-tb">
        <style:background-image/>
      </style:table-cell-properties>
    </style:style>
    <style:style style:name="Tabela2.6" style:family="table-row">
      <style:table-row-properties style:row-height="0.6cm" fo:keep-together="auto"/>
    </style:style>
    <style:style style:name="Tabela2.A6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B6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F6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B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F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B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F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9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B9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F9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10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2.B10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2.F10" style:family="table-cell">
      <style:table-cell-properties style:vertical-align="" fo:padding-left="0.101cm" fo:padding-right="0.123cm" fo:padding-top="0cm" fo:padding-bottom="0cm" fo:border-left="0.5pt solid #000001" fo:border-right="0.5pt solid #000001" fo:border-top="0.5pt solid #000001" fo:border-bottom="none" style:writing-mode="lr-tb"/>
    </style:style>
    <style:style style:name="Tabela2.A11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B11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F11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12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B12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F12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13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B13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F13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14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B14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F14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15" style:family="table-row">
      <style:table-row-properties style:row-height="1.139cm" fo:keep-together="auto"/>
    </style:style>
    <style:style style:name="Tabela2.A15" style:family="table-cell">
      <style:table-cell-properties style:vertical-align="middle" fo:background-color="#f2f2f2" fo:padding-left="0.101cm" fo:padding-right="0.123cm" fo:padding-top="0cm" fo:padding-bottom="0cm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ela2.16" style:family="table-row">
      <style:table-row-properties style:row-height="1cm" fo:keep-together="auto"/>
    </style:style>
    <style:style style:name="Tabela2.A16" style:family="table-cell">
      <style:table-cell-properties style:vertical-align="middle" fo:background-color="#f3f3f3" fo:padding-left="0.101cm" fo:padding-right="0.123cm" fo:padding-top="0cm" fo:padding-bottom="0cm" fo:border="0.5pt solid #000001" style:writing-mode="lr-tb">
        <style:background-image/>
      </style:table-cell-properties>
    </style:style>
    <style:style style:name="Tabela2.17" style:family="table-row">
      <style:table-row-properties style:row-height="0.423cm" fo:keep-together="auto"/>
    </style:style>
    <style:style style:name="Tabela2.A17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1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D1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E17" style:family="table-cell">
      <style:table-cell-properties style:vertical-align="" fo:background-color="#f3f3f3" fo:padding-left="0.101cm" fo:padding-right="0.123cm" fo:padding-top="0cm" fo:padding-bottom="0cm" fo:border="0.5pt solid #000001" style:writing-mode="lr-tb">
        <style:background-image/>
      </style:table-cell-properties>
    </style:style>
    <style:style style:name="Tabela2.A18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18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18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1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1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19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19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19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19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19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20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0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0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0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0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21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1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1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1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1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22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2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2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2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2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23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3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3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3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3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24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4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4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4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4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25" style:family="table-row">
      <style:table-row-properties style:row-height="0.801cm" fo:keep-together="auto"/>
    </style:style>
    <style:style style:name="Tabela2.A25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5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5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5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5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26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6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6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6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6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27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7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7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7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28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8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8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8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A29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C29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D29" style:family="table-cell">
      <style:table-cell-properties style:vertical-align="middle" fo:padding-left="0.101cm" fo:padding-right="0.123cm" fo:padding-top="0cm" fo:padding-bottom="0cm" fo:border="0.5pt solid #000001" style:writing-mode="lr-tb"/>
    </style:style>
    <style:style style:name="Tabela2.E29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2.G29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3" style:family="table">
      <style:table-properties style:width="18.165cm" fo:margin-left="-0.123cm" fo:margin-top="0cm" fo:margin-bottom="0cm" table:align="left" style:writing-mode="lr-tb"/>
    </style:style>
    <style:style style:name="Tabela3.A" style:family="table-column">
      <style:table-column-properties style:column-width="0.815cm"/>
    </style:style>
    <style:style style:name="Tabela3.B" style:family="table-column">
      <style:table-column-properties style:column-width="8.837cm"/>
    </style:style>
    <style:style style:name="Tabela3.C" style:family="table-column">
      <style:table-column-properties style:column-width="2.574cm"/>
    </style:style>
    <style:style style:name="Tabela3.D" style:family="table-column">
      <style:table-column-properties style:column-width="2.674cm"/>
    </style:style>
    <style:style style:name="Tabela3.E" style:family="table-column">
      <style:table-column-properties style:column-width="3.263cm"/>
    </style:style>
    <style:style style:name="Tabela3.1" style:family="table-row">
      <style:table-row-properties style:row-height="0.344cm" fo:keep-together="auto"/>
    </style:style>
    <style:style style:name="Tabela3.A1" style:family="table-cell">
      <style:table-cell-properties style:vertical-align="" fo:padding-left="0.101cm" fo:padding-right="0.123cm" fo:padding-top="0cm" fo:padding-bottom="0cm" fo:border="none" style:writing-mode="lr-tb"/>
    </style:style>
    <style:style style:name="Tabela3.2" style:family="table-row">
      <style:table-row-properties style:row-height="0.847cm" fo:keep-together="auto"/>
    </style:style>
    <style:style style:name="Tabela3.A2" style:family="table-cell">
      <style:table-cell-properties style:vertical-align="middle" fo:background-color="#f2f2f2" style:border-line-width-top="0.053cm 0.053cm 0.053cm" fo:padding-left="0.101cm" fo:padding-right="0.123cm" fo:padding-top="0cm" fo:padding-bottom="0cm" fo:border-left="0.5pt solid #000001" fo:border-right="0.5pt solid #000001" fo:border-top="4.5pt double #000001" fo:border-bottom="none" style:writing-mode="lr-tb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style:vertical-align="" fo:background-color="#f2f2f2" fo:padding-left="0.101cm" fo:padding-right="0.123cm" fo:padding-top="0cm" fo:padding-bottom="0cm" fo:border-left="0.5pt solid #000001" fo:border-right="0.5pt solid #000001" fo:border-top="none" fo:border-bottom="none" style:writing-mode="lr-tb">
        <style:background-image/>
      </style:table-cell-properties>
    </style:style>
    <style:style style:name="Tabela3.B3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3.C3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3.D3" style:family="table-cell">
      <style:table-cell-properties style:vertical-align="" fo:background-color="#ffffff" fo:padding-left="0.101cm" fo:padding-right="0.123cm" fo:padding-top="0cm" fo:padding-bottom="0cm" fo:border="0.5pt solid #000001" style:writing-mode="lr-tb">
        <style:background-image/>
      </style:table-cell-properties>
    </style:style>
    <style:style style:name="Tabela3.4" style:family="table-row">
      <style:table-row-properties style:min-row-height="0.706cm" fo:keep-together="auto"/>
    </style:style>
    <style:style style:name="Tabela3.A4" style:family="table-cell">
      <style:table-cell-properties style:vertical-align="" fo:background-color="#f2f2f2" fo:padding-left="0.101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3.B4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3.C4" style:family="table-cell">
      <style:table-cell-properties style:vertical-align="" fo:padding-left="0.101cm" fo:padding-right="0.123cm" fo:padding-top="0cm" fo:padding-bottom="0cm" fo:border="0.5pt solid #000001" style:writing-mode="lr-tb"/>
    </style:style>
    <style:style style:name="Tabela4" style:family="table">
      <style:table-properties style:width="18.126cm" fo:margin-left="-0.123cm" fo:margin-top="0cm" fo:margin-bottom="0cm" table:align="left" style:may-break-between-rows="false" style:writing-mode="lr-tb"/>
    </style:style>
    <style:style style:name="Tabela4.A" style:family="table-column">
      <style:table-column-properties style:column-width="18.126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" fo:background-color="#ffffff" fo:padding-left="0.123cm" fo:padding-right="0.123cm" fo:padding-top="0cm" fo:padding-bottom="0cm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font-size="10pt" style:font-size-asian="10pt"/>
    </style:style>
    <style:style style:name="P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officeooo:rsid="00081ea2" officeooo:paragraph-rsid="00081ea2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officeooo:rsid="000b516b" officeooo:paragraph-rsid="000b516b"/>
    </style:style>
    <style:style style:name="P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Arial" style:font-name-complex="Arial1"/>
    </style:style>
    <style:style style:name="P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fo:font-weight="normal" style:font-size-asian="10pt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style:font-size-asian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style:font-size-asian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4pt" style:font-size-asian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fo:font-size="10pt" style:font-size-asian="10pt" style:font-name-complex="Arial1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fo:font-size="10pt" style:font-size-asian="10pt"/>
    </style:style>
    <style:style style:name="P15" style:family="paragraph" style:parent-style-name="Standard" style:master-page-name="Standard">
      <style:paragraph-properties fo:margin-left="0cm" fo:margin-right="0cm" fo:text-align="end" style:justify-single-word="false" fo:text-indent="0cm" style:auto-text-indent="false" style:page-number="1" style:writing-mode="lr-tb"/>
      <style:text-properties style:font-name="Arial" fo:font-weight="bold" style:font-weight-asian="bold" style:font-name-complex="Arial1"/>
    </style:style>
    <style:style style:name="P16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17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size="9pt" fo:font-weight="normal" style:font-size-asian="9pt" style:font-weight-asian="normal"/>
    </style:style>
    <style:style style:name="P18" style:family="paragraph" style:parent-style-name="Text_20_body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Text_20_body">
      <style:paragraph-properties fo:margin-left="0cm" fo:margin-right="0cm" fo:text-indent="0cm" style:auto-text-indent="false" style:writing-mode="lr-tb">
        <style:tab-stops/>
      </style:paragraph-properties>
      <style:text-properties style:font-name="Arial"/>
    </style:style>
    <style:style style:name="P20" style:family="paragraph" style:parent-style-name="Text_20_body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size-complex="8pt"/>
    </style:style>
    <style:style style:name="P21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fo:font-size="10pt" style:font-size-asian="10pt"/>
    </style:style>
    <style:style style:name="P22" style:family="paragraph" style:parent-style-name="RUBRYKA">
      <style:paragraph-properties fo:margin-left="0cm" fo:margin-right="0cm" fo:text-indent="0cm" style:auto-text-indent="false" style:writing-mode="lr-tb">
        <style:tab-stops/>
      </style:paragraph-properties>
    </style:style>
    <style:style style:name="P23" style:family="paragraph" style:parent-style-name="RUBRYKA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4" style:family="paragraph" style:parent-style-name="RUBRYKA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</style:style>
    <style:style style:name="P25" style:family="paragraph" style:parent-style-name="RUBRYKA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fo:font-size="10pt" style:font-size-asian="10pt"/>
    </style:style>
    <style:style style:name="P26" style:family="paragraph" style:parent-style-name="RUBRYKA">
      <style:paragraph-properties fo:margin-left="0cm" fo:margin-right="0cm" fo:text-indent="0cm" style:auto-text-indent="false" fo:padding="0cm" fo:border="none" style:writing-mode="lr-tb"/>
      <style:text-properties style:font-name="Times New Roman" fo:font-size="10pt" fo:language="pl" fo:country="PL" style:font-size-asian="10pt" style:language-asian="pl" style:country-asian="PL" style:font-name-complex="Times New Roman1" style:font-size-complex="10pt" style:language-complex="ar" style:country-complex="SA"/>
    </style:style>
    <style:style style:name="P27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pl" fo:country="PL" style:font-size-asian="10pt" style:language-asian="pl" style:country-asian="PL" style:font-name-complex="Times New Roman1" style:font-size-complex="10pt" style:language-complex="ar" style:country-complex="SA"/>
    </style:style>
    <style:style style:name="P28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9pt" fo:language="pl" fo:country="PL" style:font-size-asian="9pt" style:language-asian="pl" style:country-asian="PL" style:font-name-complex="Times New Roman1" style:font-size-complex="10pt" style:language-complex="ar" style:country-complex="SA"/>
    </style:style>
    <style:style style:name="P29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0" style:family="paragraph" style:parent-style-name="INFORMACJA_20_PODSTAWOWA_20_NUMEROWANA" style:list-style-name="WWNum16">
      <style:paragraph-properties fo:margin-left="0.289cm" fo:margin-right="0cm" fo:text-indent="0cm" style:auto-text-indent="false" style:writing-mode="lr-tb">
        <style:tab-stops>
          <style:tab-stop style:position="0.79cm" style:type="right"/>
        </style:tab-stops>
      </style:paragraph-properties>
    </style:style>
    <style:style style:name="P31" style:family="paragraph" style:parent-style-name="INFORMACJA_20_PODSTAWOWA_20_NUMEROWANA" style:list-style-name="WWNum16">
      <style:paragraph-properties fo:margin-left="0.873cm" fo:margin-right="0cm" fo:text-indent="0cm" style:auto-text-indent="false" style:writing-mode="lr-tb">
        <style:tab-stops/>
      </style:paragraph-properties>
    </style:style>
    <style:style style:name="P32" style:family="paragraph" style:parent-style-name="INFORMACJA_20_PODSTAWOWA_20_NUMEROWANA" style:list-style-name="WWNum16">
      <style:paragraph-properties fo:margin-left="0.87cm" fo:margin-right="0cm" fo:text-indent="0cm" style:auto-text-indent="false" style:writing-mode="lr-tb">
        <style:tab-stops/>
      </style:paragraph-properties>
    </style:style>
    <style:style style:name="P33" style:family="paragraph" style:parent-style-name="INFORMACJA_20_PODSTAWOWA_20_NUMEROWANA" style:list-style-name="WWNum16">
      <style:paragraph-properties fo:margin-left="0.624cm" fo:margin-right="0cm" fo:text-indent="0cm" style:auto-text-indent="false" style:writing-mode="lr-tb">
        <style:tab-stops/>
      </style:paragraph-properties>
    </style:style>
    <style:style style:name="P34" style:family="paragraph" style:parent-style-name="INFORMACJA_20_PODSTAWOWA_20_NUMEROWANA" style:list-style-name="WWNum16">
      <style:paragraph-properties fo:margin-left="0.651cm" fo:margin-right="0cm" fo:text-indent="0cm" style:auto-text-indent="false" style:writing-mode="lr-tb">
        <style:tab-stops/>
      </style:paragraph-properties>
    </style:style>
    <style:style style:name="P35" style:family="paragraph" style:parent-style-name="INFORMACJA_20_PODSTAWOWA_20_NUMEROWANA" style:list-style-name="WWNum14">
      <style:paragraph-properties fo:margin-left="0.714cm" fo:margin-right="0cm" fo:text-indent="0cm" style:auto-text-indent="false" style:writing-mode="lr-tb">
        <style:tab-stops>
          <style:tab-stop style:position="0.714cm"/>
        </style:tab-stops>
      </style:paragraph-properties>
    </style:style>
    <style:style style:name="P36" style:family="paragraph" style:parent-style-name="INFORMACJA_20_PODSTAWOWA_20_NUMEROWANA" style:list-style-name="WWNum14">
      <style:paragraph-properties fo:margin-left="0.714cm" fo:margin-right="0cm" fo:text-indent="0cm" style:auto-text-indent="false" style:writing-mode="lr-tb">
        <style:tab-stops>
          <style:tab-stop style:position="0cm"/>
          <style:tab-stop style:position="0.714cm"/>
          <style:tab-stop style:position="1.184cm"/>
        </style:tab-stops>
      </style:paragraph-properties>
    </style:style>
    <style:style style:name="P37" style:family="paragraph" style:parent-style-name="INFORMACJA_20_PODSTAWOWA_20_NUMEROWANA" style:list-style-name="WWNum14">
      <style:paragraph-properties fo:margin-left="0.714cm" fo:margin-right="0cm" fo:margin-top="0.106cm" fo:margin-bottom="0cm" loext:contextual-spacing="false" fo:text-indent="0cm" style:auto-text-indent="false" style:writing-mode="lr-tb">
        <style:tab-stops>
          <style:tab-stop style:position="0.714cm"/>
        </style:tab-stops>
      </style:paragraph-properties>
    </style:style>
    <style:style style:name="P38" style:family="paragraph" style:parent-style-name="INFORMACJA_20_PODSTAWOWA_20_NUMEROWANA" style:list-style-name="WWNum14">
      <style:paragraph-properties fo:margin-left="0.714cm" fo:margin-right="0cm" fo:margin-top="0cm" fo:margin-bottom="0.423cm" loext:contextual-spacing="false" fo:text-indent="0cm" style:auto-text-indent="false" style:writing-mode="lr-tb">
        <style:tab-stops>
          <style:tab-stop style:position="0.714cm"/>
        </style:tab-stops>
      </style:paragraph-properties>
    </style:style>
    <style:style style:name="P39" style:family="paragraph" style:parent-style-name="INFORMACJA_20_PODSTAWOWA_20_NUMEROWANA" style:list-style-name="WWNum14">
      <style:paragraph-properties fo:margin-left="0cm" fo:margin-right="0cm" fo:margin-top="0cm" fo:margin-bottom="0cm" loext:contextual-spacing="false" fo:text-indent="-0.635cm" style:auto-text-indent="false" style:writing-mode="lr-tb">
        <style:tab-stops>
          <style:tab-stop style:position="0cm"/>
          <style:tab-stop style:position="0.714cm"/>
          <style:tab-stop style:position="1.184cm"/>
        </style:tab-stops>
      </style:paragraph-properties>
    </style:style>
    <style:style style:name="P40" style:family="paragraph" style:parent-style-name="INFORMACJA_20_PODSTAWOWA_20_NUMEROWANA" style:list-style-name="WWNum17">
      <style:paragraph-properties fo:margin-left="0cm" fo:margin-right="0cm" fo:margin-top="0.106cm" fo:margin-bottom="0cm" loext:contextual-spacing="false" fo:text-align="end" style:justify-single-word="false" fo:text-indent="-0.635cm" style:auto-text-indent="false" style:writing-mode="lr-tb">
        <style:tab-stops>
          <style:tab-stop style:position="0.199cm" style:type="right"/>
        </style:tab-stops>
      </style:paragraph-properties>
      <style:text-properties fo:font-weight="normal" style:font-weight-asian="normal"/>
    </style:style>
    <style:style style:name="P41" style:family="paragraph" style:parent-style-name="INFORMACJA_20_PODSTAWOWA_20_NUMEROWANA" style:list-style-name="WWNum12">
      <style:paragraph-properties fo:margin-left="1.408cm" fo:margin-right="0cm" fo:text-indent="0cm" style:auto-text-indent="false" style:writing-mode="lr-tb">
        <style:tab-stops>
          <style:tab-stop style:position="1.408cm"/>
        </style:tab-stops>
      </style:paragraph-properties>
    </style:style>
    <style:style style:name="P42" style:family="paragraph" style:parent-style-name="INFORMACJA_20_PODSTAWOWA_20_NUMEROWANA" style:list-style-name="WWNum14">
      <style:paragraph-properties fo:margin-left="0.709cm" fo:margin-right="0cm" fo:margin-top="0.141cm" fo:margin-bottom="0.423cm" loext:contextual-spacing="false" fo:text-indent="0cm" style:auto-text-indent="false" style:writing-mode="lr-tb">
        <style:tab-stops>
          <style:tab-stop style:position="0.714cm"/>
        </style:tab-stops>
      </style:paragraph-properties>
    </style:style>
    <style:style style:name="P43" style:family="paragraph" style:parent-style-name="INFORMACJA_20_PODSTAWOWA_20_NUMEROWANA" style:list-style-name="WWNum12">
      <style:paragraph-properties fo:margin-left="0cm" fo:margin-right="0cm" fo:margin-top="0cm" fo:margin-bottom="0cm" loext:contextual-spacing="false" fo:text-indent="-0.192cm" style:auto-text-indent="false" style:writing-mode="lr-tb">
        <style:tab-stops/>
      </style:paragraph-properties>
    </style:style>
    <style:style style:name="P44" style:family="paragraph" style:parent-style-name="KOMENTARZ">
      <style:paragraph-properties fo:margin-left="0cm" fo:margin-right="0cm" fo:text-indent="0cm" style:auto-text-indent="false" style:writing-mode="lr-tb">
        <style:tab-stops/>
      </style:paragraph-properties>
    </style:style>
    <style:style style:name="P45" style:family="paragraph" style:parent-style-name="KOMENTARZ">
      <style:paragraph-properties fo:margin-left="0cm" fo:margin-right="0cm" fo:margin-top="0cm" fo:margin-bottom="0cm" loext:contextual-spacing="false" fo:text-indent="0cm" style:auto-text-indent="false" style:writing-mode="lr-tb"/>
      <style:text-properties fo:font-weight="normal" style:font-weight-asian="normal"/>
    </style:style>
    <style:style style:name="P46" style:family="paragraph" style:parent-style-name="KOMENTARZ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fo:font-weight="normal" style:font-weight-asian="normal"/>
    </style:style>
    <style:style style:name="P47" style:family="paragraph" style:parent-style-name="KOMENTARZ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imes New Roman" fo:font-size="10pt" fo:font-weight="normal" style:font-size-asian="10pt" style:font-weight-asian="normal"/>
    </style:style>
    <style:style style:name="P48" style:family="paragraph" style:parent-style-name="KOMENTARZ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fo:font-weight="normal" style:font-size-asian="10pt" style:font-weight-asian="normal"/>
    </style:style>
    <style:style style:name="P49" style:family="paragraph" style:parent-style-name="KOMENTARZ">
      <style:paragraph-properties fo:margin-left="0cm" fo:margin-right="0cm" fo:margin-top="0.035cm" fo:margin-bottom="0cm" loext:contextual-spacing="false" fo:text-indent="0cm" style:auto-text-indent="false" style:writing-mode="lr-tb">
        <style:tab-stops/>
      </style:paragraph-properties>
    </style:style>
    <style:style style:name="P50" style:family="paragraph" style:parent-style-name="KOMENTARZ">
      <style:paragraph-properties fo:margin-left="0cm" fo:margin-right="0cm" fo:margin-top="0.035cm" fo:margin-bottom="0cm" loext:contextual-spacing="false" fo:text-indent="0cm" style:auto-text-indent="false" style:writing-mode="lr-tb">
        <style:tab-stops/>
      </style:paragraph-properties>
      <style:text-properties fo:font-weight="bold" style:font-weight-asian="bold"/>
    </style:style>
    <style:style style:name="P51" style:family="paragraph" style:parent-style-name="TYTUŁ_20_WNIOSKU">
      <style:paragraph-properties fo:margin-left="0cm" fo:margin-right="0cm" fo:text-indent="0cm" style:auto-text-indent="false" style:writing-mode="lr-tb">
        <style:tab-stops>
          <style:tab-stop style:position="0.635cm"/>
          <style:tab-stop style:position="2.88cm"/>
          <style:tab-stop style:position="4.879cm" style:type="center"/>
        </style:tab-stops>
      </style:paragraph-properties>
    </style:style>
    <style:style style:name="P52" style:family="paragraph" style:parent-style-name="TYTUŁ_20_WNIOSKU">
      <style:paragraph-properties fo:margin-left="0cm" fo:margin-right="0cm" fo:text-indent="0cm" style:auto-text-indent="false" style:writing-mode="lr-tb">
        <style:tab-stops>
          <style:tab-stop style:position="0.007cm"/>
          <style:tab-stop style:position="0.635cm"/>
          <style:tab-stop style:position="4.879cm" style:type="center"/>
        </style:tab-stops>
      </style:paragraph-properties>
    </style:style>
    <style:style style:name="P53" style:family="paragraph" style:parent-style-name="TYTUŁ_20_WNIOSKU">
      <style:paragraph-properties fo:margin-left="0.762cm" fo:margin-right="0cm" fo:text-indent="-0.762cm" style:auto-text-indent="false" style:writing-mode="lr-tb">
        <style:tab-stops>
          <style:tab-stop style:position="0.762cm"/>
          <style:tab-stop style:position="2.88cm"/>
          <style:tab-stop style:position="4.879cm" style:type="center"/>
        </style:tab-stops>
      </style:paragraph-properties>
    </style:style>
    <style:style style:name="P54" style:family="paragraph" style:parent-style-name="INFORMACJA_20_PODSTAWOWA">
      <style:paragraph-properties fo:margin-left="0cm" fo:margin-right="0cm" fo:text-indent="0cm" style:auto-text-indent="false" style:writing-mode="lr-tb"/>
    </style:style>
    <style:style style:name="P55" style:family="paragraph" style:parent-style-name="INFORMACJA_20_PODSTAWOWA">
      <style:paragraph-properties fo:margin-left="0cm" fo:margin-right="0cm" fo:text-indent="0cm" style:auto-text-indent="false" style:writing-mode="lr-tb">
        <style:tab-stops/>
      </style:paragraph-properties>
    </style:style>
    <style:style style:name="P56" style:family="paragraph" style:parent-style-name="INFORMACJA_20_PODSTAWOWA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57" style:family="paragraph" style:parent-style-name="INFORMACJA_20_PODSTAWOWA" style:list-style-name="">
      <style:paragraph-properties fo:margin-left="0cm" fo:margin-right="0cm" fo:margin-top="0.106cm" fo:margin-bottom="0cm" loext:contextual-spacing="false" fo:text-indent="0cm" style:auto-text-indent="false" style:writing-mode="lr-tb">
        <style:tab-stops/>
      </style:paragraph-properties>
      <style:text-properties fo:font-weight="normal" style:font-weight-asian="normal"/>
    </style:style>
    <style:style style:name="P58" style:family="paragraph" style:parent-style-name="INFORMACJA_20_PODSTAWOWA" style:list-style-name="">
      <style:paragraph-properties fo:margin-left="0cm" fo:margin-right="0cm" fo:margin-top="0.106cm" fo:margin-bottom="0cm" loext:contextual-spacing="false" fo:text-indent="0cm" style:auto-text-indent="false" style:writing-mode="lr-tb"/>
      <style:text-properties fo:font-weight="normal" style:font-weight-asian="normal"/>
    </style:style>
    <style:style style:name="P59" style:family="paragraph" style:parent-style-name="INFORMACJA_20_PODSTAWOWA" style:list-style-name="">
      <style:paragraph-properties fo:margin-left="0cm" fo:margin-right="0cm" fo:margin-top="0.106cm" fo:margin-bottom="0cm" loext:contextual-spacing="false" fo:text-indent="0cm" style:auto-text-indent="false" style:writing-mode="lr-tb">
        <style:tab-stops/>
      </style:paragraph-properties>
      <style:text-properties style:font-name="Arial"/>
    </style:style>
    <style:style style:name="P60" style:family="paragraph" style:parent-style-name="INFORMACJA_20_PODSTAWOWA" style:list-style-name="">
      <style:paragraph-properties fo:margin-left="0cm" fo:margin-right="0cm" fo:margin-top="0.106cm" fo:margin-bottom="0cm" loext:contextual-spacing="false" fo:text-indent="0cm" style:auto-text-indent="false" style:writing-mode="lr-tb">
        <style:tab-stops/>
      </style:paragraph-properties>
    </style:style>
    <style:style style:name="P61" style:family="paragraph" style:parent-style-name="INFORMACJA_20_PODSTAWOWA" style:list-style-name="">
      <style:paragraph-properties fo:margin-left="0cm" fo:margin-right="0cm" fo:margin-top="0.106cm" fo:margin-bottom="0cm" loext:contextual-spacing="false" fo:text-indent="0cm" style:auto-text-indent="false" style:writing-mode="lr-tb"/>
    </style:style>
    <style:style style:name="P62" style:family="paragraph" style:parent-style-name="INFORMACJA_20_PODSTAWOWA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3" style:family="paragraph" style:parent-style-name="INFORMACJA_20_PODSTAWOWA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imes New Roman" fo:font-size="10pt" fo:font-weight="normal" style:font-size-asian="10pt" style:font-weight-asian="normal"/>
    </style:style>
    <style:style style:name="P64" style:family="paragraph" style:parent-style-name="INFORMACJA_20_PODSTAWOWA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fo:font-weight="normal" style:font-size-asian="10pt" style:font-weight-asian="normal"/>
    </style:style>
    <style:style style:name="P65" style:family="paragraph" style:parent-style-name="INFORMACJA_20_PODSTAWOWA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style:font-size-asian="10pt"/>
    </style:style>
    <style:style style:name="P66" style:family="paragraph" style:parent-style-name="INFORMACJA_20_PODSTAWOWA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67" style:family="paragraph" style:parent-style-name="INFORMACJA_20_PODSTAWOWA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</style:style>
    <style:style style:name="P68" style:family="paragraph" style:parent-style-name="INFORMACJA_20_PODSTAWOWA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fo:font-size="10pt" style:font-size-asian="10pt"/>
    </style:style>
    <style:style style:name="P69" style:family="paragraph" style:parent-style-name="INFORMACJA_20_PODSTAWOWA" style:list-style-name="WWNum1">
      <style:paragraph-properties fo:margin-left="0cm" fo:margin-right="0cm" fo:margin-top="0cm" fo:margin-bottom="0cm" loext:contextual-spacing="false" fo:text-align="end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70" style:family="paragraph" style:parent-style-name="INFORMACJA_20_PODSTAWOWA" style:list-style-name="WWNum5">
      <style:paragraph-properties fo:margin-left="0cm" fo:margin-right="0cm" fo:margin-top="0cm" fo:margin-bottom="0cm" loext:contextual-spacing="false" fo:text-align="end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71" style:family="paragraph" style:parent-style-name="INFORMACJA_20_PODSTAWOWA" style:list-style-name="WWNum11">
      <style:paragraph-properties fo:margin-left="0cm" fo:margin-right="0cm" fo:margin-top="0cm" fo:margin-bottom="0cm" loext:contextual-spacing="false" fo:text-align="end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72" style:family="paragraph" style:parent-style-name="INFORMACJA_20_PODSTAWOWA" style:list-style-name="WWNum6">
      <style:paragraph-properties fo:margin-left="0cm" fo:margin-right="0cm" fo:margin-top="0cm" fo:margin-bottom="0cm" loext:contextual-spacing="false" fo:text-align="end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73" style:family="paragraph" style:parent-style-name="INFORMACJA_20_PODSTAWOWA" style:list-style-name="WWNum7">
      <style:paragraph-properties fo:margin-left="0cm" fo:margin-right="0cm" fo:margin-top="0cm" fo:margin-bottom="0cm" loext:contextual-spacing="false" fo:text-align="end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74" style:family="paragraph" style:parent-style-name="INFORMACJA_20_PODSTAWOWA" style:list-style-name="WWNum8">
      <style:paragraph-properties fo:margin-left="0cm" fo:margin-right="0cm" fo:margin-top="0cm" fo:margin-bottom="0cm" loext:contextual-spacing="false" fo:text-align="end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75" style:family="paragraph" style:parent-style-name="INFORMACJA_20_PODSTAWOWA" style:list-style-name="WWNum9">
      <style:paragraph-properties fo:margin-left="0cm" fo:margin-right="0cm" fo:margin-top="0cm" fo:margin-bottom="0cm" loext:contextual-spacing="false" fo:text-align="end" style:justify-single-word="false" fo:text-indent="-0.635cm" style:auto-text-indent="false" style:writing-mode="lr-tb">
        <style:tab-stops>
          <style:tab-stop style:position="0.199cm" style:type="right"/>
        </style:tab-stops>
      </style:paragraph-properties>
    </style:style>
    <style:style style:name="P76" style:family="paragraph" style:parent-style-name="INFORMACJA_20_PODSTAWOWA" style:list-style-name="WWNum1">
      <style:paragraph-properties fo:margin-left="0cm" fo:margin-right="0cm" fo:margin-top="0cm" fo:margin-bottom="0cm" loext:contextual-spacing="false" fo:text-align="center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rsid="000b516b" officeooo:paragraph-rsid="000b516b"/>
    </style:style>
    <style:style style:name="P77" style:family="paragraph" style:parent-style-name="annotation_20_text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/>
    </style:style>
    <style:style style:name="P78" style:family="paragraph" style:parent-style-name="annotation_20_text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officeooo:rsid="00081ea2" officeooo:paragraph-rsid="00081ea2"/>
    </style:style>
    <style:style style:name="P79" style:family="paragraph" style:parent-style-name="annotation_20_text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officeooo:rsid="000b516b" officeooo:paragraph-rsid="000b516b"/>
    </style:style>
    <style:style style:name="P80" style:family="paragraph" style:parent-style-name="annotation_20_text">
      <style:paragraph-properties fo:margin-left="0cm" fo:margin-right="0cm" fo:text-indent="0cm" style:auto-text-indent="false" style:writing-mode="lr-tb">
        <style:tab-stops/>
      </style:paragraph-properties>
      <style:text-properties style:font-name="Arial" style:font-name-complex="Arial1"/>
    </style:style>
    <style:style style:name="P81" style:family="paragraph" style:parent-style-name="OŚWIADCZENIE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</style:style>
    <style:style style:name="P82" style:family="paragraph" style:parent-style-name="OŚWIADCZENIE">
      <style:paragraph-properties fo:margin-left="0cm" fo:margin-right="0cm" fo:text-indent="0cm" style:auto-text-indent="false" style:writing-mode="lr-tb">
        <style:tab-stops/>
      </style:paragraph-properties>
    </style:style>
    <style:style style:name="P83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pl" fo:country="PL" style:font-size-asian="10pt" style:language-asian="pl" style:country-asian="PL" style:font-name-complex="Times New Roman1" style:font-size-complex="10pt" style:language-complex="ar" style:country-complex="SA"/>
    </style:style>
    <style:style style:name="P84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pl" fo:country="PL" fo:font-weight="bold" style:font-size-asian="10pt" style:language-asian="pl" style:country-asian="PL" style:font-weight-asian="bold" style:font-name-complex="Times New Roman1" style:font-size-complex="10pt" style:language-complex="ar" style:country-complex="SA"/>
    </style:style>
    <style:style style:name="P85" style:family="paragraph" style:parent-style-name="OBJAŚNIENIA" style:list-style-name="WWNum3">
      <style:paragraph-properties fo:margin-left="0.635cm" fo:margin-right="0cm" fo:line-height="0.282cm" fo:text-indent="0cm" style:auto-text-indent="false" style:writing-mode="lr-tb">
        <style:tab-stops>
          <style:tab-stop style:position="0.635cm"/>
          <style:tab-stop style:position="0.751cm"/>
        </style:tab-stops>
      </style:paragraph-properties>
    </style:style>
    <style:style style:name="P86" style:family="paragraph" style:parent-style-name="OBJAŚNIENIA" style:list-style-name="WWNum10">
      <style:paragraph-properties fo:margin-left="0.635cm" fo:margin-right="0cm" fo:line-height="0.282cm" fo:text-indent="0cm" style:auto-text-indent="false" style:writing-mode="lr-tb">
        <style:tab-stops>
          <style:tab-stop style:position="0.635cm"/>
          <style:tab-stop style:position="0.783cm"/>
        </style:tab-stops>
      </style:paragraph-properties>
    </style:style>
    <style:style style:name="P87" style:family="paragraph" style:parent-style-name="WSKAZÓWKA">
      <style:paragraph-properties fo:margin-left="0.707cm" fo:margin-right="0cm" fo:text-indent="0cm" style:auto-text-indent="false" style:writing-mode="lr-tb">
        <style:tab-stops/>
      </style:paragraph-properties>
    </style:style>
    <style:style style:name="P88" style:family="paragraph" style:parent-style-name="WSKAZÓWKA">
      <style:paragraph-properties fo:margin-left="1.512cm" fo:margin-right="0cm" fo:text-indent="-0.011cm" style:auto-text-indent="false" style:writing-mode="lr-tb">
        <style:tab-stops/>
      </style:paragraph-properties>
    </style:style>
    <style:style style:name="P89" style:family="paragraph" style:parent-style-name="WSKAZÓWKA">
      <style:paragraph-properties fo:margin-left="1.512cm" fo:margin-right="0cm" fo:margin-top="0.071cm" fo:margin-bottom="0cm" loext:contextual-spacing="false" fo:text-indent="-0.011cm" style:auto-text-indent="false" style:writing-mode="lr-tb">
        <style:tab-stops/>
      </style:paragraph-properties>
    </style:style>
    <style:style style:name="P90" style:family="paragraph" style:parent-style-name="WSKAZÓWKA">
      <style:paragraph-properties fo:margin-left="1.508cm" fo:margin-right="0cm" fo:text-indent="-0.007cm" style:auto-text-indent="false" style:writing-mode="lr-tb">
        <style:tab-stops/>
      </style:paragraph-properties>
    </style:style>
    <style:style style:name="P91" style:family="paragraph" style:parent-style-name="WSKAZÓWKA">
      <style:paragraph-properties fo:margin-left="0cm" fo:margin-right="0cm" fo:text-indent="0.009cm" style:auto-text-indent="false" style:writing-mode="lr-tb">
        <style:tab-stops/>
      </style:paragraph-properties>
    </style:style>
    <style:style style:name="P92" style:family="paragraph" style:parent-style-name="PODRUBRYKA_20_NUMEROWANA" style:list-style-name="WWNum4">
      <style:paragraph-properties fo:margin-left="1.524cm" fo:margin-right="0cm" fo:text-indent="-1.524cm" style:auto-text-indent="false" style:writing-mode="lr-tb">
        <style:tab-stops/>
      </style:paragraph-properties>
    </style:style>
    <style:style style:name="P93" style:family="paragraph" style:parent-style-name="RUBRYKA_20_NUMEROWANA" style:list-style-name="WWNum4">
      <style:paragraph-properties fo:margin-left="1.27cm" fo:margin-right="0cm" fo:text-indent="-1.27cm" style:auto-text-indent="false" style:writing-mode="lr-tb">
        <style:tab-stops>
          <style:tab-stop style:position="1.27cm"/>
        </style:tab-stops>
      </style:paragraph-properties>
    </style:style>
    <style:style style:name="P94" style:family="paragraph" style:parent-style-name="RUBRYKA_20_NUMEROWANA" style:list-style-name="WWNum4">
      <style:paragraph-properties fo:margin-left="1.27cm" fo:margin-right="0cm" fo:margin-top="0cm" fo:margin-bottom="0cm" loext:contextual-spacing="false" fo:text-indent="-1.27cm" style:auto-text-indent="false" style:writing-mode="lr-tb">
        <style:tab-stops>
          <style:tab-stop style:position="1.27cm"/>
        </style:tab-stops>
      </style:paragraph-properties>
    </style:style>
    <style:style style:name="P95" style:family="paragraph" style:parent-style-name="RUBRYKA_20_NUMEROWANA" style:list-style-name="WWNum2">
      <style:paragraph-properties fo:margin-left="1.27cm" fo:margin-right="0cm" fo:line-height="150%" fo:text-indent="0cm" style:auto-text-indent="false" style:writing-mode="lr-tb">
        <style:tab-stops>
          <style:tab-stop style:position="1.27cm"/>
        </style:tab-stops>
      </style:paragraph-properties>
    </style:style>
    <style:style style:name="P96" style:family="paragraph" style:parent-style-name="RUBRYKA_20_NUMEROWANA" style:list-style-name="WWNum4">
      <style:paragraph-properties fo:margin-left="1.27cm" fo:margin-right="0cm" fo:text-indent="0cm" style:auto-text-indent="false" style:writing-mode="lr-tb">
        <style:tab-stops>
          <style:tab-stop style:position="1.27cm"/>
        </style:tab-stops>
      </style:paragraph-properties>
    </style:style>
    <style:style style:name="P97" style:family="paragraph" style:parent-style-name="SEKCJA_20_WNIOSKU" style:list-style-name="WWNum4">
      <style:paragraph-properties fo:margin-left="0cm" fo:margin-right="0cm" fo:text-indent="-1.016cm" style:auto-text-indent="false" style:writing-mode="lr-tb">
        <style:tab-stops>
          <style:tab-stop style:position="1.905cm"/>
        </style:tab-stops>
      </style:paragraph-properties>
      <style:text-properties fo:font-weight="normal" style:font-weight-asian="normal"/>
    </style:style>
    <style:style style:name="T1" style:family="text">
      <style:text-properties fo:font-size="12pt" style:font-size-asian="12pt"/>
    </style:style>
    <style:style style:name="T2" style:family="text">
      <style:text-properties fo:font-weight="normal" style:font-weight-asian="normal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081ea2" style:font-size-asian="10pt"/>
    </style:style>
    <style:style style:name="T5" style:family="text">
      <style:text-properties fo:font-size="10pt" fo:font-weight="bold" style:font-size-asian="10pt" style:font-weight-asian="bold" style:font-weight-complex="bold"/>
    </style:style>
    <style:style style:name="T6" style:family="text">
      <style:text-properties fo:font-size="9pt" fo:font-weight="normal" style:font-size-asian="9pt" style:font-weight-asian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Arial" fo:font-size="10pt" fo:language="pl" fo:country="PL" style:font-size-asian="10pt" style:language-asian="pl" style:country-asian="PL" style:font-name-complex="Arial1" style:font-size-complex="10pt" style:language-complex="ar" style:country-complex="SA"/>
    </style:style>
    <style:style style:name="T9" style:family="text">
      <style:text-properties style:font-name="Arial" fo:font-size="9pt" fo:language="pl" fo:country="PL" style:font-size-asian="9pt" style:language-asian="pl" style:country-asian="PL" style:font-name-complex="Arial1" style:font-size-complex="10pt" style:language-complex="ar" style:country-complex="SA"/>
    </style:style>
    <style:style style:name="T10" style:family="text">
      <style:text-properties style:font-name="Arial" fo:font-size="8pt" style:font-size-asian="8pt"/>
    </style:style>
    <style:style style:name="T11" style:family="text">
      <style:text-properties style:font-name="Arial" fo:font-size="10pt" fo:language="pl" fo:country="PL" style:font-size-asian="10pt" style:language-asian="pl" style:country-asian="PL" style:font-name-complex="Arial1" style:font-size-complex="10pt" style:language-complex="ar" style:country-complex="SA"/>
    </style:style>
    <style:style style:name="T12" style:family="text">
      <style:text-properties style:font-name="Times New Roman" fo:font-size="9pt" fo:language="pl" fo:country="PL" style:font-size-asian="9pt" style:language-asian="pl" style:country-asian="PL" style:font-name-complex="Times New Roman1" style:font-size-complex="10pt" style:language-complex="ar" style:country-complex="SA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weight="bold" style:font-size-asian="8pt" style:font-weight-asian="bold"/>
    </style:style>
    <style:style style:name="T15" style:family="text">
      <style:text-properties fo:font-weight="bold" style:font-weight-asian="bold"/>
    </style:style>
    <style:style style:name="T16" style:family="text">
      <style:text-properties fo:text-transform="uppercase" fo:font-size="10pt" style:font-size-asian="1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tyle="italic" style:font-style-asian="italic"/>
    </style:style>
    <style:style style:name="T19" style:family="text">
      <style:text-properties style:font-size-complex="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 table:number-columns-repeated="2"/>
        <table:table-column table:style-name="Tabela1.R"/>
        <table:table-column table:style-name="Tabela1.S"/>
        <table:table-column table:style-name="Tabela1.T"/>
        <table:table-column table:style-name="Tabela1.U"/>
        <table:table-column table:style-name="Tabela1.V"/>
        <table:table-column table:style-name="Tabela1.O"/>
        <table:table-column table:style-name="Tabela1.X"/>
        <table:table-column table:style-name="Tabela1.Y"/>
        <table:table-column table:style-name="Tabela1.O" table:number-columns-repeated="2"/>
        <table:table-column table:style-name="Tabela1.b"/>
        <table:table-column table:style-name="Tabela1.G"/>
        <table:table-column table:style-name="Tabela1.d"/>
        <table:table-column table:style-name="Tabela1.e"/>
        <table:table-column table:style-name="Tabela1.f"/>
        <table:table-column table:style-name="Tabela1.J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column table:style-name="Tabela1.u"/>
        <table:table-column table:style-name="Tabela1.p"/>
        <table:table-column table:style-name="Tabela1.O" table:number-columns-repeated="2"/>
        <table:table-column table:style-name="Tabela1.y"/>
        <table:table-row table:style-name="Tabela1.1">
          <table:table-cell table:style-name="Tabela1.A1" table:number-columns-spanned="11" office:value-type="string">
            <text:p text:style-name="P81"><text:span text:style-name="T1">KRS-</text:span><text:span text:style-name="T1"><text:keywords>KRS-W</text:keywords></text:span><text:span text:style-name="T1">W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1" table:number-columns-spanned="40" office:value-type="string">
            <text:p text:style-name="P44">Sygnatura <text:s/>akt (wypełnia są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2" table:number-columns-spanned="11" office:value-type="string">
            <text:h text:style-name="P16" text:outline-level="2"><draw:frame draw:style-name="fr1" draw:name="Obraz1" text:anchor-type="as-char" svg:width="2.672cm" svg:height="1.296cm" draw:z-index="0"><draw:image xlink:href="Pictures/2000006B00000A8B0000051060ED14700CF15090.wmf" xlink:type="simple" xlink:show="embed" xlink:actuate="onLoad" loext:mime-type="image/x-wmf"/></draw:frame></text:h>
            <text:p text:style-name="P7"><text:span text:style-name="T3">Krajowy Rejestr Sądow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2" table:number-columns-spanned="40" office:value-type="string">
            <text:h text:style-name="P51" text:outline-level="1">Wniosek o rejestrację podmiotu </text:h>
            <text:h text:style-name="P53" text:outline-level="1">w  rejestrze przedsiębiorców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3" table:number-columns-spanned="40" office:value-type="string">
            <text:h text:style-name="P52" text:outline-level="1">SPÓŁKA Z OGRANICZONĄ ODPOWIEDZIALNOŚCIĄ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51" office:value-type="string">
            <text:list xml:id="list2014431113" text:style-name="WWNum3">
              <text:list-item>
                <text:p text:style-name="P85">Formularz należy wypełnić w języku polskim, czytelnie, na maszynie, komputerowo lub ręcznie, wielkimi, drukowanymi literami.</text:p>
              </text:list-item>
              <text:list-item>
                <text:p text:style-name="P85">Wnioskodawca wypełnia pola jasne.</text:p>
              </text:list-item>
              <text:list-item>
                <text:p text:style-name="P85">We wszystkich wypełnianych polach, w których występuje możliwość wyboru, należy wstawić X w jednym odpowiednim kwadracie. </text:p>
              </text:list-item>
              <text:list-item>
                <text:p text:style-name="P85">Wszystkie pola, w których nie będą wpisane odpowiednie informacje, należy przekreślić.</text:p>
              </text:list-item>
              <text:list-item>
                <text:p text:style-name="P85">Wniosek składa się do sądu rejonowego (sądu gospodarczego) właściwego ze względu na siedzibę podmiotu, którego wpis dotyczy. Wniosek można złożyć w biurze podawczym właściwego sądu lub nadać w urzędzie pocztowym na adres sądu.</text:p>
              </text:list-item>
              <text:list-item>
                <text:p text:style-name="P85">Wniosek złożony z naruszeniem przepisu art. 19 ust. 2 ustawy o Krajowym Rejestrze Sądowym <text:s/>lub nieprawidłowo wypełniony <text:s/>podlega zwróceniu, bez wzywania do uzupełnienia braków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5" table:number-columns-spanned="3" office:value-type="string">
            <text:p text:style-name="P8"/>
          </table:table-cell>
          <table:covered-table-cell/>
          <table:covered-table-cell/>
          <table:table-cell table:style-name="Tabela1.D5" table:number-columns-spanned="17" office:value-type="string">
            <text:p text:style-name="P44">Miejsce na notatki sąd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U5" table:number-columns-spanned="20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1" table:number-columns-spanned="11" office:value-type="string">
            <text:p text:style-name="P44">Data wpływu (wypełnia są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3" office:value-type="string">
            <text:p text:style-name="P46"/>
          </table:table-cell>
          <table:covered-table-cell/>
          <table:covered-table-cell/>
          <table:table-cell table:style-name="Tabela1.D6" table:number-columns-spanned="4" office:value-type="string">
            <text:p text:style-name="P47"/>
          </table:table-cell>
          <table:covered-table-cell/>
          <table:covered-table-cell/>
          <table:covered-table-cell/>
          <table:table-cell table:style-name="Tabela1.D6" table:number-columns-spanned="5" office:value-type="string">
            <text:h text:style-name="P57" text:outline-level="5"/>
          </table:table-cell>
          <table:covered-table-cell/>
          <table:covered-table-cell/>
          <table:covered-table-cell/>
          <table:covered-table-cell/>
          <table:table-cell table:style-name="Tabela1.D6" table:number-columns-spanned="2" office:value-type="string">
            <text:h text:style-name="P63" text:outline-level="5"/>
          </table:table-cell>
          <table:covered-table-cell/>
          <table:table-cell table:style-name="Tabela1.D6" table:number-columns-spanned="6" office:value-type="string">
            <text:h text:style-name="P57" text:outline-level="5"/>
          </table:table-cell>
          <table:covered-table-cell/>
          <table:covered-table-cell/>
          <table:covered-table-cell/>
          <table:covered-table-cell/>
          <table:covered-table-cell/>
          <table:table-cell table:style-name="Tabela1.D6" table:number-columns-spanned="20" office:value-type="string">
            <text:h text:style-name="P57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o6" table:number-columns-spanned="11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7" table:number-columns-spanned="3" office:value-type="string">
            <text:h text:style-name="P57" text:outline-level="5"/>
          </table:table-cell>
          <table:covered-table-cell/>
          <table:covered-table-cell/>
          <table:table-cell table:style-name="Tabela1.D7" table:number-columns-spanned="37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D7" table:number-columns-spanned="11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8" table:number-columns-spanned="51" office:value-type="string">
            <text:h text:style-name="P22" text:outline-level="3">SĄD, DO KTÓREGO SKŁADANY JEST WNIOSEK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9" office:value-type="string">
            <text:p text:style-name="P10"/>
          </table:table-cell>
          <table:table-cell table:style-name="Tabela1.B9" table:number-columns-spanned="50" office:value-type="string">
            <text:list xml:id="list2687996110" text:style-name="WWNum16">
              <text:list-item>
                <text:h text:style-name="P30" text:outline-level="5">Nazwa sądu</text:h>
              </text:list-item>
            </text:list>
            <text:h text:style-name="P55" text:outline-level="5"><text:span text:style-name="T3">Sąd Rejonowy </text:span><text:span text:style-name="T4">dla Krakowa-Śródmieścia w Krakowi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8" table:number-columns-spanned="51" office:value-type="string">
            <text:h text:style-name="P22" text:outline-level="3">SIEDZIBA PODMIOTU, KTÓREGO DOTYCZY WPI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9" office:value-type="string">
            <text:h text:style-name="P66" text:outline-level="5"/>
          </table:table-cell>
          <table:table-cell table:style-name="Tabela1.B11" table:number-columns-spanned="27" office:value-type="string">
            <text:list xml:id="list171927799677199" text:continue-numbering="true" text:style-name="WWNum16">
              <text:list-item>
                <text:h text:style-name="P31" text:outline-level="5">Województwo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1" table:number-columns-spanned="23" office:value-type="string">
            <text:list xml:id="list171928761718468" text:continue-numbering="true" text:style-name="WWNum16">
              <text:list-item>
                <text:h text:style-name="P31" text:outline-level="5">Powiat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9" office:value-type="string">
            <text:p text:style-name="P3"/>
          </table:table-cell>
          <table:table-cell table:style-name="Tabela1.B12" table:number-columns-spanned="27" office:value-type="string">
            <text:p text:style-name="P4">małopolsk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2" table:number-columns-spanned="23" office:value-type="string">
            <text:p text:style-name="P78">krakows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9" office:value-type="string">
            <text:h text:style-name="P66" text:outline-level="5"/>
          </table:table-cell>
          <table:table-cell table:style-name="Tabela1.B13" table:number-columns-spanned="27" office:value-type="string">
            <text:list xml:id="list171927733100416" text:continue-numbering="true" text:style-name="WWNum16">
              <text:list-item>
                <text:h text:style-name="P31" text:outline-level="5">Gmina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3" table:number-columns-spanned="23" office:value-type="string">
            <text:list xml:id="list171928409992537" text:continue-numbering="true" text:style-name="WWNum16">
              <text:list-item>
                <text:h text:style-name="P31" text:outline-level="5">Miejscowość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9" office:value-type="string">
            <text:p text:style-name="P3"/>
          </table:table-cell>
          <table:table-cell table:style-name="Tabela1.B14" table:number-columns-spanned="27" office:value-type="string">
            <text:p text:style-name="P5">Krakó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4" table:number-columns-spanned="23" office:value-type="string">
            <text:p text:style-name="P79">Krakó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15" table:number-columns-spanned="51" office:value-type="string">
            <text:h text:style-name="P22" text:outline-level="3">OKREŚLENIE REJESTRACJI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16" office:value-type="string">
            <text:p text:style-name="P10"/>
          </table:table-cell>
          <table:table-cell table:style-name="Tabela1.B16" table:number-columns-spanned="50" office:value-type="string">
            <text:list xml:id="list171927451021845" text:continue-numbering="true" text:style-name="WWNum16">
              <text:list-item>
                <text:h text:style-name="P31" text:outline-level="5">Rejestracja dotyczy: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17" office:value-type="string">
            <text:p text:style-name="P10"/>
          </table:table-cell>
          <table:table-cell table:style-name="Tabela1.B17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a1.F17" table:number-columns-spanned="2" office:value-type="string">
            <text:p text:style-name="P12"><field:fieldmark-start text:name="__Fieldmark__1513_438538423" field:type="SYMBOL 113 \f &quot;Wingdings&quot; \s 14"/><field:fieldmark-end/></text:p>
          </table:table-cell>
          <table:covered-table-cell/>
          <table:table-cell table:style-name="Tabela1.H17" table:number-columns-spanned="2" office:value-type="string">
            <text:list xml:id="list80105880" text:style-name="WWNum1">
              <text:list-item>
                <text:h text:style-name="P76" text:outline-level="5">X</text:h>
              </text:list-item>
            </text:list>
          </table:table-cell>
          <table:covered-table-cell/>
          <table:table-cell table:style-name="Tabela1.J17" table:number-columns-spanned="22" office:value-type="string">
            <text:h text:style-name="P55" text:outline-level="5">Nowego podmiotu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17" table:number-columns-spanned="2" office:value-type="string">
            <text:h text:style-name="P66" text:outline-level="5"><field:fieldmark-start text:name="__Fieldmark__1517_438538423" field:type="SYMBOL 113 \f &quot;Wingdings&quot; \s 14"/><field:fieldmark-end/></text:h>
          </table:table-cell>
          <table:covered-table-cell/>
          <table:table-cell table:style-name="Tabela1.h17" office:value-type="string">
            <text:list xml:id="list171928031584388" text:continue-numbering="true" text:style-name="WWNum1">
              <text:list-item>
                <text:h text:style-name="P69" text:outline-level="5"/>
              </text:list-item>
            </text:list>
          </table:table-cell>
          <table:table-cell table:style-name="Tabela1.i17" table:number-columns-spanned="17" office:value-type="string">
            <text:h text:style-name="P55" text:outline-level="5">Podmiotu uprzednio zarejestrowanego (przerejestrowanie)<text:note text:id="ftn1" text:note-class="footnote"><text:note-citation>1</text:note-citation><text:note-body><text:p text:style-name="Footnote"><text:span text:style-name="T8">) <text:s/></text:span><text:span text:style-name="T9">Dotyczy podmiotu, który przed dniem 1 stycznia 2001 r. uzyskał wpis w odpowiednim rejestrze sądowym</text:span><text:span text:style-name="T12">. <text:s text:c="3"/></text:span></text:p></text:note-body></text:note><text:span text:style-name="T7">)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8">
          <table:table-cell table:style-name="Tabela1.A18" table:number-columns-spanned="51" office:value-type="string">
            <text:list xml:id="list2691761541" text:style-name="WWNum4">
              <text:list-item>
                <text:list>
                  <text:list-item>
                    <text:h text:style-name="P97" text:outline-level="2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9">
          <table:table-cell table:style-name="Tabela1.A19" table:number-columns-spanned="51" office:value-type="string">
            <text:list xml:id="list171928393314966" text:continue-numbering="true" text:style-name="WWNum4">
              <text:list-item>
                <text:list>
                  <text:list-item>
                    <text:list>
                      <text:list-item>
                        <text:h text:style-name="P93" text:outline-level="3">DANE WNIOSKODAWCY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0">
          <table:table-cell table:style-name="Tabela1.A16" office:value-type="string">
            <text:p text:style-name="P10"/>
          </table:table-cell>
          <table:table-cell table:style-name="Tabela1.B20" table:number-columns-spanned="50" office:value-type="string">
            <text:list xml:id="list171927997834679" text:continue-list="list171927451021845" text:style-name="WWNum16">
              <text:list-item>
                <text:h text:style-name="P31" text:outline-level="5">Wnioskodawca: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1">
          <table:table-cell table:style-name="Tabela1.A16" office:value-type="string">
            <text:p text:style-name="P10"/>
          </table:table-cell>
          <table:table-cell table:style-name="Tabela1.B2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a1.F21" table:number-columns-spanned="2" office:value-type="string">
            <text:p text:style-name="P12"><field:fieldmark-start text:name="__Fieldmark__1546_438538423" field:type="SYMBOL 113 \f &quot;Wingdings&quot; \s 14"/><field:fieldmark-end/></text:p>
          </table:table-cell>
          <table:covered-table-cell/>
          <table:table-cell table:style-name="Tabela1.H21" table:number-columns-spanned="2" office:value-type="string">
            <text:list xml:id="list3333446210" text:style-name="WWNum5">
              <text:list-item>
                <text:h text:style-name="P70" text:outline-level="5"/>
              </text:list-item>
            </text:list>
          </table:table-cell>
          <table:covered-table-cell/>
          <table:table-cell table:style-name="Tabela1.J21" table:number-columns-spanned="22" office:value-type="string">
            <text:h text:style-name="P55" text:outline-level="5">Spółka / spółka w organizacji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f21" table:number-columns-spanned="2" office:value-type="string">
            <text:h text:style-name="P66" text:outline-level="5"><field:fieldmark-start text:name="__Fieldmark__1552_438538423" field:type="SYMBOL 113 \f &quot;Wingdings&quot; \s 14"/><field:fieldmark-end/></text:h>
          </table:table-cell>
          <table:covered-table-cell/>
          <table:table-cell table:style-name="Tabela1.h21" office:value-type="string">
            <text:list xml:id="list2221825210" text:style-name="WWNum11">
              <text:list-item>
                <text:h text:style-name="P71" text:outline-level="5"/>
              </text:list-item>
            </text:list>
          </table:table-cell>
          <table:table-cell table:style-name="Tabela1.i21" table:number-columns-spanned="17" office:value-type="string">
            <text:h text:style-name="P55" text:outline-level="5">Inny wnioskodawc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table-cell table:style-name="Tabela1.A22" office:value-type="string">
            <text:p text:style-name="P2"/>
          </table:table-cell>
          <table:table-cell table:style-name="Tabela1.B22" table:number-columns-spanned="50" office:value-type="string">
            <text:p text:style-name="P87"><text:span text:style-name="T13">Pola o numerach 8 i 9 należy wypełnić tylko wówczas, gdy w polu numer 7 zaznaczono „Inny wnioskodawca”. W pozostałych przypadkach pola te należy przekreślić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3">
          <table:table-cell table:style-name="Tabela1.A16" office:value-type="string">
            <text:p text:style-name="P10"/>
          </table:table-cell>
          <table:table-cell table:style-name="Tabela1.B23" table:number-columns-spanned="50" office:value-type="string">
            <text:list xml:id="list171928404324805" text:continue-list="list171927997834679" text:style-name="WWNum16">
              <text:list-item>
                <text:h text:style-name="P31" text:outline-level="5">Nazwa / firma lub nazwisko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4">
          <table:table-cell table:style-name="Tabela1.A17" office:value-type="string">
            <text:p text:style-name="P10"/>
          </table:table-cell>
          <table:table-cell table:style-name="Tabela1.B24" table:number-columns-spanned="50" office:value-type="string">
            <text:list xml:id="list171928335656900" text:continue-numbering="true" text:style-name="WWNum16">
              <text:list-item>
                <text:h text:style-name="P31" text:outline-level="5">Imię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19" table:number-columns-spanned="51" office:value-type="string">
            <text:list xml:id="list171928538066622" text:continue-list="list171928393314966" text:style-name="WWNum4">
              <text:list-item>
                <text:list>
                  <text:list-item>
                    <text:list>
                      <text:list-item>
                        <text:h text:style-name="P93" text:outline-level="3">DANE adresata korespondencji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6">
          <table:table-cell table:style-name="Tabela1.A22" table:number-columns-spanned="3" office:value-type="string">
            <text:p text:style-name="P10"/>
          </table:table-cell>
          <table:covered-table-cell/>
          <table:covered-table-cell/>
          <table:table-cell table:style-name="Tabela1.D26" table:number-columns-spanned="48" office:value-type="string">
            <text:list xml:id="list171929081791148" text:continue-numbering="true" text:style-name="WWNum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2" text:outline-level="4">Oznaczenie adresata korespondencji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16" office:value-type="string">
            <text:p text:style-name="P10"/>
          </table:table-cell>
          <table:table-cell table:style-name="Tabela1.B27" table:number-columns-spanned="50" office:value-type="string">
            <text:list xml:id="list171927764887239" text:continue-list="list171928335656900" text:style-name="WWNum16">
              <text:list-item>
                <text:h text:style-name="P32" text:outline-level="5">Nazwa / firma lub nazwisko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17" office:value-type="string">
            <text:p text:style-name="P10"/>
          </table:table-cell>
          <table:table-cell table:style-name="Tabela1.B28" table:number-columns-spanned="50" office:value-type="string">
            <text:list xml:id="list171928245113499" text:continue-numbering="true" text:style-name="WWNum16">
              <text:list-item>
                <text:h text:style-name="P31" text:outline-level="5">Imię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6">
          <table:table-cell table:style-name="Tabela1.A29" table:number-columns-spanned="3" office:value-type="string">
            <text:p text:style-name="P10"/>
          </table:table-cell>
          <table:covered-table-cell/>
          <table:covered-table-cell/>
          <table:table-cell table:style-name="Tabela1.D29" table:number-columns-spanned="48" office:value-type="string">
            <text:list xml:id="list171928576662174" text:continue-list="list171929081791148" text:style-name="WWNum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2" text:outline-level="4">Adres do korespondencji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.28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30" table:number-columns-spanned="22" office:value-type="string">
            <text:list xml:id="list171928615678422" text:continue-list="list171928245113499" text:style-name="WWNum16">
              <text:list-item>
                <text:h text:style-name="P31" text:outline-level="5">Ulica 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Y30" table:number-columns-spanned="5" office:value-type="string">
            <text:list xml:id="list171928283011018" text:continue-numbering="true" text:style-name="WWNum16">
              <text:list-item>
                <text:h text:style-name="P33" text:outline-level="5">Nr domu</text:h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ela1.d30" table:number-columns-spanned="7" office:value-type="string">
            <text:list xml:id="list171928366866851" text:continue-numbering="true" text:style-name="WWNum16">
              <text:list-item>
                <text:h text:style-name="P34" text:outline-level="5">Nr lokalu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30" table:number-columns-spanned="15" office:value-type="string">
            <text:list xml:id="list171928896821800" text:continue-numbering="true" text:style-name="WWNum16">
              <text:list-item>
                <text:h text:style-name="P31" text:outline-level="5">Miejscowość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31" table:number-columns-spanned="12" office:value-type="string">
            <text:list xml:id="list171928471421471" text:continue-numbering="true" text:style-name="WWNum16">
              <text:list-item>
                <text:h text:style-name="P31" text:outline-level="5">Kod pocztowy 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O31" table:number-columns-spanned="22" office:value-type="string">
            <text:list xml:id="list4191347489" text:style-name="WWNum14">
              <text:list-item>
                <text:h text:style-name="P35" text:outline-level="5"><text:s/>Poczta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31" table:number-columns-spanned="15" office:value-type="string">
            <text:list xml:id="list171928881229113" text:continue-numbering="true" text:style-name="WWNum14">
              <text:list-item>
                <text:h text:style-name="P35" text:outline-level="5">Kraj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2">
          <table:table-cell table:style-name="Tabela1.A19" table:number-columns-spanned="51" office:value-type="string">
            <text:list xml:id="list171927101888728" text:continue-list="list171928576662174" text:style-name="WWNum4">
              <text:list-item>
                <text:list>
                  <text:list-item>
                    <text:list>
                      <text:list-item>
                        <text:h text:style-name="P93" text:outline-level="3">DANE pełnomocnika procesowego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6">
          <table:table-cell table:style-name="Tabela1.A22" table:number-columns-spanned="3" office:value-type="string">
            <text:p text:style-name="P10"/>
          </table:table-cell>
          <table:covered-table-cell/>
          <table:covered-table-cell/>
          <table:table-cell table:style-name="Tabela1.D26" table:number-columns-spanned="48" office:value-type="string">
            <text:list xml:id="list171927135361782" text:continue-numbering="true" text:style-name="WWNum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2" text:outline-level="4">Oznaczenie pełnomocnika 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4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34" table:number-columns-spanned="49" office:value-type="string">
            <text:list xml:id="list171928268455197" text:continue-list="list171928881229113" text:style-name="WWNum14">
              <text:list-item>
                <text:h text:style-name="P35" text:outline-level="5">Nazwa / firma lub nazwisko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5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35" table:number-columns-spanned="49" office:value-type="string">
            <text:list xml:id="list171927166024907" text:continue-numbering="true" text:style-name="WWNum14">
              <text:list-item>
                <text:h text:style-name="P35" text:outline-level="5">Imię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6">
          <table:table-cell table:style-name="Tabela1.A22" table:number-columns-spanned="3" office:value-type="string">
            <text:p text:style-name="P10"/>
          </table:table-cell>
          <table:covered-table-cell/>
          <table:covered-table-cell/>
          <table:table-cell table:style-name="Tabela1.D26" table:number-columns-spanned="48" office:value-type="string">
            <text:list xml:id="list171927222845348" text:continue-list="list171927135361782" text:style-name="WWNum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2" text:outline-level="4">Adres pełnomocnika 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37" table:number-columns-spanned="23" office:value-type="string">
            <text:list xml:id="list171927807208036" text:continue-list="list171927166024907" text:style-name="WWNum14">
              <text:list-item>
                <text:h text:style-name="P35" text:outline-level="5">Ulica 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37" table:number-columns-spanned="6" office:value-type="string">
            <text:list xml:id="list171927442805838" text:continue-numbering="true" text:style-name="WWNum14">
              <text:list-item>
                <text:h text:style-name="P35" text:outline-level="5">Nr domu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ela1.f37" table:number-columns-spanned="5" office:value-type="string">
            <text:list xml:id="list171928583244710" text:continue-numbering="true" text:style-name="WWNum14">
              <text:list-item>
                <text:h text:style-name="P35" text:outline-level="5">Nr lokalu</text:h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ela1.k37" table:number-columns-spanned="15" office:value-type="string">
            <text:list xml:id="list171927878837106" text:continue-numbering="true" text:style-name="WWNum14">
              <text:list-item>
                <text:h text:style-name="P35" text:outline-level="5">Miejscowość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17" table:number-columns-spanned="2" office:value-type="string">
            <text:p text:style-name="P10"/>
          </table:table-cell>
          <table:covered-table-cell/>
          <table:table-cell table:style-name="Tabela1.C38" table:number-columns-spanned="12" office:value-type="string">
            <text:list xml:id="list171927489535035" text:continue-numbering="true" text:style-name="WWNum14">
              <text:list-item>
                <text:h text:style-name="P35" text:outline-level="5">Kod pocztowy 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O38" table:number-columns-spanned="22" office:value-type="string">
            <text:list xml:id="list171927441195824" text:continue-numbering="true" text:style-name="WWNum14">
              <text:list-item>
                <text:h text:style-name="P35" text:outline-level="5">Poczta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38" table:number-columns-spanned="15" office:value-type="string">
            <text:list xml:id="list171927569184145" text:continue-numbering="true" text:style-name="WWNum14">
              <text:list-item>
                <text:h text:style-name="P35" text:outline-level="5">Kraj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9">
          <table:table-cell table:style-name="Tabela1.A39" table:number-columns-spanned="51" office:value-type="string">
            <text:list xml:id="list171927388383110" text:continue-list="list171927222845348" text:style-name="WWNum4">
              <text:list-item>
                <text:list>
                  <text:list-item>
                    <text:h text:style-name="P97" text:outline-level="2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0">
          <table:table-cell table:style-name="Tabela1.A19" table:number-columns-spanned="51" office:value-type="string">
            <text:p text:style-name="P82">Wnoszę o dokonanie wpisu zgodnie z informacjami zamieszczonymi<text:line-break/> we wniosku i na załącznikach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19" table:number-columns-spanned="51" office:value-type="string">
            <text:list xml:id="list171928049828522" text:continue-numbering="true" text:style-name="WWNum4">
              <text:list-item>
                <text:list>
                  <text:list-item>
                    <text:list>
                      <text:list-item>
                        <text:h text:style-name="P93" text:outline-level="3">dane podmiotu 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2">
          <table:table-cell table:style-name="Tabela1.A15" table:number-columns-spanned="2" office:value-type="string">
            <text:p text:style-name="P3"/>
          </table:table-cell>
          <table:covered-table-cell/>
          <table:table-cell table:style-name="Tabela1.C42" table:number-columns-spanned="49" office:value-type="string">
            <text:list xml:id="list171928505716740" text:continue-list="list171927569184145" text:style-name="WWNum14">
              <text:list-item>
                <text:h text:style-name="P37" text:outline-level="5"><text:span text:style-name="T10">Firma spółki</text:span></text:h>
              </text:list-item>
            </text:list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A4" table:number-columns-spanned="49" office:value-type="string">
            <text:list xml:id="list171928680637775" text:continue-numbering="true" text:style-name="WWNum14">
              <text:list-item>
                <text:h text:style-name="P35" text:outline-level="5">Oznaczenie formy prawnej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6">
          <table:table-cell table:style-name="Tabela1.A17" table:number-columns-spanned="2" office:value-type="string">
            <text:p text:style-name="P3"/>
          </table:table-cell>
          <table:covered-table-cell/>
          <table:table-cell table:style-name="Tabela1.A17" table:number-columns-spanned="49" office:value-type="string">
            <text:h text:style-name="P23" text:outline-level="3"><text:span text:style-name="T15">Spółka z ograniczoną odpowiedzialnością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5">
          <table:table-cell table:style-name="Tabela1.A45" table:number-columns-spanned="51" office:value-type="string">
            <text:list xml:id="list171928485373763" text:continue-list="list171928049828522" text:style-name="WWNum4">
              <text:list-item>
                <text:list>
                  <text:list-item>
                    <text:h text:style-name="P97" text:outline-level="2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6">
          <table:table-cell table:style-name="Tabela1.A46" table:number-columns-spanned="51" office:value-type="string">
            <text:list xml:id="list4145367946" text:style-name="WWNum2">
              <text:list-item>
                <text:list>
                  <text:list-item>
                    <text:list>
                      <text:list-item>
                        <text:h text:style-name="P95" text:outline-level="3"><text:span text:style-name="T16">dane o NIP I REGON</text:span></text:h>
                      </text:list-item>
                    </text:list>
                  </text:list-item>
                </text:list>
              </text:list-item>
            </text:list>
            <text:p text:style-name="P88"><text:span text:style-name="T13">Pola o numerach 32 i 33 należy wypełnić, jeżeli spółka posiada NIP i/lub REGON. W innym przypadku pola te należy przekreślić. </text:span></text:p>
            <text:p text:style-name="P89"><text:span text:style-name="T13">Pola o numerach 30 i/lub 31 należy wypełnić, jeżeli spółka nie wypełnia pól 32 i/lub 33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7">
          <table:table-cell table:style-name="Tabela1.A47" table:number-rows-spanned="4" table:number-columns-spanned="2" office:value-type="string">
            <text:h text:style-name="P20" text:outline-level="2"/>
          </table:table-cell>
          <table:covered-table-cell/>
          <table:table-cell table:style-name="Tabela1.C47" table:number-columns-spanned="28" office:value-type="string">
            <text:list xml:id="list171929178536457" text:continue-list="list171928680637775" text:style-name="WWNum14">
              <text:list-item>
                <text:h text:style-name="P39" text:outline-level="5">Spółka nie wystąpiła o NIP <text:s text:c="10"/><field:fieldmark-start text:name="__Fieldmark__1642_438538423" field:type="SYMBOL 113 \f &quot;Wingdings&quot; \s 14"/><field:fieldmark-end/><text:span text:style-name="T17"><text:s/></text:span>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47" table:number-columns-spanned="2" office:value-type="string">
            <text:h text:style-name="P21" text:outline-level="2"/>
          </table:table-cell>
          <table:covered-table-cell/>
          <table:table-cell table:style-name="Tabela1.g47" table:number-columns-spanned="19" office:value-type="string">
            <text:list xml:id="list171928251533828" text:continue-numbering="true" text:style-name="WWNum14">
              <text:list-item>
                <text:h text:style-name="P39" text:outline-level="5">Spółka nie wystąpiła o REGON <text:s text:c="9"/><field:fieldmark-start text:name="__Fieldmark__1650_438538423" field:type="SYMBOL 113 \f &quot;Wingdings&quot; \s 14"/><field:fieldmark-end/>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8">
          <table:covered-table-cell/>
          <table:covered-table-cell/>
          <table:table-cell table:style-name="Tabela1.C48" table:number-columns-spanned="11" office:value-type="string">
            <text:h text:style-name="P66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N48" office:value-type="string">
            <text:h text:style-name="P66" text:outline-level="5"/>
          </table:table-cell>
          <table:table-cell table:style-name="Tabela1.O48" office:value-type="string">
            <text:h text:style-name="P66" text:outline-level="5"/>
          </table:table-cell>
          <table:table-cell table:style-name="Tabela1.P48" table:number-columns-spanned="3" office:value-type="string">
            <text:h text:style-name="P66" text:outline-level="5"/>
          </table:table-cell>
          <table:covered-table-cell/>
          <table:covered-table-cell/>
          <table:table-cell table:style-name="Tabela1.S48" table:number-columns-spanned="4" office:value-type="string">
            <text:h text:style-name="P66" text:outline-level="5"/>
          </table:table-cell>
          <table:covered-table-cell/>
          <table:covered-table-cell/>
          <table:covered-table-cell/>
          <table:table-cell table:style-name="Tabela1.W48" office:value-type="string">
            <text:h text:style-name="P66" text:outline-level="5"/>
          </table:table-cell>
          <table:table-cell table:style-name="Tabela1.X48" table:number-columns-spanned="2" office:value-type="string">
            <text:h text:style-name="P66" text:outline-level="5"/>
          </table:table-cell>
          <table:covered-table-cell/>
          <table:table-cell table:style-name="Tabela1.Z48" office:value-type="string">
            <text:h text:style-name="P66" text:outline-level="5"/>
          </table:table-cell>
          <table:table-cell table:style-name="Tabela1.a48" office:value-type="string">
            <text:h text:style-name="P66" text:outline-level="5"/>
          </table:table-cell>
          <table:table-cell table:style-name="Tabela1.b48" office:value-type="string">
            <text:h text:style-name="P66" text:outline-level="5"/>
          </table:table-cell>
          <table:table-cell table:style-name="Tabela1.c48" table:number-columns-spanned="2" office:value-type="string">
            <text:h text:style-name="P66" text:outline-level="5"/>
          </table:table-cell>
          <table:covered-table-cell/>
          <table:table-cell table:style-name="Tabela1.e48" table:number-columns-spanned="2" office:value-type="string">
            <text:h text:style-name="P66" text:outline-level="5"/>
          </table:table-cell>
          <table:covered-table-cell/>
          <table:table-cell table:style-name="Tabela1.g48" table:number-columns-spanned="5" office:value-type="string">
            <text:h text:style-name="P66" text:outline-level="5"/>
          </table:table-cell>
          <table:covered-table-cell/>
          <table:covered-table-cell/>
          <table:covered-table-cell/>
          <table:covered-table-cell/>
          <table:table-cell table:style-name="Tabela1.l48" table:number-columns-spanned="2" office:value-type="string">
            <text:h text:style-name="P66" text:outline-level="5"/>
          </table:table-cell>
          <table:covered-table-cell/>
          <table:table-cell table:style-name="Tabela1.l48" table:number-columns-spanned="2" office:value-type="string">
            <text:h text:style-name="P66" text:outline-level="5"/>
          </table:table-cell>
          <table:covered-table-cell/>
          <table:table-cell table:style-name="Tabela1.l48" office:value-type="string">
            <text:h text:style-name="P66" text:outline-level="5"/>
          </table:table-cell>
          <table:table-cell table:style-name="Tabela1.l48" table:number-columns-spanned="2" office:value-type="string">
            <text:h text:style-name="P66" text:outline-level="5"/>
          </table:table-cell>
          <table:covered-table-cell/>
          <table:table-cell table:style-name="Tabela1.l48" office:value-type="string">
            <text:h text:style-name="P66" text:outline-level="5"/>
          </table:table-cell>
          <table:table-cell table:style-name="Tabela1.l48" table:number-columns-spanned="2" office:value-type="string">
            <text:h text:style-name="P66" text:outline-level="5"/>
          </table:table-cell>
          <table:covered-table-cell/>
          <table:table-cell table:style-name="Tabela1.l48" office:value-type="string">
            <text:h text:style-name="P66" text:outline-level="5"/>
          </table:table-cell>
          <table:table-cell table:style-name="Tabela1.l48" office:value-type="string">
            <text:h text:style-name="P66" text:outline-level="5"/>
          </table:table-cell>
          <table:table-cell table:style-name="Tabela1.l48" office:value-type="string">
            <text:h text:style-name="P66" text:outline-level="5"/>
          </table:table-cell>
          <table:table-cell table:style-name="Tabela1.y48" office:value-type="string">
            <text:h text:style-name="P66" text:outline-level="5"/>
          </table:table-cell>
        </table:table-row>
        <table:table-row table:style-name="Tabela1.49">
          <table:covered-table-cell/>
          <table:covered-table-cell/>
          <table:table-cell table:style-name="Tabela1.C49" table:number-columns-spanned="11" office:value-type="string">
            <text:h text:style-name="P18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N49" office:value-type="string">
            <text:h text:style-name="P19" text:outline-level="2"/>
          </table:table-cell>
          <table:table-cell table:style-name="Tabela1.O49" office:value-type="string">
            <text:h text:style-name="P19" text:outline-level="2"/>
          </table:table-cell>
          <table:table-cell table:style-name="Tabela1.P49" table:number-columns-spanned="3" office:value-type="string">
            <text:h text:style-name="P19" text:outline-level="2"/>
          </table:table-cell>
          <table:covered-table-cell/>
          <table:covered-table-cell/>
          <table:table-cell table:style-name="Tabela1.S49" table:number-columns-spanned="4" office:value-type="string">
            <text:h text:style-name="P19" text:outline-level="2"/>
          </table:table-cell>
          <table:covered-table-cell/>
          <table:covered-table-cell/>
          <table:covered-table-cell/>
          <table:table-cell table:style-name="Tabela1.W49" office:value-type="string">
            <text:h text:style-name="P19" text:outline-level="2"/>
          </table:table-cell>
          <table:table-cell table:style-name="Tabela1.X49" table:number-columns-spanned="2" office:value-type="string">
            <text:h text:style-name="P19" text:outline-level="2"/>
          </table:table-cell>
          <table:covered-table-cell/>
          <table:table-cell table:style-name="Tabela1.Z49" office:value-type="string">
            <text:h text:style-name="P19" text:outline-level="2"/>
          </table:table-cell>
          <table:table-cell table:style-name="Tabela1.a49" office:value-type="string">
            <text:h text:style-name="P19" text:outline-level="2"/>
          </table:table-cell>
          <table:table-cell table:style-name="Tabela1.b49" office:value-type="string">
            <text:h text:style-name="P19" text:outline-level="2"/>
          </table:table-cell>
          <table:table-cell table:style-name="Tabela1.c49" table:number-columns-spanned="2" office:value-type="string">
            <text:h text:style-name="P19" text:outline-level="2"/>
          </table:table-cell>
          <table:covered-table-cell/>
          <table:table-cell table:style-name="Tabela1.e49" table:number-columns-spanned="2" office:value-type="string">
            <text:h text:style-name="P19" text:outline-level="2"/>
          </table:table-cell>
          <table:covered-table-cell/>
          <table:table-cell table:style-name="Tabela1.g49" table:number-columns-spanned="5" office:value-type="string">
            <text:h text:style-name="P18" text:outline-level="2"/>
          </table:table-cell>
          <table:covered-table-cell/>
          <table:covered-table-cell/>
          <table:covered-table-cell/>
          <table:covered-table-cell/>
          <table:table-cell table:style-name="Tabela1.l49" table:number-columns-spanned="2" office:value-type="string">
            <text:h text:style-name="P18" text:outline-level="2"/>
          </table:table-cell>
          <table:covered-table-cell/>
          <table:table-cell table:style-name="Tabela1.l49" table:number-columns-spanned="2" office:value-type="string">
            <text:h text:style-name="P19" text:outline-level="2"/>
          </table:table-cell>
          <table:covered-table-cell/>
          <table:table-cell table:style-name="Tabela1.l49" office:value-type="string">
            <text:h text:style-name="P19" text:outline-level="2"/>
          </table:table-cell>
          <table:table-cell table:style-name="Tabela1.l49" table:number-columns-spanned="2" office:value-type="string">
            <text:h text:style-name="P19" text:outline-level="2"/>
          </table:table-cell>
          <table:covered-table-cell/>
          <table:table-cell table:style-name="Tabela1.l49" office:value-type="string">
            <text:h text:style-name="P19" text:outline-level="2"/>
          </table:table-cell>
          <table:table-cell table:style-name="Tabela1.l49" table:number-columns-spanned="2" office:value-type="string">
            <text:h text:style-name="P19" text:outline-level="2"/>
          </table:table-cell>
          <table:covered-table-cell/>
          <table:table-cell table:style-name="Tabela1.l49" office:value-type="string">
            <text:h text:style-name="P19" text:outline-level="2"/>
          </table:table-cell>
          <table:table-cell table:style-name="Tabela1.l49" office:value-type="string">
            <text:h text:style-name="P19" text:outline-level="2"/>
          </table:table-cell>
          <table:table-cell table:style-name="Tabela1.l49" office:value-type="string">
            <text:h text:style-name="P19" text:outline-level="2"/>
          </table:table-cell>
          <table:table-cell table:style-name="Tabela1.y49" office:value-type="string">
            <text:h text:style-name="P19" text:outline-level="2"/>
          </table:table-cell>
        </table:table-row>
        <table:table-row table:style-name="Tabela1.50">
          <table:covered-table-cell/>
          <table:covered-table-cell/>
          <table:table-cell table:style-name="Tabela1.C50" table:number-columns-spanned="28" office:value-type="string">
            <text:list xml:id="list171927819583118" text:continue-numbering="true" text:style-name="WWNum14">
              <text:list-item>
                <text:h text:style-name="P36" text:outline-level="5">Numer identyfikacji podatkowej (NIP)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50" table:number-columns-spanned="2" office:value-type="string">
            <text:h text:style-name="P21" text:outline-level="2"/>
          </table:table-cell>
          <table:covered-table-cell/>
          <table:table-cell table:style-name="Tabela1.g50" table:number-columns-spanned="19" office:value-type="string">
            <text:list xml:id="list171928571208104" text:continue-numbering="true" text:style-name="WWNum14">
              <text:list-item>
                <text:h text:style-name="P36" text:outline-level="5">Numer <text:s/>identyfikacyjny REGON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1">
          <table:table-cell table:style-name="Tabela1.A46" table:number-columns-spanned="51" office:value-type="string">
            <text:list xml:id="list171928767044968" text:continue-list="list171928485373763" text:style-name="WWNum4">
              <text:list-item>
                <text:list>
                  <text:list-item>
                    <text:list>
                      <text:list-item>
                        <text:h text:style-name="P94" text:outline-level="3"><text:span text:style-name="T16">dane o wcześniejszej rejestracji spółki </text:span></text:h>
                      </text:list-item>
                    </text:list>
                  </text:list-item>
                </text:list>
              </text:list-item>
            </text:list>
            <text:list xml:id="list315109341" text:style-name="WWNum12">
              <text:list-item>
                <text:h text:style-name="P41" text:outline-level="5"><text:span text:style-name="T18">Pola o numerach od 34 do 36 dotyczą wyłącznie spółki uprzednio zarejestrowanej. W przypadku zgłoszenia nowej spółki pola te należy przekreślić. </text:span>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4">
          <table:table-cell table:style-name="Tabela1.A52" table:number-rows-spanned="2" table:number-columns-spanned="2" office:value-type="string">
            <text:p text:style-name="P6"/>
          </table:table-cell>
          <table:covered-table-cell/>
          <table:table-cell table:style-name="Tabela1.C52" table:number-columns-spanned="49" office:value-type="string">
            <text:list xml:id="list171927403746268" text:continue-list="list171928571208104" text:style-name="WWNum14">
              <text:list-item>
                <text:h text:style-name="P37" text:outline-level="5"><text:span text:style-name="T10">Nazwa sądu prowadzącego rejestr</text:span></text:h>
              </text:list-item>
            </text:list>
            <text:h text:style-name="P59" text:outline-level="5"/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3">
          <table:covered-table-cell/>
          <table:covered-table-cell/>
          <table:table-cell table:style-name="Tabela1.C53" table:number-columns-spanned="33" office:value-type="string">
            <text:list xml:id="list171928982631755" text:continue-numbering="true" text:style-name="WWNum14">
              <text:list-item>
                <text:h text:style-name="P35" text:outline-level="5">Nazwa rejestru</text:h>
              </text:list-item>
            </text:list>
            <text:h text:style-name="P24" text:outline-level="3"><text:span text:style-name="T5">RHB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53" table:number-columns-spanned="16" office:value-type="string">
            <text:list xml:id="list171927304012532" text:continue-numbering="true" text:style-name="WWNum14">
              <text:list-item>
                <text:h text:style-name="P35" text:outline-level="5">Numer w rejestrze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4">
          <table:table-cell table:style-name="Tabela1.A19" table:number-columns-spanned="51" office:value-type="string">
            <text:list xml:id="list171927989395207" text:continue-list="list171928767044968" text:style-name="WWNum4">
              <text:list-item>
                <text:list>
                  <text:list-item>
                    <text:list>
                      <text:list-item>
                        <text:h text:style-name="P93" text:outline-level="3">informacja o prowadzeniu działalności gospodarczej z innymi podmiotami na podstawie umowy SPÓŁki CYWILNEJ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55" table:number-columns-spanned="2" office:value-type="string">
            <text:p text:style-name="P10"/>
          </table:table-cell>
          <table:covered-table-cell/>
          <table:table-cell table:style-name="Tabela1.C55" table:number-columns-spanned="40" office:value-type="string">
            <text:list xml:id="list171928613592707" text:continue-list="list171927304012532" text:style-name="WWNum14">
              <text:list-item>
                <text:h text:style-name="P35" text:outline-level="5">Czy przedsiębiorca prowadzi działalność gospodarczą z innymi podmiotami na podstawie umowy spółki cywilnej?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q55" table:number-columns-spanned="3" office:value-type="string">
            <text:h text:style-name="P67" text:outline-level="5"><field:fieldmark-start text:name="__Fieldmark__1692_438538423" field:type="SYMBOL 113 \f &quot;Wingdings&quot; \s 14"/><field:fieldmark-end/></text:h>
          </table:table-cell>
          <table:covered-table-cell/>
          <table:covered-table-cell/>
          <table:table-cell table:style-name="Tabela1.t55" table:number-columns-spanned="3" office:value-type="string">
            <text:h text:style-name="P56" text:outline-level="5">TAK</text:h>
          </table:table-cell>
          <table:covered-table-cell/>
          <table:covered-table-cell/>
          <table:table-cell table:style-name="Tabela1.w55" table:number-columns-spanned="2" office:value-type="string">
            <text:h text:style-name="P67" text:outline-level="5"><field:fieldmark-start text:name="__Fieldmark__1696_438538423" field:type="SYMBOL 113 \f &quot;Wingdings&quot; \s 14"/><field:fieldmark-end/></text:h>
          </table:table-cell>
          <table:covered-table-cell/>
          <table:table-cell table:style-name="Tabela1.y55" office:value-type="string">
            <text:h text:style-name="P56" text:outline-level="5">NIE</text:h>
          </table:table-cell>
        </table:table-row>
        <table:table-row table:style-name="Tabela1.56">
          <table:table-cell table:style-name="Tabela1.A19" table:number-columns-spanned="51" office:value-type="string">
            <text:list xml:id="list171928198731219" text:continue-list="list171927989395207" text:style-name="WWNum4">
              <text:list-item>
                <text:list>
                  <text:list-item>
                    <text:list>
                      <text:list-item>
                        <text:h text:style-name="P93" text:outline-level="3">siedziba i adres spółki 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9" table:number-columns-spanned="2" office:value-type="string">
            <text:h text:style-name="P66" text:outline-level="5"/>
          </table:table-cell>
          <table:covered-table-cell/>
          <table:table-cell table:style-name="Tabela1.C57" table:number-rows-spanned="2" table:number-columns-spanned="28" office:value-type="string">
            <text:list xml:id="list171928353770667" text:continue-list="list171928613592707" text:style-name="WWNum14">
              <text:list-item>
                <text:h text:style-name="P35" text:outline-level="5">Województwo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57" table:number-rows-spanned="2" table:number-columns-spanned="21" office:value-type="string">
            <text:list xml:id="list171928731573765" text:continue-numbering="true" text:style-name="WWNum14">
              <text:list-item>
                <text:h text:style-name="P35" text:outline-level="5">Powiat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6">
          <table:table-cell table:style-name="Tabela1.A9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9" table:number-columns-spanned="2" office:value-type="string">
            <text:h text:style-name="P66" text:outline-level="5"/>
          </table:table-cell>
          <table:covered-table-cell/>
          <table:table-cell table:style-name="Tabela1.C59" table:number-rows-spanned="2" table:number-columns-spanned="28" office:value-type="string">
            <text:list xml:id="list171928307159168" text:continue-numbering="true" text:style-name="WWNum14">
              <text:list-item>
                <text:h text:style-name="P35" text:outline-level="5">Gmina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59" table:number-rows-spanned="2" table:number-columns-spanned="21" office:value-type="string">
            <text:list xml:id="list171928662993838" text:continue-numbering="true" text:style-name="WWNum14">
              <text:list-item>
                <text:h text:style-name="P35" text:outline-level="5">Miejscowość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0">
          <table:table-cell table:style-name="Tabela1.A60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.28">
          <table:table-cell table:style-name="Tabela1.A29" table:number-columns-spanned="2" office:value-type="string">
            <text:p text:style-name="P10"/>
          </table:table-cell>
          <table:covered-table-cell/>
          <table:table-cell table:style-name="Tabela1.C61" table:number-columns-spanned="36" office:value-type="string">
            <text:list xml:id="list171928484878948" text:continue-numbering="true" text:style-name="WWNum14">
              <text:list-item>
                <text:h text:style-name="P38" text:outline-level="5">Ulica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61" table:number-columns-spanned="8" office:value-type="string">
            <text:list xml:id="list171927386293907" text:continue-numbering="true" text:style-name="WWNum14">
              <text:list-item>
                <text:h text:style-name="P38" text:outline-level="5">Nr domu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u61" table:number-columns-spanned="5" office:value-type="string">
            <text:list xml:id="list171927073230239" text:continue-numbering="true" text:style-name="WWNum14">
              <text:list-item>
                <text:h text:style-name="P38" text:outline-level="5"><text:s/>Nr lokalu</text:h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62" table:number-columns-spanned="17" office:value-type="string">
            <text:list xml:id="list171927725066995" text:continue-numbering="true" text:style-name="WWNum14">
              <text:list-item>
                <text:h text:style-name="P38" text:outline-level="5">Kod pocztowy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T62" table:number-columns-spanned="32" office:value-type="string">
            <text:list xml:id="list171927503455829" text:continue-numbering="true" text:style-name="WWNum14">
              <text:list-item>
                <text:h text:style-name="P38" text:outline-level="5">Poczta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15" table:number-columns-spanned="2" office:value-type="string">
            <text:p text:style-name="P10"/>
          </table:table-cell>
          <table:covered-table-cell/>
          <table:table-cell table:style-name="Tabela1.C63" table:number-columns-spanned="49" office:value-type="string">
            <text:list xml:id="list171927606204169" text:continue-numbering="true" text:style-name="WWNum14">
              <text:list-item>
                <text:h text:style-name="P38" text:outline-level="5">Adres poczty elektronicznej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15" table:number-columns-spanned="2" office:value-type="string">
            <text:p text:style-name="P9"/>
          </table:table-cell>
          <table:covered-table-cell/>
          <table:table-cell table:style-name="Tabela1.C64" table:number-columns-spanned="49" office:value-type="string">
            <text:list xml:id="list171927978507211" text:continue-numbering="true" text:style-name="WWNum14">
              <text:list-item>
                <text:h text:style-name="P38" text:outline-level="5">Adres strony internetowej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5">
          <table:table-cell table:style-name="Tabela1.A19" table:number-columns-spanned="51" office:value-type="string">
            <text:list xml:id="list171928678592842" text:continue-list="list171928198731219" text:style-name="WWNum4">
              <text:list-item>
                <text:list>
                  <text:list-item>
                    <text:list>
                      <text:list-item>
                        <text:h text:style-name="P96" text:outline-level="3"><text:span text:style-name="T16">infoRMACJa na temat UMOWY spółki </text:span></text:h>
                      </text:list-item>
                    </text:list>
                  </text:list-item>
                </text:list>
              </text:list-item>
            </text:list>
            <text:p text:style-name="P90"><text:span text:style-name="T13">Dla spółki uprzednio zarejestrowanej należy podać informację o umowie stanowiącej podstawę dokonania wpisu do Rejestru Handlowego oraz o zmianach umowy spółki dotychczas niezarejestrowanych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6">
          <table:table-cell table:style-name="Tabela1.A16" office:value-type="string">
            <text:p text:style-name="P10"/>
          </table:table-cell>
          <table:table-cell table:style-name="Tabela1.B66" table:number-columns-spanned="50" office:value-type="string">
            <text:list xml:id="list171929038635894" text:continue-list="list171927978507211" text:style-name="WWNum14">
              <text:list-item>
                <text:h text:style-name="P42" text:outline-level="5">Data sporządzenia aktu notarialnego (dzień–miesiąc–rok), oznaczenie notariusza i kancelarii notarialnej, numer repertorium oraz dla spółki przerejestrowywanej – w przypadku zmiany umowy – numery zmienionych, dodanych, usuniętych paragrafów (innych jednostek redakcyjnych)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7">
          <table:table-cell table:style-name="Tabela1.A19" table:number-columns-spanned="51" office:value-type="string">
            <text:list xml:id="list171928001568426" text:continue-list="list171928678592842" text:style-name="WWNum4">
              <text:list-item>
                <text:list>
                  <text:list-item>
                    <text:list>
                      <text:list-item>
                        <text:h text:style-name="P93" text:outline-level="3">infoRMACJa o CZASie, NA JAKI UTWORZONA JEST SPÓŁKA 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16" office:value-type="string">
            <text:p text:style-name="P10"/>
          </table:table-cell>
          <table:table-cell table:style-name="Tabela1.B68" table:number-columns-spanned="50" office:value-type="string">
            <text:list xml:id="list171927685822247" text:continue-list="list171929038635894" text:style-name="WWNum14">
              <text:list-item>
                <text:h text:style-name="P38" text:outline-level="5">Spółka utworzona jest na czas: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9">
          <table:table-cell table:style-name="Tabela1.A16" office:value-type="string">
            <text:p text:style-name="P10"/>
          </table:table-cell>
          <table:table-cell table:style-name="Tabela1.B69" table:number-columns-spanned="3" office:value-type="string">
            <text:p text:style-name="P11"/>
          </table:table-cell>
          <table:covered-table-cell/>
          <table:covered-table-cell/>
          <table:table-cell table:style-name="Tabela1.E69" table:number-columns-spanned="2" office:value-type="string">
            <text:p text:style-name="P12"><field:fieldmark-start text:name="__Fieldmark__1751_438538423" field:type="SYMBOL 113 \f &quot;Wingdings&quot; \s 14"/><field:fieldmark-end/></text:p>
          </table:table-cell>
          <table:covered-table-cell/>
          <table:table-cell table:style-name="Tabela1.G69" table:number-columns-spanned="2" office:value-type="string">
            <text:list xml:id="list646478451" text:style-name="WWNum6">
              <text:list-item>
                <text:h text:style-name="P72" text:outline-level="5"/>
              </text:list-item>
            </text:list>
          </table:table-cell>
          <table:covered-table-cell/>
          <table:table-cell table:style-name="Tabela1.I69" table:number-columns-spanned="8" office:value-type="string">
            <text:h text:style-name="P55" text:outline-level="5">Oznaczony, jaki?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Q69" table:number-rows-spanned="2" table:number-columns-spanned="35" office:value-type="string">
            <text:h text:style-name="P66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0">
          <table:table-cell table:style-name="Tabela1.A16" office:value-type="string">
            <text:p text:style-name="P10"/>
          </table:table-cell>
          <table:table-cell table:style-name="Tabela1.B70" table:number-columns-spanned="3" office:value-type="string">
            <text:p text:style-name="P11"/>
          </table:table-cell>
          <table:covered-table-cell/>
          <table:covered-table-cell/>
          <table:table-cell table:style-name="Tabela1.E70" table:number-columns-spanned="2" office:value-type="string">
            <text:p text:style-name="P12"><field:fieldmark-start text:name="__Fieldmark__1756_438538423" field:type="SYMBOL 113 \f &quot;Wingdings&quot; \s 14"/><field:fieldmark-end/></text:p>
          </table:table-cell>
          <table:covered-table-cell/>
          <table:table-cell table:style-name="Tabela1.G70" table:number-columns-spanned="2" office:value-type="string">
            <text:list xml:id="list171927507793285" text:continue-numbering="true" text:style-name="WWNum6">
              <text:list-item>
                <text:h text:style-name="P72" text:outline-level="5"/>
              </text:list-item>
            </text:list>
          </table:table-cell>
          <table:covered-table-cell/>
          <table:table-cell table:style-name="Tabela1.I70" table:number-columns-spanned="8" office:value-type="string">
            <text:h text:style-name="P55" text:outline-level="5">Nieoznaczon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1">
          <table:table-cell table:style-name="Tabela1.A19" table:number-columns-spanned="51" office:value-type="string">
            <text:list xml:id="list171929098293944" text:continue-list="list171928001568426" text:style-name="WWNum4">
              <text:list-item>
                <text:list>
                  <text:list-item>
                    <text:list>
                      <text:list-item>
                        <text:h text:style-name="P93" text:outline-level="3">infoRMACJa o piśmie przeznaczonym do ogłoszeń spółki innym niż „monitor sądowy i gospodarczy” 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2">
          <table:table-cell table:style-name="Tabela1.A17" office:value-type="string">
            <text:p text:style-name="P10"/>
          </table:table-cell>
          <table:table-cell table:style-name="Tabela1.B72" table:number-columns-spanned="50" office:value-type="string">
            <text:list xml:id="list171927900328680" text:continue-list="list171927685822247" text:style-name="WWNum14">
              <text:list-item>
                <text:h text:style-name="P38" text:outline-level="5">Oznaczenie pisma przeznaczonego do ogłoszeń spółki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3">
          <table:table-cell table:style-name="Tabela1.A19" table:number-columns-spanned="51" office:value-type="string">
            <text:list xml:id="list171928615194997" text:continue-list="list171929098293944" text:style-name="WWNum4">
              <text:list-item>
                <text:list>
                  <text:list-item>
                    <text:list>
                      <text:list-item>
                        <text:h text:style-name="P93" text:outline-level="3">INFORMACJa, CZY WSPÓLNIK MOŻE MIEĆ JEDEN CZY WIĘKSZĄ LICZBĘ UDZIAŁÓW 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4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74" table:number-columns-spanned="15" office:value-type="string">
            <text:list xml:id="list171929007041570" text:continue-list="list171927900328680" text:style-name="WWNum14">
              <text:list-item>
                <text:h text:style-name="P38" text:outline-level="5">Wspólnik może mieć: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R74" table:number-columns-spanned="4" office:value-type="string">
            <text:list xml:id="list171927191198085" text:continue-list="list315109341" text:style-name="WWNum12">
              <text:list-item>
                <text:h text:style-name="P43" text:outline-level="5"><field:fieldmark-start text:name="__Fieldmark__1791_438538423" field:type="SYMBOL 113 \f &quot;Wingdings&quot; \s 14"/><field:fieldmark-end/></text:h>
              </text:list-item>
            </text:list>
          </table:table-cell>
          <table:covered-table-cell/>
          <table:covered-table-cell/>
          <table:covered-table-cell/>
          <table:table-cell table:style-name="Tabela1.V74" table:number-columns-spanned="3" office:value-type="string">
            <text:list xml:id="list469173429" text:style-name="WWNum7">
              <text:list-item>
                <text:h text:style-name="P73" text:outline-level="5"/>
              </text:list-item>
            </text:list>
          </table:table-cell>
          <table:covered-table-cell/>
          <table:covered-table-cell/>
          <table:table-cell table:style-name="Tabela1.Y74" table:number-columns-spanned="11" office:value-type="string">
            <text:h text:style-name="P55" text:outline-level="5">Jeden udział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74" table:number-columns-spanned="2" office:value-type="string">
            <text:h text:style-name="P66" text:outline-level="5"><field:fieldmark-start text:name="__Fieldmark__1796_438538423" field:type="SYMBOL 113 \f &quot;Wingdings&quot; \s 14"/><field:fieldmark-end/></text:h>
          </table:table-cell>
          <table:covered-table-cell/>
          <table:table-cell table:style-name="Tabela1.l74" table:number-columns-spanned="3" office:value-type="string">
            <text:list xml:id="list693415100" text:style-name="WWNum8">
              <text:list-item>
                <text:h text:style-name="P74" text:outline-level="5"/>
              </text:list-item>
            </text:list>
          </table:table-cell>
          <table:covered-table-cell/>
          <table:covered-table-cell/>
          <table:table-cell table:style-name="Tabela1.o74" table:number-columns-spanned="11" office:value-type="string">
            <text:h text:style-name="P55" text:outline-level="5">Większą liczbę udziałów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5">
          <table:table-cell table:style-name="Tabela1.A19" table:number-columns-spanned="51" office:value-type="string">
            <text:list xml:id="list171927196523161" text:continue-list="list171928615194997" text:style-name="WWNum4">
              <text:list-item>
                <text:list>
                  <text:list-item>
                    <text:list>
                      <text:list-item>
                        <text:h text:style-name="P93" text:outline-level="3">infoRMACJa o kapitale spółki 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9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76" table:number-columns-spanned="41" office:value-type="string">
            <text:list xml:id="list171928987212439" text:continue-list="list171929007041570" text:style-name="WWNum14">
              <text:list-item>
                <text:h text:style-name="P38" text:outline-level="5">Wysokość kapitału zakładowego spółki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r76" table:number-columns-spanned="8" office:value-type="string">
            <text:list xml:id="list171928956243344" text:continue-numbering="true" text:style-name="WWNum14">
              <text:list-item>
                <text:h text:style-name="P38" text:outline-level="5">Waluta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9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77" table:number-columns-spanned="41" office:value-type="string">
            <text:h text:style-name="P55" text:outline-level="5">Słownie: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r77" table:number-columns-spanned="8" office:value-type="string">
            <text:h text:style-name="P68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9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78" table:number-columns-spanned="41" office:value-type="string">
            <text:list xml:id="list171927116307007" text:continue-numbering="true" text:style-name="WWNum14">
              <text:list-item>
                <text:h text:style-name="P38" text:outline-level="5">Wartość udziałów objętych za aport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r76" table:number-columns-spanned="8" office:value-type="string">
            <text:list xml:id="list171927263993139" text:continue-numbering="true" text:style-name="WWNum14">
              <text:list-item>
                <text:h text:style-name="P38" text:outline-level="5">Waluta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9">
          <table:table-cell table:style-name="Tabela1.A17" table:number-columns-spanned="2" office:value-type="string">
            <text:p text:style-name="P10"/>
          </table:table-cell>
          <table:covered-table-cell/>
          <table:table-cell table:style-name="Tabela1.C79" table:number-columns-spanned="41" office:value-type="string">
            <text:h text:style-name="P55" text:outline-level="5">Słownie: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r77" table:number-columns-spanned="8" office:value-type="string">
            <text:h text:style-name="P68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5">
          <table:table-cell table:style-name="Tabela1.A19" table:number-columns-spanned="51" office:value-type="string">
            <text:list xml:id="list171928828577169" text:continue-list="list171927196523161" text:style-name="WWNum4">
              <text:list-item>
                <text:list>
                  <text:list-item>
                    <text:list>
                      <text:list-item>
                        <text:h text:style-name="P93" text:outline-level="3">INFORMACJA O DNIU KOŃCZĄCYM ROK OBROTOWY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9">
          <table:table-cell table:style-name="Tabela1.A16" table:number-columns-spanned="2" office:value-type="string">
            <text:p text:style-name="P10"/>
          </table:table-cell>
          <table:covered-table-cell/>
          <table:table-cell table:style-name="Tabela1.C81" table:number-columns-spanned="49" office:value-type="string">
            <text:list xml:id="list171928943617195" text:continue-list="list171927263993139" text:style-name="WWNum14">
              <text:list-item>
                <text:h text:style-name="P38" text:outline-level="5">Dzień kończący pierwszy rok obrotowy, za który należy złożyć sprawozdanie finansowe (dzień – miesiąc – rok):</text:h>
              </text:list-item>
              <text:list-item>
                <text:h text:style-name="P38" text:outline-level="5">Waluta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9">
          <table:table-cell table:style-name="Tabela1.A17" table:number-columns-spanned="2" office:value-type="string">
            <text:p text:style-name="P10"/>
          </table:table-cell>
          <table:covered-table-cell/>
          <table:table-cell table:style-name="Tabela1.C8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82" table:number-columns-spanned="41" office:value-type="string">
            <text:h text:style-name="P55" text:outline-level="5">___ ___ - ___ ___ - ___ ___ ___ ___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list xml:id="list171928670583941" text:continue-list="list171928828577169" text:style-name="WWNum4">
              <text:list-item>
                <text:list>
                  <text:list-item>
                    <text:h text:style-name="P97" text:outline-level="2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7" office:value-type="string">
            <text:list xml:id="list171927985762751" text:continue-numbering="true" text:style-name="WWNum4">
              <text:list-item>
                <text:list>
                  <text:list-item>
                    <text:list>
                      <text:list-item>
                        <text:h text:style-name="P93" text:outline-level="3">INFORMACJA O ZAŁĄCZNIKACH: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P10"/>
          </table:table-cell>
          <table:table-cell table:style-name="Tabela2.B3" table:number-columns-spanned="6" office:value-type="string">
            <text:list xml:id="list1305380429" text:style-name="WWNum10">
              <text:list-item>
                <text:p text:style-name="P86">Jeśli spółka posiada oddziały, należy wypełnić załącznik KRS-WA „Oddziały, terenowe jednostki organizacyjne”. </text:p>
              </text:list-item>
              <text:list-item>
                <text:p text:style-name="P86">Jeśli spółka powstała w wyniku połączenia, podziału lub przekształcenia, należy wypełnić załącznik KRS-WH „Sposób powstania podmiotu”.</text:p>
              </text:list-item>
              <text:list-item>
                <text:p text:style-name="P86">W celu wpisania danych wspólników podlegających wpisowi do rejestru (art. 38 pkt 8 lit. c ustawy o KRS) należy wypełnić załącznik KRS-WE „Wspólnicy spółki z ograniczoną odpowiedzialnością podlegający wpisowi do rejestru”.</text:p>
              </text:list-item>
              <text:list-item>
                <text:p text:style-name="P86">W celu wpisania informacji na temat organu uprawnionego do reprezentacji spółki i osób wchodzących w jego skład oraz sposobu reprezentacji należy wypełnić załącznik KRS-WK „Organy podmiotu / wspólnicy uprawnieni do reprezentowania spółki”.</text:p>
              </text:list-item>
              <text:list-item>
                <text:p text:style-name="P86">W celu wpisania informacji na temat organu nadzoru i osób wchodzących w jego skład należy wypełnić załącznik KRS-WK „Organy podmiotu / wspólnicy uprawnieni do reprezentowania spółki”.</text:p>
              </text:list-item>
              <text:list-item>
                <text:p text:style-name="P86">Jeśli spółka posiada prokurentów, należy wypełnić załącznik KRS-WL „Prokurenci, pełnomocnicy spółdzielni, przedsiębiorstwa państwowego, instytutu badawczego”. </text:p>
              </text:list-item>
              <text:list-item>
                <text:p text:style-name="P86">W celu wpisania przedmiotu działalności przedsiębiorcy należy wypełnić załącznik KRS-WM „Przedmiot działalności”.</text:p>
              </text:list-item>
              <text:list-item>
                <text:p text:style-name="P86">Jeśli razem z niniejszym wnioskiem składane są: roczne sprawozdanie finansowe, opinia biegłego rewidenta, uchwała lub postanowienie o zatwierdzeniu sprawozdania finansowego lub sprawozdanie z działalności spółki, należy wypełnić załącznik <text:line-break/>KRS-ZN „Sprawozdania finansowe i inne dokumenty”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4" table:number-columns-spanned="7" office:value-type="string">
            <text:list xml:id="list171928730577688" text:continue-list="list171927985762751" text:style-name="WWNum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2" text:outline-level="4">Lista załączonych formularzy uzupełniających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5">
          <table:table-cell table:style-name="Tabela2.A5" office:value-type="string">
            <text:p text:style-name="P44">Lp.</text:p>
          </table:table-cell>
          <table:table-cell table:style-name="Tabela2.A5" table:number-columns-spanned="4" office:value-type="string">
            <text:p text:style-name="P44">Symbol i nazwa załącznika</text:p>
          </table:table-cell>
          <table:covered-table-cell/>
          <table:covered-table-cell/>
          <table:covered-table-cell/>
          <table:table-cell table:style-name="Tabela2.A5" table:number-columns-spanned="2" office:value-type="string">
            <text:p text:style-name="P44">Liczba <text:s/>załączników</text:p>
          </table:table-cell>
          <table:covered-table-cell/>
        </table:table-row>
        <table:table-row table:style-name="Tabela2.6">
          <table:table-cell table:style-name="Tabela2.A6" office:value-type="string">
            <text:list xml:id="list3961835031" text:style-name="WWNum9">
              <text:list-item>
                <text:h text:style-name="P75" text:outline-level="5"/>
              </text:list-item>
            </text:list>
          </table:table-cell>
          <table:table-cell table:style-name="Tabela2.B6" table:number-columns-spanned="4" office:value-type="string">
            <text:h text:style-name="P55" text:outline-level="5">KRS-WA <text:s/>Oddziały, terenowe jednostki organizacyjne<text:span text:style-name="T15"> </text:span></text:h>
          </table:table-cell>
          <table:covered-table-cell/>
          <table:covered-table-cell/>
          <table:covered-table-cell/>
          <table:table-cell table:style-name="Tabela2.F6" table:number-columns-spanned="2" office:value-type="string">
            <text:h text:style-name="P66" text:outline-level="5"/>
          </table:table-cell>
          <table:covered-table-cell/>
        </table:table-row>
        <table:table-row table:style-name="Tabela2.6">
          <table:table-cell table:style-name="Tabela2.A7" office:value-type="string">
            <text:list xml:id="list171927268598720" text:continue-numbering="true" text:style-name="WWNum9">
              <text:list-item>
                <text:h text:style-name="P75" text:outline-level="5"/>
              </text:list-item>
            </text:list>
          </table:table-cell>
          <table:table-cell table:style-name="Tabela2.B7" table:number-columns-spanned="4" office:value-type="string">
            <text:h text:style-name="P54" text:outline-level="5">KRS-WE <text:s/>Wspólnicy spółki z ograniczoną odpowiedzialnością podlegający wpisowi do rejestru </text:h>
          </table:table-cell>
          <table:covered-table-cell/>
          <table:covered-table-cell/>
          <table:covered-table-cell/>
          <table:table-cell table:style-name="Tabela2.F7" table:number-columns-spanned="2" office:value-type="string">
            <text:h text:style-name="P62" text:outline-level="5"/>
          </table:table-cell>
          <table:covered-table-cell/>
        </table:table-row>
        <table:table-row table:style-name="Tabela2.6">
          <table:table-cell table:style-name="Tabela2.A8" office:value-type="string">
            <text:list xml:id="list171928998455843" text:continue-numbering="true" text:style-name="WWNum9">
              <text:list-item>
                <text:h text:style-name="P75" text:outline-level="5"/>
              </text:list-item>
            </text:list>
          </table:table-cell>
          <table:table-cell table:style-name="Tabela2.B8" table:number-columns-spanned="4" office:value-type="string">
            <text:h text:style-name="P54" text:outline-level="5">KRS-WH <text:s/>Sposób powstania podmiotu<text:span text:style-name="T15"> </text:span></text:h>
          </table:table-cell>
          <table:covered-table-cell/>
          <table:covered-table-cell/>
          <table:covered-table-cell/>
          <table:table-cell table:style-name="Tabela2.F8" table:number-columns-spanned="2" office:value-type="string">
            <text:h text:style-name="P62" text:outline-level="5"/>
          </table:table-cell>
          <table:covered-table-cell/>
        </table:table-row>
        <table:table-row table:style-name="Tabela2.6">
          <table:table-cell table:style-name="Tabela2.A9" office:value-type="string">
            <text:list xml:id="list171928372006993" text:continue-numbering="true" text:style-name="WWNum9">
              <text:list-item>
                <text:h text:style-name="P75" text:outline-level="5"/>
              </text:list-item>
            </text:list>
          </table:table-cell>
          <table:table-cell table:style-name="Tabela2.B9" table:number-columns-spanned="4" office:value-type="string">
            <text:h text:style-name="P54" text:outline-level="5">KRS-WK <text:s/>Organy podmiotu / wspólnicy uprawnieni do reprezentowania spółki</text:h>
          </table:table-cell>
          <table:covered-table-cell/>
          <table:covered-table-cell/>
          <table:covered-table-cell/>
          <table:table-cell table:style-name="Tabela2.F9" table:number-columns-spanned="2" office:value-type="string">
            <text:h text:style-name="P62" text:outline-level="5"/>
          </table:table-cell>
          <table:covered-table-cell/>
        </table:table-row>
        <table:table-row table:style-name="Tabela2.6">
          <table:table-cell table:style-name="Tabela2.A10" office:value-type="string">
            <text:list xml:id="list171928999666320" text:continue-numbering="true" text:style-name="WWNum9">
              <text:list-item>
                <text:h text:style-name="P75" text:outline-level="5"/>
              </text:list-item>
            </text:list>
          </table:table-cell>
          <table:table-cell table:style-name="Tabela2.B10" table:number-columns-spanned="4" office:value-type="string">
            <text:h text:style-name="P55" text:outline-level="5">KRS-WL <text:s/>Prokurenci, pełnomocnicy spółdzielni, przedsiębiorstwa państwowego, instytutu badawczego </text:h>
          </table:table-cell>
          <table:covered-table-cell/>
          <table:covered-table-cell/>
          <table:covered-table-cell/>
          <table:table-cell table:style-name="Tabela2.F10" table:number-columns-spanned="2" office:value-type="string">
            <text:h text:style-name="P66" text:outline-level="5"/>
          </table:table-cell>
          <table:covered-table-cell/>
        </table:table-row>
        <table:table-row table:style-name="Tabela2.6">
          <table:table-cell table:style-name="Tabela2.A11" office:value-type="string">
            <text:list xml:id="list171927466053179" text:continue-numbering="true" text:style-name="WWNum9">
              <text:list-item>
                <text:h text:style-name="P75" text:outline-level="5"/>
              </text:list-item>
            </text:list>
          </table:table-cell>
          <table:table-cell table:style-name="Tabela2.B11" table:number-columns-spanned="4" office:value-type="string">
            <text:h text:style-name="P55" text:outline-level="5">KRS-WM <text:s/>Przedmiot działalności</text:h>
          </table:table-cell>
          <table:covered-table-cell/>
          <table:covered-table-cell/>
          <table:covered-table-cell/>
          <table:table-cell table:style-name="Tabela2.F11" table:number-columns-spanned="2" office:value-type="string">
            <text:h text:style-name="P66" text:outline-level="5"/>
          </table:table-cell>
          <table:covered-table-cell/>
        </table:table-row>
        <table:table-row table:style-name="Tabela2.6">
          <table:table-cell table:style-name="Tabela2.A12" office:value-type="string">
            <text:list xml:id="list171928014195794" text:continue-numbering="true" text:style-name="WWNum9">
              <text:list-item>
                <text:h text:style-name="P75" text:outline-level="5"/>
              </text:list-item>
            </text:list>
          </table:table-cell>
          <table:table-cell table:style-name="Tabela2.B12" table:number-columns-spanned="4" office:value-type="string">
            <text:h text:style-name="P54" text:outline-level="5">KRS-ZN <text:s/>Sprawozdania finansowe i inne dokumenty</text:h>
          </table:table-cell>
          <table:covered-table-cell/>
          <table:covered-table-cell/>
          <table:covered-table-cell/>
          <table:table-cell table:style-name="Tabela2.F12" table:number-columns-spanned="2" office:value-type="string">
            <text:h text:style-name="P62" text:outline-level="5"/>
          </table:table-cell>
          <table:covered-table-cell/>
        </table:table-row>
        <table:table-row table:style-name="Tabela2.6">
          <table:table-cell table:style-name="Tabela2.A13" office:value-type="string">
            <text:list xml:id="list171929059589667" text:continue-numbering="true" text:style-name="WWNum9">
              <text:list-item>
                <text:h text:style-name="P75" text:outline-level="5"/>
              </text:list-item>
            </text:list>
          </table:table-cell>
          <table:table-cell table:style-name="Tabela2.B13" table:number-columns-spanned="4" office:value-type="string">
            <text:h text:style-name="P62" text:outline-level="5"/>
          </table:table-cell>
          <table:covered-table-cell/>
          <table:covered-table-cell/>
          <table:covered-table-cell/>
          <table:table-cell table:style-name="Tabela2.F13" table:number-columns-spanned="2" office:value-type="string">
            <text:h text:style-name="P62" text:outline-level="5"/>
          </table:table-cell>
          <table:covered-table-cell/>
        </table:table-row>
        <table:table-row table:style-name="Tabela2.6">
          <table:table-cell table:style-name="Tabela2.A14" office:value-type="string">
            <text:list xml:id="list171928060364973" text:continue-numbering="true" text:style-name="WWNum9">
              <text:list-item>
                <text:h text:style-name="P75" text:outline-level="5"/>
              </text:list-item>
            </text:list>
          </table:table-cell>
          <table:table-cell table:style-name="Tabela2.B14" table:number-columns-spanned="4" office:value-type="string">
            <text:h text:style-name="P62" text:outline-level="5"/>
          </table:table-cell>
          <table:covered-table-cell/>
          <table:covered-table-cell/>
          <table:covered-table-cell/>
          <table:table-cell table:style-name="Tabela2.F14" table:number-columns-spanned="2" office:value-type="string">
            <text:h text:style-name="P62" text:outline-level="5"/>
          </table:table-cell>
          <table:covered-table-cell/>
        </table:table-row>
        <table:table-row table:style-name="Tabela2.15">
          <table:table-cell table:style-name="Tabela2.A15" table:number-columns-spanned="7" office:value-type="string">
            <text:list xml:id="list171927572849978" text:continue-list="list171928730577688" text:style-name="WWNum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92" text:outline-level="4">Lista załączonych dokumentów 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16" table:number-rows-spanned="2" table:number-columns-spanned="2" office:value-type="string">
            <text:h text:style-name="P60" text:outline-level="5"><text:span text:style-name="T14">Lp.</text:span></text:h>
          </table:table-cell>
          <table:covered-table-cell/>
          <table:table-cell table:style-name="Tabela2.A16" table:number-rows-spanned="2" office:value-type="string">
            <text:p text:style-name="P49"><text:span text:style-name="T14">Nazwa załączonego dokumentu</text:span></text:p>
          </table:table-cell>
          <table:table-cell table:style-name="Tabela2.A16" table:number-rows-spanned="2" office:value-type="string">
            <text:p text:style-name="P49"><text:span text:style-name="T14">Liczba egzemplarzy</text:span></text:p>
          </table:table-cell>
          <table:table-cell table:style-name="Tabela2.A16" table:number-columns-spanned="3" office:value-type="string">
            <text:p text:style-name="P49"><text:span text:style-name="T14">Określenie formy dokumentu:</text:span></text:p>
            <text:p text:style-name="P91"><text:span text:style-name="T19">Należy wstawić znak X w odpowiednim polu</text:span><text:span text:style-name="T13">. </text:span></text:p>
          </table:table-cell>
          <table:covered-table-cell/>
          <table:covered-table-cell/>
        </table:table-row>
        <table:table-row table:style-name="Tabela2.17">
          <table:covered-table-cell/>
          <table:covered-table-cell/>
          <table:covered-table-cell/>
          <table:covered-table-cell/>
          <table:table-cell table:style-name="Tabela2.E17" table:number-columns-spanned="2" office:value-type="string">
            <text:p text:style-name="P44">papierowa</text:p>
          </table:table-cell>
          <table:covered-table-cell/>
          <table:table-cell table:style-name="Tabela2.E17" office:value-type="string">
            <text:p text:style-name="P44">elektroniczna</text:p>
          </table:table-cell>
        </table:table-row>
        <table:table-row table:style-name="Tabela2.6">
          <table:table-cell table:style-name="Tabela2.A18" table:number-columns-spanned="2" office:value-type="string">
            <text:list xml:id="list3510638732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18" office:value-type="string">
            <text:h text:style-name="P60" text:outline-level="5"><text:span text:style-name="T2">Umowa spółki (tekst jednolity w przypadku spółki przerejestrowywanej)</text:span></text:h>
          </table:table-cell>
          <table:table-cell table:style-name="Tabela2.D18" office:value-type="string">
            <text:p text:style-name="P46"/>
          </table:table-cell>
          <table:table-cell table:style-name="Tabela2.E18" table:number-columns-spanned="2" office:value-type="string">
            <text:p text:style-name="P46"/>
          </table:table-cell>
          <table:covered-table-cell/>
          <table:table-cell table:style-name="Tabela2.G18" office:value-type="string">
            <text:p text:style-name="P46"/>
          </table:table-cell>
        </table:table-row>
        <table:table-row table:style-name="Tabela2.6">
          <table:table-cell table:style-name="Tabela2.A19" table:number-columns-spanned="2" office:value-type="string">
            <text:list xml:id="list171929182738298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19" office:value-type="string">
            <text:h text:style-name="P61" text:outline-level="5"><text:span text:style-name="T2">Oświadczenie zarządu o wniesieniu kapitału</text:span></text:h>
          </table:table-cell>
          <table:table-cell table:style-name="Tabela2.D19" office:value-type="string">
            <text:p text:style-name="P45"/>
          </table:table-cell>
          <table:table-cell table:style-name="Tabela2.E19" table:number-columns-spanned="2" office:value-type="string">
            <text:p text:style-name="P45"/>
          </table:table-cell>
          <table:covered-table-cell/>
          <table:table-cell table:style-name="Tabela2.G19" office:value-type="string">
            <text:p text:style-name="P45"/>
          </table:table-cell>
        </table:table-row>
        <table:table-row table:style-name="Tabela2.6">
          <table:table-cell table:style-name="Tabela2.A20" table:number-columns-spanned="2" office:value-type="string">
            <text:list xml:id="list171929097665184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0" office:value-type="string">
            <text:h text:style-name="P61" text:outline-level="5"><text:span text:style-name="T2">Dokument o powołaniu członków organów spółki</text:span></text:h>
          </table:table-cell>
          <table:table-cell table:style-name="Tabela2.D20" office:value-type="string">
            <text:p text:style-name="P45"/>
          </table:table-cell>
          <table:table-cell table:style-name="Tabela2.E20" table:number-columns-spanned="2" office:value-type="string">
            <text:p text:style-name="P45"/>
          </table:table-cell>
          <table:covered-table-cell/>
          <table:table-cell table:style-name="Tabela2.G20" office:value-type="string">
            <text:p text:style-name="P45"/>
          </table:table-cell>
        </table:table-row>
        <table:table-row table:style-name="Tabela2.6">
          <table:table-cell table:style-name="Tabela2.A21" table:number-columns-spanned="2" office:value-type="string">
            <text:list xml:id="list171929165845055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1" office:value-type="string">
            <text:h text:style-name="P61" text:outline-level="5"><text:span text:style-name="T2">Lista wspólników</text:span></text:h>
          </table:table-cell>
          <table:table-cell table:style-name="Tabela2.D21" office:value-type="string">
            <text:p text:style-name="P45"/>
          </table:table-cell>
          <table:table-cell table:style-name="Tabela2.E21" table:number-columns-spanned="2" office:value-type="string">
            <text:p text:style-name="P45"/>
          </table:table-cell>
          <table:covered-table-cell/>
          <table:table-cell table:style-name="Tabela2.G21" office:value-type="string">
            <text:p text:style-name="P45"/>
          </table:table-cell>
        </table:table-row>
        <table:table-row table:style-name="Tabela2.6">
          <table:table-cell table:style-name="Tabela2.A22" table:number-columns-spanned="2" office:value-type="string">
            <text:list xml:id="list171927324992202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2" office:value-type="string">
            <text:h text:style-name="P61" text:outline-level="5"><text:span text:style-name="T2">Nazwiska, imiona i adresy członków zarządu</text:span></text:h>
          </table:table-cell>
          <table:table-cell table:style-name="Tabela2.D22" office:value-type="string">
            <text:p text:style-name="P45"/>
          </table:table-cell>
          <table:table-cell table:style-name="Tabela2.E22" table:number-columns-spanned="2" office:value-type="string">
            <text:p text:style-name="P45"/>
          </table:table-cell>
          <table:covered-table-cell/>
          <table:table-cell table:style-name="Tabela2.G22" office:value-type="string">
            <text:p text:style-name="P45"/>
          </table:table-cell>
        </table:table-row>
        <table:table-row table:style-name="Tabela2.6">
          <table:table-cell table:style-name="Tabela2.A23" table:number-columns-spanned="2" office:value-type="string">
            <text:list xml:id="list171928411471301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3" office:value-type="string">
            <text:h text:style-name="P61" text:outline-level="5"><text:span text:style-name="T2">Nazwisko, imię albo firmę i siedzibę oraz adres jedynego wspólnika</text:span></text:h>
          </table:table-cell>
          <table:table-cell table:style-name="Tabela2.D23" office:value-type="string">
            <text:p text:style-name="P45"/>
          </table:table-cell>
          <table:table-cell table:style-name="Tabela2.E23" table:number-columns-spanned="2" office:value-type="string">
            <text:p text:style-name="P45"/>
          </table:table-cell>
          <table:covered-table-cell/>
          <table:table-cell table:style-name="Tabela2.G23" office:value-type="string">
            <text:p text:style-name="P45"/>
          </table:table-cell>
        </table:table-row>
        <text:soft-page-break/>
        <table:table-row table:style-name="Tabela2.6">
          <table:table-cell table:style-name="Tabela2.A24" table:number-columns-spanned="2" office:value-type="string">
            <text:list xml:id="list171928888462343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4" office:value-type="string">
            <text:h text:style-name="P58" text:outline-level="5"/>
          </table:table-cell>
          <table:table-cell table:style-name="Tabela2.D24" office:value-type="string">
            <text:p text:style-name="P45"/>
          </table:table-cell>
          <table:table-cell table:style-name="Tabela2.E24" table:number-columns-spanned="2" office:value-type="string">
            <text:p text:style-name="P45"/>
          </table:table-cell>
          <table:covered-table-cell/>
          <table:table-cell table:style-name="Tabela2.G24" office:value-type="string">
            <text:p text:style-name="P45"/>
          </table:table-cell>
        </table:table-row>
        <table:table-row table:style-name="Tabela2.25">
          <table:table-cell table:style-name="Tabela2.A25" table:number-columns-spanned="2" office:value-type="string">
            <text:list xml:id="list171927265415358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5" office:value-type="string">
            <text:h text:style-name="P57" text:outline-level="5"/>
          </table:table-cell>
          <table:table-cell table:style-name="Tabela2.D25" office:value-type="string">
            <text:p text:style-name="P46"/>
          </table:table-cell>
          <table:table-cell table:style-name="Tabela2.E25" table:number-columns-spanned="2" office:value-type="string">
            <text:p text:style-name="P46"/>
          </table:table-cell>
          <table:covered-table-cell/>
          <table:table-cell table:style-name="Tabela2.G25" office:value-type="string">
            <text:p text:style-name="P46"/>
          </table:table-cell>
        </table:table-row>
        <table:table-row table:style-name="Tabela2.25">
          <table:table-cell table:style-name="Tabela2.A26" table:number-columns-spanned="2" office:value-type="string">
            <text:list xml:id="list171927256812868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6" office:value-type="string">
            <text:h text:style-name="P58" text:outline-level="5"/>
          </table:table-cell>
          <table:table-cell table:style-name="Tabela2.D26" office:value-type="string">
            <text:p text:style-name="P45"/>
          </table:table-cell>
          <table:table-cell table:style-name="Tabela2.E26" table:number-columns-spanned="2" office:value-type="string">
            <text:p text:style-name="P45"/>
          </table:table-cell>
          <table:covered-table-cell/>
          <table:table-cell table:style-name="Tabela2.G26" office:value-type="string">
            <text:p text:style-name="P45"/>
          </table:table-cell>
        </table:table-row>
        <table:table-row table:style-name="Tabela2.25">
          <table:table-cell table:style-name="Tabela2.A27" table:number-columns-spanned="2" office:value-type="string">
            <text:list xml:id="list171929200835311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7" office:value-type="string">
            <text:h text:style-name="P58" text:outline-level="5"/>
          </table:table-cell>
          <table:table-cell table:style-name="Tabela2.D27" office:value-type="string">
            <text:p text:style-name="P45"/>
          </table:table-cell>
          <table:table-cell table:style-name="Tabela2.E27" table:number-columns-spanned="2" office:value-type="string">
            <text:p text:style-name="P45"/>
          </table:table-cell>
          <table:covered-table-cell/>
          <table:table-cell table:style-name="Tabela2.G27" office:value-type="string">
            <text:p text:style-name="P45"/>
          </table:table-cell>
        </table:table-row>
        <table:table-row table:style-name="Tabela2.25">
          <table:table-cell table:style-name="Tabela2.A28" table:number-columns-spanned="2" office:value-type="string">
            <text:list xml:id="list171927805954747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8" office:value-type="string">
            <text:h text:style-name="P58" text:outline-level="5"/>
          </table:table-cell>
          <table:table-cell table:style-name="Tabela2.D28" office:value-type="string">
            <text:p text:style-name="P45"/>
          </table:table-cell>
          <table:table-cell table:style-name="Tabela2.E28" table:number-columns-spanned="2" office:value-type="string">
            <text:p text:style-name="P45"/>
          </table:table-cell>
          <table:covered-table-cell/>
          <table:table-cell table:style-name="Tabela2.G28" office:value-type="string">
            <text:p text:style-name="P45"/>
          </table:table-cell>
        </table:table-row>
        <table:table-row table:style-name="Tabela2.25">
          <table:table-cell table:style-name="Tabela2.A29" table:number-columns-spanned="2" office:value-type="string">
            <text:list xml:id="list171929214396388" text:continue-numbering="true" text:style-name="WWNum17">
              <text:list-item>
                <text:h text:style-name="P40" text:outline-level="5"/>
              </text:list-item>
            </text:list>
          </table:table-cell>
          <table:covered-table-cell/>
          <table:table-cell table:style-name="Tabela2.C29" office:value-type="string">
            <text:h text:style-name="P58" text:outline-level="5"/>
          </table:table-cell>
          <table:table-cell table:style-name="Tabela2.D29" office:value-type="string">
            <text:p text:style-name="P45"/>
          </table:table-cell>
          <table:table-cell table:style-name="Tabela2.E29" table:number-columns-spanned="2" office:value-type="string">
            <text:p text:style-name="P45"/>
          </table:table-cell>
          <table:covered-table-cell/>
          <table:table-cell table:style-name="Tabela2.G29" office:value-type="string">
            <text:p text:style-name="P45"/>
          </table:table-cell>
        </table:table-row>
      </table:table>
      <text:p text:style-name="P1"/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h text:style-name="P25" text:outline-level="3"/>
          </table:table-cell>
          <table:table-cell table:style-name="Tabela3.A1" table:number-columns-spanned="3" office:value-type="string">
            <text:h text:style-name="P66" text:outline-level="5"/>
            <text:h text:style-name="P66" text:outline-level="5"/>
            <text:h text:style-name="P66" text:outline-level="5"/>
          </table:table-cell>
          <table:covered-table-cell/>
          <table:covered-table-cell/>
          <table:table-cell table:style-name="Tabela3.A1" office:value-type="string">
            <text:h text:style-name="P65" text:outline-level="5"/>
          </table:table-cell>
        </table:table-row>
        <table:table-row table:style-name="Tabela3.2">
          <table:table-cell table:style-name="Tabela3.A2" table:number-columns-spanned="5" office:value-type="string">
            <text:list xml:id="list171929050925869" text:continue-list="list171927572849978" text:style-name="WWNum4">
              <text:list-item>
                <text:list>
                  <text:list-item>
                    <text:list>
                      <text:list-item>
                        <text:h text:style-name="P93" text:outline-level="3">OSOBY SKŁADAJĄCE WNIOSEK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50"/>
          </table:table-cell>
          <table:table-cell table:style-name="Tabela3.B3" office:value-type="string">
            <text:h text:style-name="P55" text:outline-level="5">Imię i nazwisko</text:h>
          </table:table-cell>
          <table:table-cell table:style-name="Tabela3.C3" office:value-type="string">
            <text:h text:style-name="P55" text:outline-level="5">Data</text:h>
          </table:table-cell>
          <table:table-cell table:style-name="Tabela3.D3" table:number-columns-spanned="2" office:value-type="string">
            <text:h text:style-name="P55" text:outline-level="5">Podpis</text:h>
          </table:table-cell>
          <table:covered-table-cell/>
        </table:table-row>
        <table:table-row table:style-name="Tabela3.4">
          <table:table-cell table:style-name="Tabela3.A4" office:value-type="string">
            <text:p text:style-name="P46"/>
          </table:table-cell>
          <table:table-cell table:style-name="Tabela3.B4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  <table:table-cell table:style-name="Tabela3.C4" office:value-type="string">
            <text:p text:style-name="P48"/>
          </table:table-cell>
          <table:table-cell table:style-name="Tabela3.D3" table:number-columns-spanned="2" office:value-type="string">
            <text:p text:style-name="P48"/>
          </table:table-cell>
          <table:covered-table-cell/>
        </table:table-row>
      </table:table>
      <text:p text:style-name="P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h text:style-name="P22" text:outline-level="3">Miejsce na naklejenie znaczków sądowych, potwierdzenie opłaty lub potwierdzenie przelewu</text:h>
          </table:table-cell>
        </table:table-row>
      </table:table>
      <text:h text:style-name="P2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pl" fo:country="PL" style:font-name-asian="Symbol1" style:font-family-asian="Symbol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2" style:list-style-name="" style:class="text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pl" fo:country="PL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default-outline-level="7" style:class="text">
      <style:paragraph-properties fo:margin-left="0.63cm" fo:margin-right="0cm" fo:margin-top="0.106cm" fo:margin-bottom="0cm" loext:contextual-spacing="false" fo:text-align="start" style:justify-single-word="false" fo:orphans="2" fo:widows="2" fo:text-indent="-0.63cm" style:auto-text-indent="false" style:vertical-align="auto"/>
      <style:text-properties style:font-name="Arial" fo:font-family="Arial" style:font-family-generic="roman" style:font-pitch="variable" fo:font-size="12pt" fo:language="pl" fo:country="PL" fo:font-weight="bold" style:font-size-asian="12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8" style:display-name="Heading 8" style:family="paragraph" style:parent-style-name="Standard" style:default-outline-level="8" style:class="text">
      <style:paragraph-properties fo:margin-left="0.63cm" fo:margin-right="0cm" fo:margin-top="0.106cm" fo:margin-bottom="0cm" loext:contextual-spacing="false" fo:text-align="start" style:justify-single-word="false" fo:orphans="2" fo:widows="2" fo:text-indent="-0.63cm" style:auto-text-indent="false" style:vertical-align="auto"/>
      <style:text-properties style:font-name="Arial" fo:font-family="Arial" style:font-family-generic="roman" style:font-pitch="variable" fo:font-size="10pt" fo:language="pl" fo:country="PL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9" style:display-name="Heading 9" style:family="paragraph" style:parent-style-name="Standard" style:default-outline-level="9" style:class="text">
      <style:paragraph-properties fo:margin-left="0.63cm" fo:margin-right="0cm" fo:margin-top="0.106cm" fo:margin-bottom="0cm" loext:contextual-spacing="false" fo:text-align="start" style:justify-single-word="false" fo:orphans="2" fo:widows="2" fo:text-indent="-0.63cm" style:auto-text-indent="false" style:vertical-align="auto"/>
      <style:text-properties style:font-name="Arial" fo:font-family="Arial" style:font-family-generic="roman" style:font-pitch="variable" fo:font-size="8pt" fo:language="pl" fo:country="PL" style:font-size-asian="8pt" style:language-asian="pl" style:country-asian="PL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pl" fo:country="PL" style:font-name-asian="Symbol1" style:font-family-asian="Symbol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INFORMACJA_20_PODSTAWOWA_20_NUMEROWANA" style:display-name="INFORMACJA PODSTAWOWA NUMEROWANA" style:family="paragraph" style:default-outline-level="5" style:list-style-name="">
      <style:paragraph-properties fo:margin-left="0.679cm" fo:margin-right="0cm" fo:margin-top="0.106cm" fo:margin-bottom="0cm" loext:contextual-spacing="false" fo:text-align="start" style:justify-single-word="false" fo:orphans="2" fo:widows="2" fo:text-indent="-0.192cm" style:auto-text-indent="false" style:vertical-align="auto">
        <style:tab-stops>
          <style:tab-stop style:position="-0.021cm"/>
        </style:tab-stops>
      </style:paragraph-properties>
      <style:text-properties style:font-name="Arial" fo:font-family="Arial" style:font-family-generic="roman" style:font-pitch="variable" fo:font-size="8pt" fo:language="pl" fo:country="PL" style:font-size-asian="8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INFORMACJA_20_PODSTAWOWA" style:display-name="INFORMACJA PODSTAWOWA" style:family="paragraph" style:parent-style-name="Standard" style:default-outline-level="5" style:list-style-name="">
      <style:paragraph-properties fo:margin-left="0cm" fo:margin-right="0cm" fo:margin-top="0.106cm" fo:margin-bottom="0cm" loext:contextual-spacing="false" fo:text-align="start" style:justify-single-word="false" fo:orphans="2" fo:widows="2" fo:text-indent="0cm" style:auto-text-indent="false" style:vertical-align="auto"/>
      <style:text-properties style:font-name="Arial" fo:font-family="Arial" style:font-family-generic="roman" style:font-pitch="variable" fo:font-size="8pt" fo:language="pl" fo:country="PL" style:font-size-asian="8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RUBRYKA" style:family="paragraph" style:parent-style-name="Standard" style:default-outline-level="3" style:list-style-name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" fo:font-family="Arial" style:font-family-generic="roman" style:font-pitch="variable" fo:font-size="10pt" fo:language="pl" fo:country="PL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YTUŁ_20_WNIOSKU" style:display-name="TYTUŁ WNIOSKU" style:family="paragraph" style:parent-style-name="Standard" style:default-outline-level="1" style:list-style-name="">
      <style:paragraph-properties fo:margin-left="0cm" fo:margin-right="0cm" fo:text-align="center" style:justify-single-word="false" fo:orphans="2" fo:widows="2" fo:text-indent="0cm" style:auto-text-indent="false" style:vertical-align="auto">
        <style:tab-stops>
          <style:tab-stop style:position="0.635cm"/>
          <style:tab-stop style:position="2.88cm"/>
          <style:tab-stop style:position="4.879cm" style:type="center"/>
        </style:tab-stops>
      </style:paragraph-properties>
      <style:text-properties style:font-name="Arial" fo:font-family="Arial" style:font-family-generic="roman" style:font-pitch="variable" fo:font-size="14pt" fo:language="pl" fo:country="PL" fo:font-weight="bold" style:font-size-asian="14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OBJAŚNIENIA" style:family="paragraph" style:parent-style-name="Standard" style:default-outline-level="">
      <style:paragraph-properties fo:margin-left="0.63cm" fo:margin-right="0cm" fo:margin-top="0.106cm" fo:margin-bottom="0cm" loext:contextual-spacing="false" fo:line-height="0.282cm" fo:text-align="start" style:justify-single-word="false" fo:orphans="2" fo:widows="2" fo:text-indent="-0.63cm" style:auto-text-indent="false" style:vertical-align="auto">
        <style:tab-stops>
          <style:tab-stop style:position="0.4cm"/>
        </style:tab-stops>
      </style:paragraph-properties>
      <style:text-properties style:font-name="Arial" fo:font-family="Arial" style:font-family-generic="roman" style:font-pitch="variable" fo:font-size="8pt" fo:language="pl" fo:country="PL" fo:font-style="italic" style:font-size-asian="8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OŚWIADCZENIE" style:family="paragraph" style:parent-style-name="Standard" style:default-outline-level="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Arial" fo:font-family="Arial" style:font-family-generic="roman" style:font-pitch="variable" fo:font-size="12pt" fo:language="pl" fo:country="PL" fo:font-weight="bold" style:font-size-asian="12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KOMENTARZ" style:family="paragraph" style:parent-style-name="Standard" style:default-outline-level="">
      <style:paragraph-properties fo:margin-left="0cm" fo:margin-right="0cm" fo:margin-top="0.035cm" fo:margin-bottom="0cm" loext:contextual-spacing="false" fo:text-align="start" style:justify-single-word="false" fo:orphans="2" fo:widows="2" fo:text-indent="0cm" style:auto-text-indent="false" style:vertical-align="auto"/>
      <style:text-properties style:font-name="Arial" fo:font-family="Arial" style:font-family-generic="roman" style:font-pitch="variable" fo:font-size="8pt" fo:language="pl" fo:country="PL" fo:font-weight="bold" style:font-size-asian="8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pl" fo:country="PL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pl" fo:country="PL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_20_text" style:display-name="footnote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pl" fo:country="PL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SKAZÓWKA" style:family="paragraph" style:parent-style-name="Standard" style:default-outline-level="">
      <style:paragraph-properties fo:margin-left="0cm" fo:margin-right="0cm" fo:text-align="start" style:justify-single-word="false" fo:orphans="2" fo:widows="2" fo:text-indent="1.501cm" style:auto-text-indent="false" style:vertical-align="auto"/>
      <style:text-properties style:font-name="Arial" fo:font-family="Arial" style:font-family-generic="roman" style:font-pitch="variable" fo:font-size="7pt" fo:language="pl" fo:country="PL" fo:font-style="italic" style:font-size-asian="7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ODRUBRYKA_20_NUMEROWANA" style:display-name="PODRUBRYKA NUMEROWANA" style:family="paragraph" style:parent-style-name="Standard" style:default-outline-level="4" style:list-style-name="">
      <style:paragraph-properties fo:margin-left="1.524cm" fo:margin-right="0cm" fo:margin-top="0.106cm" fo:margin-bottom="0cm" loext:contextual-spacing="false" fo:text-align="start" style:justify-single-word="false" fo:orphans="2" fo:widows="2" fo:text-indent="-1.524cm" style:auto-text-indent="false" style:vertical-align="auto"/>
      <style:text-properties style:font-name="Arial" fo:font-family="Arial" style:font-family-generic="roman" style:font-pitch="variable" fo:font-size="8pt" fo:language="pl" fo:country="PL" style:font-size-asian="8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RUBRYKA_20_NUMEROWANA" style:display-name="RUBRYKA NUMEROWANA" style:family="paragraph" style:parent-style-name="Standard" style:default-outline-level="3" style:list-style-name="">
      <style:paragraph-properties fo:margin-left="1.27cm" fo:margin-right="0cm" fo:text-align="start" style:justify-single-word="false" fo:orphans="2" fo:widows="2" fo:text-indent="-1.27cm" style:auto-text-indent="false" style:vertical-align="auto">
        <style:tab-stops>
          <style:tab-stop style:position="1.27cm"/>
        </style:tab-stops>
      </style:paragraph-properties>
      <style:text-properties fo:text-transform="uppercase" style:font-name="Arial" fo:font-family="Arial" style:font-family-generic="roman" style:font-pitch="variable" fo:font-size="10pt" fo:language="pl" fo:country="PL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EKCJA_20_WNIOSKU" style:display-name="SEKCJA WNIOSKU" style:family="paragraph" style:parent-style-name="Standard" style:default-outline-level="2" style:list-style-name="">
      <style:paragraph-properties fo:margin-left="1.016cm" fo:margin-right="0cm" fo:text-align="start" style:justify-single-word="false" fo:orphans="2" fo:widows="2" fo:text-indent="-1.016cm" style:auto-text-indent="false" style:vertical-align="auto">
        <style:tab-stops>
          <style:tab-stop style:position="1.905cm"/>
        </style:tab-stops>
      </style:paragraph-properties>
      <style:text-properties style:font-name="Arial" fo:font-family="Arial" style:font-family-generic="roman" style:font-pitch="variable" fo:font-size="12pt" fo:language="pl" fo:country="PL" fo:font-style="italic" fo:font-weight="bold" style:font-size-asian="12pt" style:language-asian="pl" style:country-asian="PL" style:font-style-asian="italic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pl" fo:country="PL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pl" fo:country="PL" style:font-size-asian="8pt" style:language-asian="pl" style:country-asian="PL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List_20_Continue" style:display-name="List Continue" style:family="paragraph" style:parent-style-name="Standard" style:default-outline-level="">
      <style:paragraph-properties fo:margin-left="0.63cm" fo:margin-right="0cm" fo:margin-top="0cm" fo:margin-bottom="0.212cm" loext:contextual-spacing="false" fo:text-align="start" style:justify-single-word="false" fo:orphans="2" fo:widows="2" fo:text-indent="-0.63cm" style:auto-text-indent="false" style:vertical-align="auto">
        <style:tab-stops>
          <style:tab-stop style:position="1.27cm"/>
        </style:tab-stops>
      </style:paragraph-properties>
      <style:text-properties fo:font-size="10pt" fo:language="pl" fo:country="PL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Nagłówek_20_7_20_Znak" style:display-name="Nagłówek 7 Znak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Nagłówek_20_8_20_Znak" style:display-name="Nagłówek 8 Znak" style:family="text">
      <style:text-properties style:font-name="Arial" fo:font-family="Arial" style:font-family-generic="roman" style:font-pitch="variable"/>
    </style:style>
    <style:style style:name="Nagłówek_20_9_20_Znak" style:display-name="Nagłówek 9 Znak" style:family="text">
      <style:text-properties style:font-name="Arial" fo:font-family="Arial" style:font-family-generic="roman" style:font-pitch="variable" fo:font-size="8pt" style:font-size-asian="8pt"/>
    </style:style>
    <style:style style:name="Tekst_20_podstawowy_20_Znak" style:display-name="Tekst podstawowy Znak" style:family="text"/>
    <style:style style:name="Tekst_20_komentarza_20_Znak" style:display-name="Tekst komentarza Znak" style:family="text"/>
    <style:style style:name="Stopka_20_Znak" style:display-name="Stopka Znak" style:family="text"/>
    <style:style style:name="page_20_number" style:display-name="page number" style:family="text"/>
    <style:style style:name="Tekst_20_przypisu_20_dolnego_20_Znak" style:display-name="Tekst przypisu dolnego Znak" style:family="text"/>
    <style:style style:name="footnote_20_reference" style:display-name="footnote reference" style:family="text">
      <style:text-properties style:text-position="super 58%"/>
    </style:style>
    <style:style style:name="Nagłówek_20_Znak" style:display-name="Nagłówek Znak" style:family="text"/>
    <style:style style:name="Tekst_20_dymka_20_Znak" style:display-name="Tekst dymka Znak" style:family="text">
      <style:text-properties style:font-name="Tahoma" fo:font-family="Tahoma" style:font-family-generic="roman" style:font-pitch="variable" fo:font-size="8pt" style:font-size-asian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Arial" fo:font-family="Arial" style:font-family-generic="roman" style:font-pitch="variable" fo:font-size="8pt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35" style:num-suffix="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36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3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format="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prefix="Część 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ListLabel_20_6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4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5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7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8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9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0" style:num-suffix="." style:num-format="1" text:start-value="1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9" style:num-suffix=")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1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4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5" style:num-suffix=" 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ListLabel_20_36" style:num-suffix=".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ListLabel_20_37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7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8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9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50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51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5" style:family="table">
      <style:table-properties style:width="17.503cm" fo:margin-left="0cm" fo:margin-top="0cm" fo:margin-bottom="0cm" table:align="left" style:may-break-between-rows="false" style:writing-mode="lr-tb"/>
    </style:style>
    <style:style style:name="Tabela5.A" style:family="table-column">
      <style:table-column-properties style:column-width="14.503cm"/>
    </style:style>
    <style:style style:name="Tabela5.B" style:family="table-column">
      <style:table-column-properties style:column-width="2.99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pl" fo:country="PL" style:font-size-asian="10pt" style:language-asian="pl" style:country-asian="PL" style:font-name-complex="Times New Roman1" style:font-size-complex="10pt" style:language-complex="ar" style:country-complex="SA"/>
    </style:style>
    <style:style style:name="M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pl" fo:country="PL" fo:font-weight="bold" style:font-size-asian="10pt" style:language-asian="pl" style:country-asian="PL" style:font-weight-asian="bold" style:font-name-complex="Times New Roman1" style:font-size-complex="10pt" style:language-complex="ar" style:country-complex="SA"/>
    </style:style>
    <style:style style:name="MP4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9pt" fo:language="pl" fo:country="PL" style:font-size-asian="9pt" style:language-asian="pl" style:country-asian="PL" style:font-name-complex="Times New Roman1" style:font-size-complex="10pt" style:language-complex="ar" style:country-complex="SA"/>
    </style:style>
    <style:style style:name="MP5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pl" fo:country="PL" style:font-size-asian="10pt" style:language-asian="pl" style:country-asian="PL" style:font-name-complex="Times New Roman1" style:font-size-complex="10pt" style:language-complex="ar" style:country-complex="SA"/>
    </style:style>
    <style:style style:name="MT1" style:family="text">
      <style:text-properties style:font-name="Arial" fo:font-size="10pt" fo:language="pl" fo:country="PL" style:font-size-asian="10pt" style:language-asian="pl" style:country-asian="PL" style:font-name-complex="Arial1" style:font-size-complex="10pt" style:language-complex="ar" style:country-complex="SA"/>
    </style:style>
    <style:style style:name="MT2" style:family="text">
      <style:text-properties style:font-name="Arial" fo:font-size="9pt" fo:language="pl" fo:country="PL" style:font-size-asian="9pt" style:language-asian="pl" style:country-asian="PL" style:font-name-complex="Arial1" style:font-size-complex="10pt" style:language-complex="ar" style:country-complex="SA"/>
    </style:style>
    <style:page-layout style:name="Mpm1" style:page-usage="mirrored">
      <style:page-layout-properties fo:page-width="21.001cm" fo:page-height="29.7cm" style:num-format="1" style:print-orientation="portrait" fo:margin-top="1.251cm" fo:margin-bottom="0.801cm" fo:margin-left="1.75cm" fo:margin-right="1.75cm" style:writing-mode="lr-tb" style:layout-grid-color="#c0c0c0" style:layout-grid-lines="2719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KRS-W3 <text:s text:c="5"/></text:span><text:span text:style-name="MT1"><text:page-number text:select-page="current">4</text:page-number></text:span><text:span text:style-name="MT1">/</text:span><text:span text:style-name="MT1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4"/>
            </table:table-cell>
            <table:table-cell table:style-name="Tabela5.A1" office:value-type="string">
              <text:p text:style-name="MP2"><text:span text:style-name="MT2">KRS-W3 <text:s text:c="3"/>1/5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ORT</dc:title>
    <dc:subject>WNIOSEK O WPIS DO KRS</dc:subject>
    <meta:initial-creator>Anna Mateńko</meta:initial-creator>
    <meta:keyword>KRS-W</meta:keyword>
    <meta:creation-date>2015-01-15T08:59:00</meta:creation-date>
    <dc:date>2017-12-11T17:19:26.912461578</dc:date>
    <meta:print-date>2015-01-14T07:46:00</meta:print-date>
    <meta:editing-cycles>5</meta:editing-cycles>
    <meta:editing-duration>PT5M10S</meta:editing-duration>
    <meta:generator>LibreOffice/5.4.1.2$Linux_X86_64 LibreOffice_project/ea7cb86e6eeb2bf3a5af73a8f7777ac570321527</meta:generator>
    <meta:document-statistic meta:table-count="5" meta:image-count="1" meta:object-count="0" meta:page-count="4" meta:paragraph-count="205" meta:word-count="1075" meta:character-count="7324" meta:non-whitespace-character-count="6482"/>
    <meta:user-defined meta:name="Company">MS Departament CORS</meta:user-defined>
    <meta:user-defined meta:name="Operator">Matusiak Rafał  (BM)</meta:user-defined>
  </office:meta>
</office:document-meta>
</file>